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640000004B02C5236E4.png" manifest:media-type="image/png"/>
  <manifest:file-entry manifest:full-path="Pictures/10000000000000200000002000309F1C.png" manifest:media-type="image/png"/>
  <manifest:file-entry manifest:full-path="Pictures/10000201000001F40000008F5F5575FF.png" manifest:media-type="image/png"/>
  <manifest:file-entry manifest:full-path="Pictures/1000000000000064000000373C104831.png" manifest:media-type="image/png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content.xml" manifest:media-type="text/xml"/>
  <manifest:file-entry manifest:full-path="Object 11/settings.xml" manifest:media-type="text/xml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meta.xml" manifest:media-type="text/xml"/>
  <manifest:file-entry manifest:full-path="Object 12/settings.xml" manifest:media-type="text/xml"/>
  <manifest:file-entry manifest:full-path="Object 12/content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 13/settings.xml" manifest:media-type="text/xml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8/meta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settings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color="#808080" draw:fill="none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5" style:family="graphic" style:parent-style-name="standard">
      <style:graphic-properties draw:ole-draw-aspect="1" style:protect="size"/>
    </style:style>
    <style:style style:name="gr6" style:family="graphic" style:parent-style-name="standard">
      <style:graphic-properties draw:fill="none" draw:textarea-vertical-align="middle" draw:auto-grow-height="false" fo:min-height="0.749cm" fo:min-width="0.499cm"/>
    </style:style>
    <style:style style:name="gr7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8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6cm" fo:min-width="0cm"/>
    </style:style>
    <style:style style:name="gr10" style:family="graphic" style:parent-style-name="objectwithoutfill">
      <style:graphic-properties svg:stroke-color="#cccccc" draw:fill="none" draw:textarea-horizontal-align="center" draw:textarea-vertical-align="middle"/>
    </style:style>
    <style:style style:name="gr11" style:family="graphic" style:parent-style-name="standard">
      <style:graphic-properties svg:stroke-width="0.051cm" svg:stroke-color="#ff0000" draw:marker-start-width="0.276cm" draw:marker-end-width="0.276cm" draw:fill="solid" draw:fill-color="#e6e6e6" draw:textarea-horizontal-align="justify" draw:textarea-vertical-align="middle" draw:auto-grow-height="false" fo:padding-top="0.15cm" fo:padding-bottom="0.15cm" fo:padding-left="0.275cm" fo:padding-right="0.275cm"/>
    </style:style>
    <style:style style:name="gr12" style:family="graphic" style:parent-style-name="standard">
      <style:graphic-properties svg:stroke-width="0.051cm" svg:stroke-color="#0000ff" draw:marker-start-width="0.276cm" draw:marker-end-width="0.276cm" draw:fill="solid" draw:fill-color="#e6e6e6" draw:textarea-horizontal-align="justify" draw:textarea-vertical-align="middle" draw:auto-grow-height="false" fo:padding-top="0.15cm" fo:padding-bottom="0.15cm" fo:padding-left="0.275cm" fo:padding-right="0.275cm"/>
    </style:style>
    <style:style style:name="gr13" style:family="graphic" style:parent-style-name="objectwithoutfill">
      <style:graphic-properties svg:stroke-color="#ff0000" draw:fill="none" draw:textarea-horizontal-align="center" draw:textarea-vertical-align="middle"/>
    </style:style>
    <style:style style:name="gr14" style:family="graphic" style:parent-style-name="objectwithoutfill">
      <style:graphic-properties svg:stroke-color="#ff0000" draw:marker-end="Arrow" draw:marker-end-width="0.3cm" draw:fill="none" draw:textarea-horizontal-align="center" draw:textarea-vertical-align="middle"/>
    </style:style>
    <style:style style:name="gr15" style:family="graphic" style:parent-style-name="objectwithoutfill">
      <style:graphic-properties svg:stroke-color="#0000ff" draw:fill="none" draw:textarea-horizontal-align="center" draw:textarea-vertical-align="middle"/>
    </style:style>
    <style:style style:name="gr16" style:family="graphic" style:parent-style-name="objectwithoutfill">
      <style:graphic-properties svg:stroke-color="#0000ff" draw:marker-end="Arrow" draw:marker-end-width="0.3cm" draw:fill="none" draw:textarea-horizontal-align="center" draw:textarea-vertical-align="middle"/>
    </style:style>
    <style:style style:name="gr17" style:family="graphic" style:parent-style-name="objectwithoutfill">
      <style:graphic-properties svg:stroke-color="#808080" draw:marker-end="Arrow" draw:marker-end-width="0.3cm" draw:fill="none" draw:textarea-horizontal-align="center" draw:textarea-vertical-align="middle"/>
    </style:style>
    <style:style style:name="gr18" style:family="graphic" style:parent-style-name="objectwithoutfill">
      <style:graphic-properties svg:stroke-color="#ff00ff" draw:fill="none" draw:textarea-horizontal-align="center" draw:textarea-vertical-align="middle"/>
    </style:style>
    <style:style style:name="gr19" style:family="graphic" style:parent-style-name="objectwithoutfill">
      <style:graphic-properties svg:stroke-color="#ff00ff" draw:marker-end="Arrow" draw:marker-end-width="0.3cm" draw:fill="none" draw:textarea-horizontal-align="center" draw:textarea-vertical-align="middle"/>
    </style:style>
    <style:style style:name="gr20" style:family="graphic" style:parent-style-name="standard">
      <style:graphic-properties svg:stroke-width="0.051cm" svg:stroke-color="#ff00ff" draw:marker-start-width="0.276cm" draw:marker-end-width="0.276cm" draw:fill="solid" draw:fill-color="#e6e6e6" draw:textarea-horizontal-align="justify" draw:textarea-vertical-align="middle" draw:auto-grow-height="false" fo:padding-top="0.15cm" fo:padding-bottom="0.15cm" fo:padding-left="0.275cm" fo:padding-right="0.275cm"/>
    </style:style>
    <style:style style:name="gr21" style:family="graphic" style:parent-style-name="standard">
      <style:graphic-properties svg:stroke-color="#800080" draw:fill="none" draw:textarea-horizontal-align="justify" draw:textarea-vertical-align="middle" draw:auto-grow-height="false"/>
    </style:style>
    <style:style style:name="gr22" style:family="graphic" style:parent-style-name="standard">
      <style:graphic-properties draw:ole-draw-aspect="1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.739cm"/>
    </style:style>
    <style:style style:name="gr24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.89cm"/>
    </style:style>
    <style:style style:name="gr26" style:family="graphic" style:parent-style-name="objectwithoutfill">
      <style:graphic-properties draw:fill="none" draw:textarea-horizontal-align="center" draw:textarea-vertical-align="middle"/>
    </style:style>
    <style:style style:name="pr1" style:family="presentation" style:parent-style-name="Kyodai_25_20Presentation-title">
      <style:graphic-properties fo:min-height="3.256cm"/>
    </style:style>
    <style:style style:name="pr2" style:family="presentation" style:parent-style-name="Kyodai_25_20Presentation-subtitle">
      <style:graphic-properties draw:fill-color="#ffffff" draw:auto-grow-height="true" fo:min-height="3.7cm"/>
    </style:style>
    <style:style style:name="pr3" style:family="presentation" style:parent-style-name="Kyodai_25_20Presentation-notes">
      <style:graphic-properties draw:fill-color="#ffffff" draw:auto-grow-height="true" fo:min-height="12.573cm"/>
    </style:style>
    <style:style style:name="pr4" style:family="presentation" style:parent-style-name="Kyodai_25_20Presentation-title">
      <style:graphic-properties draw:auto-grow-height="true" fo:min-height="3.237cm"/>
    </style:style>
    <style:style style:name="pr5" style:family="presentation" style:parent-style-name="Kyodai_25_20Presentation-outline1">
      <style:graphic-properties fo:min-height="1.16cm"/>
    </style:style>
    <style:style style:name="pr6" style:family="presentation" style:parent-style-name="Kyodai_25_20Presentation-notes">
      <style:graphic-properties draw:fill-color="#ffffff" fo:min-height="12.572cm"/>
    </style:style>
    <style:style style:name="pr7" style:family="presentation" style:parent-style-name="Kyodai_25_20Presentation-title">
      <style:graphic-properties fo:min-height="3.237cm"/>
    </style:style>
    <style:style style:name="pr8" style:family="presentation" style:parent-style-name="Kyodai_25_20Presentation-outline1">
      <style:graphic-properties fo:min-height="2.54cm"/>
    </style:style>
    <style:style style:name="pr9" style:family="presentation" style:parent-style-name="Kyodai_25_20Presentation-outline1">
      <style:graphic-properties fo:min-height="0.65cm"/>
    </style:style>
    <style:style style:name="pr10" style:family="presentation" style:parent-style-name="Kyodai_25_20Presentation-outline1">
      <style:graphic-properties fo:min-height="0.635cm"/>
    </style:style>
    <style:style style:name="pr11" style:family="presentation" style:parent-style-name="Kyodai_25_20Presentation-outline1">
      <style:graphic-properties fo:min-height="0.001cm"/>
    </style:style>
    <style:style style:name="pr12" style:family="presentation" style:parent-style-name="Kyodai_25_20Presentation-outline1">
      <style:graphic-properties fo:min-height="13.86cm"/>
    </style:style>
    <style:style style:name="pr13" style:family="presentation" style:parent-style-name="Kyodai_25_20Presentation-outline1">
      <style:graphic-properties fo:min-height="1.905cm"/>
    </style:style>
    <style:style style:name="pr14" style:family="presentation" style:parent-style-name="Kyodai_25_20Presentation-outline1">
      <style:graphic-properties fo:min-height="4.97cm"/>
    </style:style>
    <style:style style:name="pr15" style:family="presentation" style:parent-style-name="Kyodai_25_20Presentation-outline1">
      <style:graphic-properties fo:min-height="6.75cm"/>
    </style:style>
    <style:style style:name="P1" style:family="paragraph">
      <style:text-properties fo:font-size="36pt" style:font-size-asian="36pt" style:font-size-complex="36pt"/>
    </style:style>
    <style:style style:name="P2" style:family="paragraph">
      <style:text-properties fo:font-size="28pt" style:font-family-asian="TakaoGothic" style:font-style-name-asian="Regular" style:font-family-generic-asian="swiss" style:font-pitch-asian="variable" style:font-size-asian="28pt" style:font-size-complex="28pt"/>
    </style:style>
    <style:style style:name="P3" style:family="paragraph">
      <style:text-properties style:font-size-asian="20pt"/>
    </style:style>
    <style:style style:name="P4" style:family="paragraph">
      <style:text-properties fo:font-size="66pt" style:font-size-asian="66pt" style:font-size-complex="66pt"/>
    </style:style>
    <style:style style:name="P5" style:family="paragraph">
      <style:text-properties fo:font-size="20pt"/>
    </style:style>
    <style:style style:name="P6" style:family="paragraph">
      <style:paragraph-properties fo:text-align="center"/>
    </style:style>
    <style:style style:name="P7" style:family="paragraph">
      <style:text-properties fo:color="#000080" fo:font-size="24pt" style:text-underline-style="solid" style:text-underline-width="auto" style:text-underline-color="font-color" style:font-size-asian="24pt" style:font-size-complex="24pt"/>
    </style:style>
    <style:style style:name="P8" style:family="paragraph">
      <style:text-properties fo:font-size="22pt" style:font-size-asian="22pt" style:font-size-complex="22pt"/>
    </style:style>
    <style:style style:name="P9" style:family="paragraph">
      <style:text-properties fo:color="#800000" fo:font-size="24pt" style:text-underline-style="solid" style:text-underline-width="auto" style:text-underline-color="font-color" style:font-size-asian="24pt" style:font-size-complex="24pt"/>
    </style:style>
    <style:style style:name="P10" style:family="paragraph">
      <style:text-properties fo:font-size="32pt" style:font-size-asian="32pt" style:font-size-complex="32pt"/>
    </style:style>
    <style:style style:name="P11" style:family="paragraph">
      <style:text-properties fo:font-size="24pt" style:font-size-asian="24pt" style:font-size-complex="24pt"/>
    </style:style>
    <style:style style:name="P12" style:family="paragraph">
      <style:text-properties fo:font-size="28pt" style:font-size-asian="28pt" style:font-size-complex="28pt"/>
    </style:style>
    <style:style style:name="P13" style:family="paragraph">
      <style:text-properties fo:font-size="26pt" style:font-size-asian="26pt" style:font-size-complex="26pt"/>
    </style:style>
    <style:style style:name="P14" style:family="paragraph">
      <style:text-properties fo:color="#800000" fo:font-size="24pt" style:font-size-asian="24pt" style:font-size-complex="24pt"/>
    </style:style>
    <style:style style:name="P15" style:family="paragraph">
      <style:text-properties fo:font-size="40pt" style:font-size-asian="40pt" style:font-size-complex="40pt"/>
    </style:style>
    <style:style style:name="P16" style:family="paragraph">
      <style:text-properties fo:color="#800000" fo:font-size="26pt" style:font-size-asian="26pt" style:font-size-complex="26pt"/>
    </style:style>
    <style:style style:name="P17" style:family="paragraph">
      <style:text-properties fo:color="#008000" fo:font-size="22pt" style:font-size-asian="22pt" style:font-size-complex="22pt"/>
    </style:style>
    <style:style style:name="P18" style:family="paragraph">
      <style:text-properties fo:color="#800000" fo:font-size="26pt" fo:font-weight="bold" style:font-size-asian="26pt" style:font-weight-asian="bold" style:font-size-complex="26pt" style:font-weight-complex="bold"/>
    </style:style>
    <style:style style:name="P19" style:family="paragraph">
      <style:text-properties fo:color="#008000" fo:font-size="26pt" fo:font-weight="bold" style:font-size-asian="26pt" style:font-weight-asian="bold" style:font-size-complex="26pt" style:font-weight-complex="bold"/>
    </style:style>
    <style:style style:name="P20" style:family="paragraph">
      <style:paragraph-properties fo:text-align="center"/>
      <style:text-properties fo:color="#008000" fo:font-size="18pt"/>
    </style:style>
    <style:style style:name="P21" style:family="paragraph">
      <style:text-properties fo:color="#800080" fo:font-size="26pt" style:font-size-asian="26pt" style:font-size-complex="26pt"/>
    </style:style>
    <style:style style:name="P22" style:family="paragraph">
      <style:text-properties fo:color="#800080" fo:font-size="26pt" style:font-size-asian="26pt" style:font-size-complex="22pt"/>
    </style:style>
    <style:style style:name="P23" style:family="paragraph">
      <style:text-properties fo:color="#008000" fo:font-size="26pt" style:font-size-asian="26pt" style:font-size-complex="26pt"/>
    </style:style>
    <style:style style:name="P24" style:family="paragraph">
      <style:text-properties fo:font-size="18pt"/>
    </style:style>
    <style:style style:name="P25" style:family="paragraph">
      <style:text-properties fo:color="#800000" fo:font-size="18pt"/>
    </style:style>
    <style:style style:name="P26" style:family="paragraph">
      <style:text-properties style:use-window-font-color="true" fo:font-size="24pt" style:font-size-asian="24pt" style:font-size-complex="24pt"/>
    </style:style>
    <style:style style:name="P27" style:family="paragraph">
      <style:text-properties fo:color="#000080" fo:font-size="26pt" style:text-underline-style="solid" style:text-underline-width="auto" style:text-underline-color="font-color" style:font-size-asian="26pt" style:font-size-complex="26pt"/>
    </style:style>
    <style:style style:name="P28" style:family="paragraph">
      <style:text-properties fo:color="#008000"/>
    </style:style>
    <style:style style:name="T1" style:family="text">
      <style:text-properties fo:font-size="28pt" style:font-family-asian="TakaoGothic" style:font-style-name-asian="Regular" style:font-family-generic-asian="swiss" style:font-pitch-asian="variable" style:font-size-asian="28pt" style:font-size-complex="28pt"/>
    </style:style>
    <style:style style:name="T2" style:family="text">
      <style:text-properties fo:color="#000080" fo:font-size="66pt" style:font-size-asian="66pt" style:font-size-complex="66pt"/>
    </style:style>
    <style:style style:name="T3" style:family="text">
      <style:text-properties fo:font-size="66pt" style:font-size-asian="66pt" style:font-size-complex="66pt"/>
    </style:style>
    <style:style style:name="T4" style:family="text">
      <style:text-properties fo:color="#800000" fo:font-size="66pt" style:font-size-asian="66pt" style:font-size-complex="66pt"/>
    </style:style>
    <style:style style:name="T5" style:family="text">
      <style:text-properties style:use-window-font-color="true" fo:font-size="66pt" style:font-size-asian="66pt" style:font-size-complex="66pt"/>
    </style:style>
    <style:style style:name="T6" style:family="text">
      <style:text-properties fo:color="#000080"/>
    </style:style>
    <style:style style:name="T7" style:family="text">
      <style:text-properties fo:color="#800000"/>
    </style:style>
    <style:style style:name="T8" style:family="text">
      <style:text-properties style:use-window-font-color="true"/>
    </style:style>
    <style:style style:name="T9" style:family="text">
      <style:text-properties fo:color="#800080"/>
    </style:style>
    <style:style style:name="T10" style:family="text">
      <style:text-properties fo:color="#000080" fo:font-size="24pt" style:text-underline-style="solid" style:text-underline-width="auto" style:text-underline-color="font-color" style:font-size-asian="24pt" style:font-size-complex="24pt"/>
    </style:style>
    <style:style style:name="T11" style:family="text">
      <style:text-properties fo:font-size="22pt" style:font-size-asian="22pt" style:font-size-complex="22pt"/>
    </style:style>
    <style:style style:name="T12" style:family="text">
      <style:text-properties fo:color="#800000" fo:font-size="24pt" style:text-underline-style="solid" style:text-underline-width="auto" style:text-underline-color="font-color" style:font-size-asian="24pt" style:font-size-complex="24pt"/>
    </style:style>
    <style:style style:name="T13" style:family="text">
      <style:text-properties fo:font-size="32pt" style:font-size-asian="32pt" style:font-size-complex="32pt"/>
    </style:style>
    <style:style style:name="T14" style:family="text">
      <style:text-properties fo:color="#000080" fo:font-weight="normal" style:font-weight-asian="normal" style:font-weight-complex="normal"/>
    </style:style>
    <style:style style:name="T15" style:family="text">
      <style:text-properties style:use-window-font-color="true" fo:font-weight="normal" style:font-weight-asian="normal" style:font-weight-complex="normal"/>
    </style:style>
    <style:style style:name="T16" style:family="text">
      <style:text-properties fo:color="#800080" fo:font-weight="bold" style:font-weight-asian="bold" style:font-weight-complex="bold"/>
    </style:style>
    <style:style style:name="T17" style:family="text">
      <style:text-properties style:use-window-font-color="true" style:text-position="sub 58%" fo:font-weight="normal" style:font-weight-asian="normal" style:font-weight-complex="normal"/>
    </style:style>
    <style:style style:name="T18" style:family="text">
      <style:text-properties style:use-window-font-color="true" style:text-position="0% 100%" fo:font-weight="normal" style:font-weight-asian="normal" style:font-weight-complex="normal"/>
    </style:style>
    <style:style style:name="T19" style:family="text">
      <style:text-properties fo:color="#008000" fo:font-weight="bold" style:font-weight-asian="bold" style:font-weight-complex="bold"/>
    </style:style>
    <style:style style:name="T20" style:family="text">
      <style:text-properties style:text-position="sub 58%"/>
    </style:style>
    <style:style style:name="T21" style:family="text">
      <style:text-properties fo:color="#000080" fo:font-size="32pt" style:font-size-asian="32pt" style:font-size-complex="32pt"/>
    </style:style>
    <style:style style:name="T22" style:family="text">
      <style:text-properties fo:color="#800080" fo:font-size="24pt" style:font-size-asian="24pt" style:font-size-complex="24pt"/>
    </style:style>
    <style:style style:name="T23" style:family="text">
      <style:text-properties fo:color="#800080" style:text-position="sub 58%" fo:font-size="24pt" style:font-size-asian="24pt" style:font-size-complex="24pt"/>
    </style:style>
    <style:style style:name="T24" style:family="text">
      <style:text-properties fo:font-size="24pt" style:font-size-asian="24pt" style:font-size-complex="24pt"/>
    </style:style>
    <style:style style:name="T25" style:family="text">
      <style:text-properties fo:color="#000080" fo:font-size="24pt" style:font-size-asian="24pt" style:font-size-complex="24pt"/>
    </style:style>
    <style:style style:name="T26" style:family="text">
      <style:text-properties fo:font-size="28pt" style:font-size-asian="28pt" style:font-size-complex="28pt"/>
    </style:style>
    <style:style style:name="T27" style:family="text">
      <style:text-properties fo:font-size="26pt" style:font-size-asian="26pt" style:font-size-complex="26pt"/>
    </style:style>
    <style:style style:name="T28" style:family="text">
      <style:text-properties fo:color="#800080" style:text-position="sub 58%"/>
    </style:style>
    <style:style style:name="T29" style:family="text">
      <style:text-properties fo:color="#008000" fo:font-size="24pt" style:font-size-asian="24pt" style:font-size-complex="24pt"/>
    </style:style>
    <style:style style:name="T30" style:family="text">
      <style:text-properties fo:color="#008000" style:text-position="-33% 58%" fo:font-size="24pt" style:font-size-asian="24pt" style:font-size-complex="24pt"/>
    </style:style>
    <style:style style:name="T31" style:family="text">
      <style:text-properties fo:color="#800000" fo:font-size="24pt" style:font-size-asian="24pt" style:font-size-complex="24pt"/>
    </style:style>
    <style:style style:name="T32" style:family="text">
      <style:text-properties style:use-window-font-color="true" fo:font-size="24pt" style:font-size-asian="24pt" style:font-size-complex="24pt"/>
    </style:style>
    <style:style style:name="T33" style:family="text">
      <style:text-properties fo:font-size="40pt" style:font-size-asian="40pt" style:font-size-complex="40pt"/>
    </style:style>
    <style:style style:name="T34" style:family="text">
      <style:text-properties style:use-window-font-color="true" fo:font-size="26pt" style:font-size-asian="26pt" style:font-size-complex="26pt"/>
    </style:style>
    <style:style style:name="T35" style:family="text">
      <style:text-properties fo:color="#008000" fo:font-size="22pt" style:font-size-asian="22pt" style:font-size-complex="22pt"/>
    </style:style>
    <style:style style:name="T36" style:family="text">
      <style:text-properties fo:color="#800000" fo:font-size="26pt" style:font-size-asian="26pt" style:font-size-complex="26pt"/>
    </style:style>
    <style:style style:name="T37" style:family="text">
      <style:text-properties fo:color="#800000" fo:font-size="26pt" fo:font-weight="bold" style:font-size-asian="26pt" style:font-weight-asian="bold" style:font-size-complex="26pt" style:font-weight-complex="bold"/>
    </style:style>
    <style:style style:name="T38" style:family="text">
      <style:text-properties fo:color="#008000" fo:font-size="26pt" fo:font-weight="bold" style:font-size-asian="26pt" style:font-weight-asian="bold" style:font-size-complex="26pt" style:font-weight-complex="bold"/>
    </style:style>
    <style:style style:name="T39" style:family="text">
      <style:text-properties fo:color="#800080" fo:font-size="22pt" style:font-size-asian="22pt" style:font-size-complex="22pt"/>
    </style:style>
    <style:style style:name="T40" style:family="text">
      <style:text-properties fo:color="#000080" fo:font-size="22pt" style:font-size-asian="22pt" style:font-size-complex="22pt"/>
    </style:style>
    <style:style style:name="T41" style:family="text">
      <style:text-properties fo:color="#000080" style:text-position="sub 58%" fo:font-size="22pt" style:font-size-asian="22pt" style:font-size-complex="22pt"/>
    </style:style>
    <style:style style:name="T42" style:family="text">
      <style:text-properties fo:color="#008000" fo:font-size="18pt"/>
    </style:style>
    <style:style style:name="T43" style:family="text">
      <style:text-properties fo:color="#800080" fo:font-size="26pt" style:font-size-asian="26pt" style:font-size-complex="26pt"/>
    </style:style>
    <style:style style:name="T44" style:family="text">
      <style:text-properties fo:color="#800080" style:text-position="sub 58%" fo:font-size="26pt" style:font-size-asian="26pt" style:font-size-complex="26pt"/>
    </style:style>
    <style:style style:name="T45" style:family="text">
      <style:text-properties fo:color="#800080" fo:font-size="26pt" style:font-size-asian="26pt" style:font-size-complex="22pt"/>
    </style:style>
    <style:style style:name="T46" style:family="text">
      <style:text-properties fo:color="#800080" style:text-position="sub 58%" fo:font-size="26pt" style:font-size-asian="26pt" style:font-size-complex="22pt"/>
    </style:style>
    <style:style style:name="T47" style:family="text">
      <style:text-properties fo:color="#008000" fo:font-size="26pt" style:font-size-asian="26pt" style:font-size-complex="26pt"/>
    </style:style>
    <style:style style:name="T48" style:family="text">
      <style:text-properties fo:font-size="18pt"/>
    </style:style>
    <style:style style:name="T49" style:family="text">
      <style:text-properties style:text-position="sub 58%" fo:font-size="18pt" style:font-size-asian="18pt" style:font-size-complex="18pt"/>
    </style:style>
    <style:style style:name="T50" style:family="text">
      <style:text-properties fo:color="#800000" style:text-position="sub 58%" fo:font-size="26pt" style:font-size-asian="26pt" style:font-size-complex="26pt"/>
    </style:style>
    <style:style style:name="T51" style:family="text">
      <style:text-properties fo:color="#800000" fo:font-size="18pt"/>
    </style:style>
    <style:style style:name="T52" style:family="text">
      <style:text-properties fo:color="#800000" style:text-position="sub 58%" fo:font-size="18pt" style:font-size-asian="18pt" style:font-size-complex="18pt"/>
    </style:style>
    <style:style style:name="T53" style:family="text">
      <style:text-properties fo:color="#800000" style:text-position="0% 100%" fo:font-size="18pt" style:font-size-asian="18pt" style:font-size-complex="18pt"/>
    </style:style>
    <style:style style:name="T54" style:family="text">
      <style:text-properties fo:color="#800000" fo:font-size="22pt" style:font-size-asian="22pt" style:font-size-complex="22pt"/>
    </style:style>
    <style:style style:name="T55" style:family="text">
      <style:text-properties style:use-window-font-color="true" fo:font-size="24pt" fo:font-style="italic" style:font-size-asian="24pt" style:font-style-asian="italic" style:font-size-complex="24pt" style:font-style-complex="italic"/>
    </style:style>
    <style:style style:name="T56" style:family="text">
      <style:text-properties fo:color="#008000" style:text-position="sub 58%" fo:font-size="24pt" style:font-size-asian="24pt" style:font-size-complex="24pt"/>
    </style:style>
    <style:style style:name="T57" style:family="text">
      <style:text-properties fo:color="#000080" fo:font-size="26pt" style:text-underline-style="solid" style:text-underline-width="auto" style:text-underline-color="font-color" style:font-size-asian="26pt" style:font-size-complex="26pt"/>
    </style:style>
    <style:style style:name="T58" style:family="text">
      <style:text-properties style:use-window-font-color="true" fo:font-family="LMMonoCaps10" style:font-pitch="fixed" fo:font-size="24pt" fo:font-weight="bold" style:font-size-asian="24pt" style:font-weight-asian="bold" style:font-size-complex="24pt" style:font-weight-complex="bold"/>
    </style:style>
    <style:style style:name="T59" style:family="text">
      <style:text-properties fo:color="#008000" fo:font-size="24pt" fo:font-style="italic" style:font-size-asian="24pt" style:font-style-asian="italic" style:font-size-complex="24pt" style:font-style-complex="italic"/>
    </style:style>
    <style:style style:name="T60" style:family="text">
      <style:text-properties fo:color="#800080" fo:font-size="24pt" fo:font-style="italic" style:font-size-asian="24pt" style:font-style-asian="italic" style:font-size-complex="24pt" style:font-style-complex="italic"/>
    </style:style>
    <style:style style:name="T61" style:family="text">
      <style:text-properties fo:font-size="24pt" fo:font-weight="bold" style:font-size-asian="24pt" style:font-weight-asian="bold" style:font-size-complex="24pt" style:font-weight-complex="bold"/>
    </style:style>
    <style:style style:name="T62" style:family="text">
      <style:text-properties fo:font-size="24pt" fo:font-style="italic" style:font-size-asian="24pt" style:font-style-asian="italic" style:font-size-complex="24pt" style:font-style-complex="italic"/>
    </style:style>
    <style:style style:name="T63" style:family="text">
      <style:text-properties fo:color="#000080" fo:font-size="24pt" fo:font-style="normal" style:font-size-asian="24pt" style:font-style-asian="normal" style:font-size-complex="24pt" style:font-style-complex="normal"/>
    </style:style>
    <style:style style:name="T64" style:family="text"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65" style:family="text">
      <style:text-properties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66" style:family="text">
      <style:text-properties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67" style:family="text">
      <style:text-properties fo:color="#008000"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68" style:family="text">
      <style:text-properties fo:color="#000080" fo:font-size="24pt" fo:font-style="italic" style:font-size-asian="24pt" style:font-style-asian="italic" style:font-size-complex="24pt" style:font-style-complex="italic"/>
    </style:style>
    <style:style style:name="T69" style:family="text">
      <style:text-properties fo:color="#800000" fo:font-size="24pt" fo:font-style="italic" style:font-size-asian="24pt" style:font-style-asian="italic" style:font-size-complex="24pt" style:font-style-complex="italic"/>
    </style:style>
    <style:style style:name="T70" style:family="text">
      <style:text-properties style:use-window-font-color="true" fo:font-size="24pt" fo:font-style="normal" style:font-size-asian="24pt" style:font-style-asian="normal" style:font-size-complex="24pt" style:font-style-complex="normal"/>
    </style:style>
    <style:style style:name="T71" style:family="text">
      <style:text-properties style:use-window-font-color="true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72" style:family="text">
      <style:text-properties fo:color="#008000" fo:font-size="24pt" fo:font-style="normal" style:font-size-asian="24pt" style:font-style-asian="normal" style:font-size-complex="24pt" style:font-style-complex="normal"/>
    </style:style>
    <style:style style:name="T73" style:family="text">
      <style:text-properties style:use-window-font-color="true" fo:font-family="LMMonoCaps10" style:font-pitch="fixed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74" style:family="text">
      <style:text-properties fo:color="#008000" fo:font-family="'Liberation Sans'" style:font-family-generic="swiss" style:font-pitch="variable"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75" style:family="text">
      <style:text-properties style:use-window-font-color="true" fo:font-family="'Liberation Sans'" style:font-family-generic="swiss" style:font-pitch="variable"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76" style:family="text">
      <style:text-properties fo:color="#800080" fo:font-family="'Liberation Sans'" style:font-family-generic="swiss" style:font-pitch="variable"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77" style:family="text">
      <style:text-properties fo:color="#800000" fo:font-family="'Liberation Sans'" style:font-family-generic="swiss" style:font-pitch="variable"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78" style:family="text">
      <style:text-properties fo:font-family="'Liberation Sans'" style:font-family-generic="swiss" style:font-pitch="variable" fo:font-size="24pt" fo:font-style="italic" fo:font-weight="normal" style:font-style-asian="italic" style:font-weight-asian="normal" style:font-style-complex="italic" style:font-weight-complex="normal"/>
    </style:style>
    <style:style style:name="T79" style:family="text">
      <style:text-properties fo:font-size="24pt"/>
    </style:style>
    <style:style style:name="T80" style:family="text">
      <style:text-properties fo:color="#800000" fo:font-size="24pt" fo:font-style="italic" style:font-style-asian="italic" style:font-style-complex="italic"/>
    </style:style>
    <style:style style:name="T81" style:family="text">
      <style:text-properties fo:font-size="24pt" fo:font-style="italic" style:font-style-asian="italic" style:font-style-complex="italic"/>
    </style:style>
    <style:style style:name="T82" style:family="text">
      <style:text-properties fo:font-size="24pt" fo:font-weight="bold" style:font-weight-asian="bold" style:font-weight-complex="bold"/>
    </style:style>
    <style:style style:name="T83" style:family="text">
      <style:text-properties fo:color="#800000" fo:font-size="24pt"/>
    </style:style>
    <style:style style:name="T84" style:family="text">
      <style:text-properties fo:color="#008000"/>
    </style:style>
    <style:style style:name="T85" style:family="text">
      <style:text-properties style:use-window-font-color="true" fo:font-size="24pt" fo:font-weight="bold" style:font-size-asian="24pt" style:font-weight-asian="bold" style:font-size-complex="24pt" style:font-weight-complex="bold"/>
    </style:style>
    <style:style style:name="T86" style:family="text">
      <style:text-properties fo:color="#800000"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87" style:family="text">
      <style:text-properties style:use-window-font-color="true" fo:font-size="24pt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88" style:family="text">
      <style:text-properties style:use-window-font-color="true" fo:font-size="24pt" fo:font-style="normal" style:text-underline-style="none" style:font-size-asian="24pt" style:font-style-asian="normal" style:font-size-complex="24pt" style:font-style-complex="normal"/>
    </style:style>
    <style:style style:name="T89" style:family="text">
      <style:text-properties style:use-window-font-color="true" fo:font-family="LMMonoCaps10" style:font-pitch="fixed" fo:font-size="24pt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90" style:family="text">
      <style:text-properties style:use-window-font-color="true"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91" style:family="text">
      <style:text-properties style:use-window-font-color="true" style:text-position="sub 58%" fo:font-size="24pt" fo:font-style="italic" style:font-size-asian="24pt" style:font-style-asian="italic" style:font-size-complex="24pt" style:font-style-complex="italic"/>
    </style:style>
    <style:style style:name="T92" style:family="text">
      <style:text-properties fo:color="#800000" style:text-position="sub 58%" fo:font-size="24pt" fo:font-style="italic" style:font-size-asian="24pt" style:font-style-asian="italic" style:font-size-complex="24pt" style:font-style-complex="italic"/>
    </style:style>
    <style:style style:name="T93" style:family="text">
      <style:text-properties style:use-window-font-color="true" style:text-position="sub 58%" fo:font-size="24pt" fo:font-style="normal" style:font-size-asian="24pt" style:font-style-asian="normal" style:font-size-complex="24pt" style:font-style-complex="normal"/>
    </style:style>
    <style:style style:name="T94" style:family="text">
      <style:text-properties style:use-window-font-color="true" fo:font-weight="bold" style:font-weight-asian="bold" style:font-weight-complex="bold"/>
    </style:style>
    <style:style style:name="T95" style:family="text">
      <style:text-properties fo:color="#008000" fo:font-style="italic" style:font-style-asian="italic" style:font-style-complex="italic"/>
    </style:style>
    <style:style style:name="T96" style:family="text">
      <style:text-properties style:use-window-font-color="true" fo:font-style="italic" style:font-style-asian="italic" style:font-style-complex="italic"/>
    </style:style>
    <style:style style:name="T97" style:family="text">
      <style:text-properties style:use-window-font-color="true" fo:font-style="normal" fo:font-weight="bold" style:font-style-asian="normal" style:font-weight-asian="bold" style:font-style-complex="normal" style:font-weight-complex="bold"/>
    </style:style>
    <style:style style:name="T98" style:family="text">
      <style:text-properties style:use-window-font-color="true" fo:font-style="normal" style:font-style-asian="normal" style:font-style-complex="normal"/>
    </style:style>
    <style:style style:name="T99" style:family="text">
      <style:text-properties fo:color="#000080" fo:font-style="italic" fo:font-weight="normal" style:font-style-asian="italic" style:font-weight-asian="normal" style:font-style-complex="italic" style:font-weight-complex="normal"/>
    </style:style>
    <style:style style:name="T100" style:family="text"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T101" style:family="text">
      <style:text-properties fo:color="#800000" fo:font-style="italic" fo:font-weight="normal" style:font-style-asian="italic" style:font-weight-asian="normal" style:font-style-complex="italic" style:font-weight-complex="normal"/>
    </style:style>
    <style:style style:name="T102" style:family="text">
      <style:text-properties fo:color="#800080" fo:font-weight="normal" style:font-weight-asian="normal" style:font-weight-complex="normal"/>
    </style:style>
    <style:style style:name="T103" style:family="text">
      <style:text-properties style:use-window-font-color="true" fo:font-family="LMMonoCaps10" style:font-pitch="fixed" fo:font-weight="bold" style:font-weight-asian="bold" style:font-weight-complex="bold"/>
    </style:style>
    <style:style style:name="T104" style:family="text">
      <style:text-properties fo:color="#008000" fo:font-weight="normal" style:font-weight-asian="normal" style:font-weight-complex="normal"/>
    </style:style>
    <style:style style:name="T105" style:family="text">
      <style:text-properties fo:color="#800000" fo:font-weight="normal" style:font-weight-asian="normal" style:font-weight-complex="normal"/>
    </style:style>
    <style:style style:name="T106" style:family="text">
      <style:text-properties fo:font-family="LMMono10" style:font-pitch="fixed"/>
    </style:style>
    <style:style style:name="T107" style:family="text">
      <style:text-properties fo:font-size="18pt" style:font-size-asian="18pt" style:font-size-complex="18pt"/>
    </style:style>
    <style:style style:name="T108" style:family="text">
      <style:text-properties fo:color="#000080"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Kyodai_25_20Presentation" presentation:presentation-page-layout-name="AL1T0">
        <office:forms form:automatic-focus="false" form:apply-design-mode="false"/>
        <draw:frame presentation:style-name="pr1" draw:text-style-name="P1" draw:layer="layout" svg:width="25.199cm" svg:height="3.256cm" svg:x="1.471cm" svg:y="5.755cm" presentation:class="title" presentation:user-transformed="true">
          <draw:text-box>
            <text:p>自然言語処理プログラミング勉強会10 <text:line-break/>ニューラルネット</text:p>
          </draw:text-box>
        </draw:frame>
        <draw:frame presentation:style-name="pr2" draw:text-style-name="P2" draw:layer="layout" svg:width="25.199cm" svg:height="3.7cm" svg:x="1.27cm" svg:y="13.215cm" presentation:class="subtitle" presentation:user-transformed="true">
          <draw:text-box>
            <text:p><text:span text:style-name="T1">Graham Neubig</text:span></text:p>
            <text:p><text:span text:style-name="T1">奈良先端科学技術大学院大学 </text:span><text:span text:style-name="T1">(NAIST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Kyodai_25_20Presentation" presentation:presentation-page-layout-name="AL2T1">
        <office:forms form:automatic-focus="false" form:apply-design-mode="false"/>
        <draw:frame presentation:style-name="pr4" draw:layer="layout" svg:width="25.199cm" svg:height="3.237cm" svg:x="1.27cm" svg:y="1.574cm" presentation:class="title">
          <draw:text-box>
            <text:p>予測問題</text:p>
          </draw:text-box>
        </draw:frame>
        <draw:frame presentation:style-name="pr5" draw:text-style-name="P4" draw:layer="layout" svg:width="19.685cm" svg:height="5.209cm" svg:x="3.175cm" svg:y="8.46cm" presentation:class="outline" presentation:user-transformed="true">
          <draw:text-box>
            <text:list text:style-name="L2">
              <text:list-header>
                <text:p><text:span text:style-name="T2">x</text:span><text:span text:style-name="T3">が与えられた時</text:span><text:span text:style-name="T4">y</text:span><text:span text:style-name="T5">を予測する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Kyodai_25_20Presentation" presentation:presentation-page-layout-name="AL2T1">
        <office:forms form:automatic-focus="false" form:apply-design-mode="false"/>
        <draw:frame presentation:style-name="pr7" draw:layer="layout" svg:width="25.199cm" svg:height="3.237cm" svg:x="1.27cm" svg:y="1.574cm" presentation:class="title">
          <draw:text-box>
            <text:p>今回の例</text:p>
          </draw:text-box>
        </draw:frame>
        <draw:frame presentation:style-name="pr8" draw:layer="layout" svg:width="25.199cm" svg:height="12.732cm" svg:x="1.471cm" svg:y="5.08cm" presentation:class="outline" presentation:user-transformed="true">
          <draw:text-box>
            <text:list text:style-name="L2">
              <text:list-item>
                <text:p><text:span text:style-name="T6">Wikipedia</text:span><text:span text:style-name="T6">記事の最初の１文</text:span>が与えられた時</text:p>
              </text:list-item>
              <text:list-item>
                <text:p><text:span text:style-name="T7">その記事が人物についての記事かどうか</text:span><text:span text:style-name="T8">を予測</text:span><text:span text:style-name="T7"><text:line-break/></text:span><text:span text:style-name="T7"><text:line-break/></text:span><text:span text:style-name="T7"><text:line-break/></text:span><text:span text:style-name="T7"><text:line-break/></text:span><text:span text:style-name="T7"><text:line-break/></text:span><text:span text:style-name="T7"><text:line-break/></text:span><text:span text:style-name="T7"><text:line-break/></text:span><text:span text:style-name="T7"><text:line-break/></text:span><text:span text:style-name="T7"/></text:p>
              </text:list-item>
              <text:list-item>
                <text:p><text:span text:style-name="T8">これはもちろん、</text:span><text:span text:style-name="T9">２値予測</text:span></text:p>
              </text:list-item>
            </text:list>
          </draw:text-box>
        </draw:frame>
        <draw:custom-shape draw:style-name="gr2" draw:text-style-name="P6" draw:layer="layout" svg:width="22.86cm" svg:height="8.255cm" svg:x="2.335cm" svg:y="8.29cm">
          <text:p/>
          <draw:enhanced-geometry svg:viewBox="0 0 21600 21600" draw:type="rectangle" draw:enhanced-path="M 0 0 L 21600 0 21600 21600 0 21600 0 0 Z N"/>
        </draw:custom-shape>
        <draw:frame draw:style-name="gr3" draw:text-style-name="P7" draw:layer="layout" svg:width="6.429cm" svg:height="1.237cm" svg:x="8.645cm" svg:y="8.89cm">
          <draw:text-box>
            <text:p><text:span text:style-name="T10">与えられた情報</text:span></text:p>
          </draw:text-box>
        </draw:frame>
        <draw:frame draw:style-name="gr3" draw:text-style-name="P8" draw:layer="layout" svg:width="15.09cm" svg:height="1.987cm" svg:x="2.735cm" svg:y="10.16cm">
          <draw:text-box>
            <text:p><text:span text:style-name="T11">Gonso was a Sanron sect priest (754-827)</text:span><text:span text:style-name="T11"><text:line-break/></text:span><text:span text:style-name="T11">in the late Nara and early Heian periods.</text:span></text:p>
          </draw:text-box>
        </draw:frame>
        <draw:line draw:style-name="gr4" draw:text-style-name="P6" draw:layer="layout" svg:x1="18.075cm" svg:y1="11.43cm" svg:x2="20.615cm" svg:y2="11.43cm">
          <text:p/>
        </draw:line>
        <draw:frame draw:style-name="gr3" draw:text-style-name="P9" draw:layer="layout" svg:width="2.195cm" svg:height="1.237cm" svg:x="21.645cm" svg:y="8.891cm">
          <draw:text-box>
            <text:p><text:span text:style-name="T12">予測</text:span></text:p>
          </draw:text-box>
        </draw:frame>
        <draw:frame draw:style-name="gr3" draw:text-style-name="P10" draw:layer="layout" svg:width="2.661cm" svg:height="1.517cm" svg:x="21.469cm" svg:y="10.548cm">
          <draw:text-box>
            <text:p><text:span text:style-name="T13">Yes!</text:span></text:p>
          </draw:text-box>
        </draw:frame>
        <draw:frame draw:style-name="gr3" draw:text-style-name="P8" draw:layer="layout" svg:width="15.268cm" svg:height="2.855cm" svg:x="2.775cm" svg:y="13.335cm">
          <draw:text-box>
            <text:p><text:span text:style-name="T11">Shichikuzan Chigogataki Fudomyoo is</text:span></text:p>
            <text:p><text:span text:style-name="T11">a historical site located at Magura, Maizuru</text:span></text:p>
            <text:p><text:span text:style-name="T11">City, Kyoto Prefecture.</text:span></text:p>
          </draw:text-box>
        </draw:frame>
        <draw:line draw:style-name="gr4" draw:text-style-name="P6" draw:layer="layout" svg:x1="18.075cm" svg:y1="14.83cm" svg:x2="20.615cm" svg:y2="14.83cm">
          <text:p/>
        </draw:line>
        <draw:frame draw:style-name="gr3" draw:text-style-name="P10" draw:layer="layout" svg:width="2.263cm" svg:height="1.517cm" svg:x="21.47cm" svg:y="13.949cm">
          <draw:text-box>
            <text:p><text:span text:style-name="T13">No!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Kyodai_25_20Presentation" presentation:presentation-page-layout-name="AL1T0">
        <office:forms form:automatic-focus="false" form:apply-design-mode="false"/>
        <draw:frame presentation:style-name="pr4" draw:layer="layout" svg:width="25.199cm" svg:height="3.237cm" svg:x="1.27cm" svg:y="1.574cm" presentation:class="title">
          <draw:text-box>
            <text:p>線形識別器</text:p>
          </draw:text-box>
        </draw:frame>
        <draw:frame draw:style-name="gr5" draw:layer="layout" svg:width="16.223cm" svg:height="4.475cm" svg:x="6.385cm" svg:y="5.966cm"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presentation:style-name="pr9" draw:layer="layout" svg:width="25.199cm" svg:height="8.082cm" svg:x="1.472cm" svg:y="11.665cm" presentation:class="outline" presentation:user-transformed="true">
          <draw:text-box>
            <text:list text:style-name="L2">
              <text:list-item>
                <text:p><text:span text:style-name="T14">x</text:span><text:span text:style-name="T15">: </text:span><text:span text:style-name="T15">入力</text:span></text:p>
              </text:list-item>
              <text:list-item>
                <text:p><text:span text:style-name="T16">φ(x)</text:span><text:span text:style-name="T15">: </text:span><text:span text:style-name="T15">素性関数のベクトル </text:span><text:span text:style-name="T15">{φ</text:span><text:span text:style-name="T17">1</text:span><text:span text:style-name="T18">(x)</text:span><text:span text:style-name="T15">, φ</text:span><text:span text:style-name="T17">2</text:span><text:span text:style-name="T18">(x)</text:span><text:span text:style-name="T15">, …, φ</text:span><text:span text:style-name="T17">I</text:span><text:span text:style-name="T18">(x)</text:span><text:span text:style-name="T15">}</text:span></text:p>
              </text:list-item>
              <text:list-item>
                <text:p><text:span text:style-name="T19">w</text:span>: 重みベクトル {w<text:span text:style-name="T20">1</text:span>, w<text:span text:style-name="T20">2</text:span>, …, w<text:span text:style-name="T20">I</text:span>}</text:p>
              </text:list-item>
              <text:list-item>
                <text:p><text:span text:style-name="T7">y</text:span>: 予測値、「yes」なら+1、「no」なら-1</text:p>
                <text:list>
                  <text:list-item>
                    <text:p>sign(v)は「v &gt;= 0」の場合+1、そうでない場合-1 </text:p>
                  </text:list-item>
                </text:list>
              </text:list-item>
            </text:list>
          </draw:text-box>
        </draw:frame>
        <draw:custom-shape draw:style-name="gr2" draw:text-style-name="P6" draw:layer="layout" svg:width="19.05cm" svg:height="5.215cm" svg:x="5.08cm" svg:y="5.5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Kyodai_25_20Presentation" presentation:presentation-page-layout-name="AL2T1">
        <draw:frame presentation:style-name="pr7" draw:layer="layout" svg:width="25.199cm" svg:height="3.237cm" svg:x="1.27cm" svg:y="1.574cm" presentation:class="title">
          <draw:text-box>
            <text:p>素性関数の例：1-gram素性</text:p>
          </draw:text-box>
        </draw:frame>
        <draw:frame presentation:style-name="pr10" draw:layer="layout" svg:width="25.199cm" svg:height="1.064cm" svg:x="1.471cm" svg:y="5.08cm" presentation:class="outline" presentation:user-transformed="true">
          <draw:text-box>
            <text:list text:style-name="L2">
              <text:list-item>
                <text:p>「事例において、ある単語が何回現れるか？」</text:p>
              </text:list-item>
            </text:list>
          </draw:text-box>
        </draw:frame>
        <draw:frame draw:style-name="gr3" draw:text-style-name="P10" draw:layer="layout" svg:width="19.018cm" svg:height="1.517cm" svg:x="4.185cm" svg:y="6.685cm">
          <draw:text-box>
            <text:p><text:span text:style-name="T21">x</text:span><text:span text:style-name="T13"> = A site , located in Maizuru , Kyoto</text:span></text:p>
          </draw:text-box>
        </draw:frame>
        <draw:custom-shape draw:style-name="gr2" draw:text-style-name="P6" draw:layer="layout" svg:width="23.06cm" svg:height="9.96cm" svg:x="2.975cm" svg:y="6.55cm">
          <text:p/>
          <draw:enhanced-geometry svg:viewBox="0 0 21600 21600" draw:type="rectangle" draw:enhanced-path="M 0 0 L 21600 0 21600 21600 0 21600 0 0 Z N"/>
        </draw:custom-shape>
        <draw:frame draw:style-name="gr3" draw:text-style-name="P11" draw:layer="layout" svg:width="6.06cm" svg:height="1.475cm" svg:x="3.81cm" svg:y="8.49cm">
          <draw:text-box>
            <text:p><text:span text:style-name="T22">φ</text:span><text:span text:style-name="T23">unigram “A”</text:span><text:span text:style-name="T24">(</text:span><text:span text:style-name="T25">x</text:span><text:span text:style-name="T24">) = 1</text:span></text:p>
          </draw:text-box>
        </draw:frame>
        <draw:frame draw:style-name="gr3" draw:text-style-name="P11" draw:layer="layout" svg:width="6.5cm" svg:height="1.475cm" svg:x="10.41cm" svg:y="8.491cm">
          <draw:text-box>
            <text:p><text:span text:style-name="T22">φ</text:span><text:span text:style-name="T23">unigram “site”</text:span><text:span text:style-name="T24">(</text:span><text:span text:style-name="T25">x</text:span><text:span text:style-name="T24">) = 1</text:span></text:p>
          </draw:text-box>
        </draw:frame>
        <draw:frame draw:style-name="gr3" draw:text-style-name="P11" draw:layer="layout" svg:width="5.87cm" svg:height="1.475cm" svg:x="17.41cm" svg:y="8.492cm">
          <draw:text-box>
            <text:p><text:span text:style-name="T22">φ</text:span><text:span text:style-name="T23">unigram “,”</text:span><text:span text:style-name="T24">(</text:span><text:span text:style-name="T25">x</text:span><text:span text:style-name="T24">) = 2</text:span></text:p>
          </draw:text-box>
        </draw:frame>
        <draw:frame draw:style-name="gr3" draw:text-style-name="P11" draw:layer="layout" svg:width="7.326cm" svg:height="1.475cm" svg:x="6.81cm" svg:y="9.993cm">
          <draw:text-box>
            <text:p><text:span text:style-name="T22">φ</text:span><text:span text:style-name="T23">unigram “located”</text:span><text:span text:style-name="T24">(</text:span><text:span text:style-name="T25">x</text:span><text:span text:style-name="T24">) = 1</text:span></text:p>
          </draw:text-box>
        </draw:frame>
        <draw:frame draw:style-name="gr3" draw:text-style-name="P11" draw:layer="layout" svg:width="6.119cm" svg:height="1.475cm" svg:x="14.31cm" svg:y="9.994cm">
          <draw:text-box>
            <text:p><text:span text:style-name="T22">φ</text:span><text:span text:style-name="T23">unigram “in”</text:span><text:span text:style-name="T24">(</text:span><text:span text:style-name="T25">x</text:span><text:span text:style-name="T24">) = 1</text:span></text:p>
          </draw:text-box>
        </draw:frame>
        <draw:frame draw:style-name="gr3" draw:text-style-name="P11" draw:layer="layout" svg:width="7.491cm" svg:height="1.475cm" svg:x="6.211cm" svg:y="11.595cm">
          <draw:text-box>
            <text:p><text:span text:style-name="T22">φ</text:span><text:span text:style-name="T23">unigram “Maizuru”</text:span><text:span text:style-name="T24">(</text:span><text:span text:style-name="T25">x</text:span><text:span text:style-name="T24">) = 1</text:span></text:p>
          </draw:text-box>
        </draw:frame>
        <draw:frame draw:style-name="gr3" draw:text-style-name="P11" draw:layer="layout" svg:width="6.991cm" svg:height="1.475cm" svg:x="13.812cm" svg:y="11.596cm">
          <draw:text-box>
            <text:p><text:span text:style-name="T22">φ</text:span><text:span text:style-name="T23">unigram “Kyoto”</text:span><text:span text:style-name="T24">(</text:span><text:span text:style-name="T25">x</text:span><text:span text:style-name="T24">) = 1</text:span></text:p>
          </draw:text-box>
        </draw:frame>
        <draw:frame draw:style-name="gr3" draw:text-style-name="P11" draw:layer="layout" svg:width="6.42cm" svg:height="1.475cm" svg:x="7.111cm" svg:y="13.295cm">
          <draw:text-box>
            <text:p><text:span text:style-name="T22">φ</text:span><text:span text:style-name="T23">unigram “the”</text:span><text:span text:style-name="T24">(</text:span><text:span text:style-name="T25">x</text:span><text:span text:style-name="T24">) = 0</text:span></text:p>
          </draw:text-box>
        </draw:frame>
        <draw:frame draw:style-name="gr3" draw:text-style-name="P11" draw:layer="layout" svg:width="7.216cm" svg:height="1.475cm" svg:x="13.812cm" svg:y="13.296cm">
          <draw:text-box>
            <text:p><text:span text:style-name="T22">φ</text:span><text:span text:style-name="T23">unigram “temple”</text:span><text:span text:style-name="T24">(</text:span><text:span text:style-name="T25">x</text:span><text:span text:style-name="T24">) = 0</text:span></text:p>
          </draw:text-box>
        </draw:frame>
        <draw:frame draw:style-name="gr3" draw:text-style-name="P12" draw:layer="layout" svg:width="1.488cm" svg:height="1.352cm" svg:x="13.117cm" svg:y="14.605cm">
          <draw:text-box>
            <text:p><text:span text:style-name="T26">…</text:span></text:p>
          </draw:text-box>
        </draw:frame>
        <draw:custom-shape draw:style-name="gr6" draw:text-style-name="P6" draw:layer="layout" svg:width="0.635cm" svg:height="2.775cm" svg:x="20.89cm" svg:y="13.1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3" draw:text-style-name="P13" draw:layer="layout" svg:width="3.983cm" svg:height="2.385cm" svg:x="21.825cm" svg:y="13.335cm">
          <draw:text-box>
            <text:p><text:span text:style-name="T27">残りは</text:span></text:p>
            <text:p><text:span text:style-name="T27">すべて</text:span><text:span text:style-name="T27">0</text:span></text:p>
          </draw:text-box>
        </draw:frame>
        <draw:frame presentation:style-name="pr10" draw:layer="layout" svg:width="25.199cm" svg:height="2.855cm" svg:x="1.472cm" svg:y="17.08cm" presentation:class="outline" presentation:user-transformed="true">
          <draw:text-box>
            <text:list text:style-name="L2">
              <text:list-item>
                <text:p>便宜のため、素性ID(<text:span text:style-name="T9">φ</text:span><text:span text:style-name="T28">1</text:span>)の代わりに、素性の名前(<text:span text:style-name="T9">φ</text:span><text:span text:style-name="T28">unigram “A”</text:span>) を利用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Kyodai_25_20Presentation" presentation:presentation-page-layout-name="AL2T1">
        <draw:frame presentation:style-name="pr7" draw:layer="layout" svg:width="25.199cm" svg:height="3.237cm" svg:x="1.27cm" svg:y="1.574cm" presentation:class="title">
          <draw:text-box>
            <text:p>重み付き和の計算</text:p>
          </draw:text-box>
        </draw:frame>
        <draw:frame draw:style-name="gr3" draw:text-style-name="P10" draw:layer="layout" svg:width="19.018cm" svg:height="1.517cm" svg:x="4.445cm" svg:y="4.133cm">
          <draw:text-box>
            <text:p><text:span text:style-name="T21">x</text:span><text:span text:style-name="T13"> = A site , located in Maizuru , Kyoto</text:span></text:p>
          </draw:text-box>
        </draw:frame>
        <draw:frame draw:style-name="gr3" draw:text-style-name="P11" draw:layer="layout" svg:width="8.054cm" svg:height="1.475cm" svg:x="1.905cm" svg:y="5.98cm">
          <draw:text-box>
            <text:p><text:span text:style-name="T22">φ</text:span><text:span text:style-name="T23">unigram “A”</text:span><text:span text:style-name="T24">(</text:span><text:span text:style-name="T25">x</text:span><text:span text:style-name="T24">) </text:span><text:span text:style-name="T24"><text:tab/></text:span><text:span text:style-name="T24"><text:tab/></text:span><text:span text:style-name="T24">= 1</text:span></text:p>
          </draw:text-box>
        </draw:frame>
        <draw:frame draw:style-name="gr3" draw:text-style-name="P11" draw:layer="layout" svg:width="8.054cm" svg:height="1.475cm" svg:x="1.905cm" svg:y="7.155cm">
          <draw:text-box>
            <text:p><text:span text:style-name="T22">φ</text:span><text:span text:style-name="T23">unigram “site”</text:span><text:span text:style-name="T24">(</text:span><text:span text:style-name="T25">x</text:span><text:span text:style-name="T24">) </text:span><text:span text:style-name="T24"><text:tab/></text:span><text:span text:style-name="T24"><text:tab/></text:span><text:span text:style-name="T24">= 1</text:span></text:p>
          </draw:text-box>
        </draw:frame>
        <draw:frame draw:style-name="gr3" draw:text-style-name="P11" draw:layer="layout" svg:width="8.054cm" svg:height="1.475cm" svg:x="2.005cm" svg:y="10.8cm">
          <draw:text-box>
            <text:p><text:span text:style-name="T22">φ</text:span><text:span text:style-name="T23">unigram “,”</text:span><text:span text:style-name="T24">(</text:span><text:span text:style-name="T25">x</text:span><text:span text:style-name="T24">) </text:span><text:span text:style-name="T24"><text:tab/></text:span><text:span text:style-name="T24"><text:tab/></text:span><text:span text:style-name="T24">= 2</text:span></text:p>
          </draw:text-box>
        </draw:frame>
        <draw:frame draw:style-name="gr3" draw:text-style-name="P11" draw:layer="layout" svg:width="8.054cm" svg:height="1.475cm" svg:x="1.905cm" svg:y="8.355cm">
          <draw:text-box>
            <text:p><text:span text:style-name="T22">φ</text:span><text:span text:style-name="T23">unigram “located”</text:span><text:span text:style-name="T24">(</text:span><text:span text:style-name="T25">x</text:span><text:span text:style-name="T24">)</text:span><text:span text:style-name="T24"><text:tab/></text:span><text:span text:style-name="T24">= 1</text:span></text:p>
          </draw:text-box>
        </draw:frame>
        <draw:frame draw:style-name="gr3" draw:text-style-name="P11" draw:layer="layout" svg:width="8.054cm" svg:height="1.475cm" svg:x="2.036cm" svg:y="11.905cm">
          <draw:text-box>
            <text:p><text:span text:style-name="T22">φ</text:span><text:span text:style-name="T23">unigram “in”</text:span><text:span text:style-name="T24">(</text:span><text:span text:style-name="T25">x</text:span><text:span text:style-name="T24">) </text:span><text:span text:style-name="T24"><text:tab/></text:span><text:span text:style-name="T24"><text:tab/></text:span><text:span text:style-name="T24">= 1</text:span></text:p>
          </draw:text-box>
        </draw:frame>
        <draw:frame draw:style-name="gr3" draw:text-style-name="P11" draw:layer="layout" svg:width="8.054cm" svg:height="1.475cm" svg:x="2.034cm" svg:y="9.63cm">
          <draw:text-box>
            <text:p><text:span text:style-name="T22">φ</text:span><text:span text:style-name="T23">unigram “Maizuru”</text:span><text:span text:style-name="T24">(</text:span><text:span text:style-name="T25">x</text:span><text:span text:style-name="T24">) </text:span><text:span text:style-name="T24"><text:tab/></text:span><text:span text:style-name="T24">= 1</text:span></text:p>
          </draw:text-box>
        </draw:frame>
        <draw:frame draw:style-name="gr3" draw:text-style-name="P11" draw:layer="layout" svg:width="8.054cm" svg:height="1.475cm" svg:x="2.005cm" svg:y="13.005cm">
          <draw:text-box>
            <text:p><text:span text:style-name="T22">φ</text:span><text:span text:style-name="T23">unigram “Kyoto”</text:span><text:span text:style-name="T24">(</text:span><text:span text:style-name="T25">x</text:span><text:span text:style-name="T24">) </text:span><text:span text:style-name="T24"><text:tab/></text:span><text:span text:style-name="T24">= 1</text:span></text:p>
          </draw:text-box>
        </draw:frame>
        <draw:frame draw:style-name="gr3" draw:text-style-name="P14" draw:layer="layout" svg:width="6.784cm" svg:height="1.399cm" svg:x="11.742cm" svg:y="5.781cm">
          <draw:text-box>
            <text:p><text:span text:style-name="T29">w</text:span><text:span text:style-name="T30">unigram “a”</text:span><text:span text:style-name="T31"> </text:span><text:span text:style-name="T31"><text:tab/></text:span><text:span text:style-name="T31"><text:tab/></text:span><text:span text:style-name="T32">= 0</text:span></text:p>
          </draw:text-box>
        </draw:frame>
        <draw:frame draw:style-name="gr3" draw:text-style-name="P14" draw:layer="layout" svg:width="7.068cm" svg:height="1.399cm" svg:x="11.742cm" svg:y="6.982cm">
          <draw:text-box>
            <text:p><text:span text:style-name="T29">w</text:span><text:span text:style-name="T30">unigram “site”</text:span><text:span text:style-name="T31"> </text:span><text:span text:style-name="T31"><text:tab/></text:span><text:span text:style-name="T32">= -3</text:span></text:p>
          </draw:text-box>
        </draw:frame>
        <draw:frame draw:style-name="gr3" draw:text-style-name="P14" draw:layer="layout" svg:width="6.784cm" svg:height="1.399cm" svg:x="11.742cm" svg:y="8.382cm">
          <draw:text-box>
            <text:p><text:span text:style-name="T29">w</text:span><text:span text:style-name="T30">unigram “located”</text:span><text:span text:style-name="T31"> </text:span><text:span text:style-name="T31"><text:tab/></text:span><text:span text:style-name="T32">= 0</text:span></text:p>
          </draw:text-box>
        </draw:frame>
        <draw:frame draw:style-name="gr3" draw:text-style-name="P14" draw:layer="layout" svg:width="6.784cm" svg:height="1.399cm" svg:x="11.742cm" svg:y="9.582cm">
          <draw:text-box>
            <text:p><text:span text:style-name="T29">w</text:span><text:span text:style-name="T30">unigram “Maizuru”</text:span><text:span text:style-name="T31"> </text:span><text:span text:style-name="T31"><text:tab/></text:span><text:span text:style-name="T32">= 0</text:span></text:p>
          </draw:text-box>
        </draw:frame>
        <draw:frame draw:style-name="gr3" draw:text-style-name="P14" draw:layer="layout" svg:width="6.784cm" svg:height="1.399cm" svg:x="11.742cm" svg:y="10.782cm">
          <draw:text-box>
            <text:p><text:span text:style-name="T29">w</text:span><text:span text:style-name="T30">unigram “,”</text:span><text:span text:style-name="T31"> </text:span><text:span text:style-name="T31"><text:tab/></text:span><text:span text:style-name="T31"><text:tab/></text:span><text:span text:style-name="T32">= 0</text:span></text:p>
          </draw:text-box>
        </draw:frame>
        <draw:frame draw:style-name="gr3" draw:text-style-name="P14" draw:layer="layout" svg:width="6.784cm" svg:height="1.399cm" svg:x="11.742cm" svg:y="11.882cm">
          <draw:text-box>
            <text:p><text:span text:style-name="T29">w</text:span><text:span text:style-name="T30">unigram “in”</text:span><text:span text:style-name="T31"> </text:span><text:span text:style-name="T31"><text:tab/></text:span><text:span text:style-name="T31"><text:tab/></text:span><text:span text:style-name="T32">= 0</text:span></text:p>
          </draw:text-box>
        </draw:frame>
        <draw:frame draw:style-name="gr3" draw:text-style-name="P14" draw:layer="layout" svg:width="6.784cm" svg:height="1.399cm" svg:x="11.742cm" svg:y="12.982cm">
          <draw:text-box>
            <text:p><text:span text:style-name="T29">w</text:span><text:span text:style-name="T30">unigram “Kyoto”</text:span><text:span text:style-name="T31"> </text:span><text:span text:style-name="T31"><text:tab/></text:span><text:span text:style-name="T32">= 0</text:span></text:p>
          </draw:text-box>
        </draw:frame>
        <draw:frame draw:style-name="gr3" draw:text-style-name="P11" draw:layer="layout" svg:width="8.054cm" svg:height="1.475cm" svg:x="2.006cm" svg:y="14.205cm">
          <draw:text-box>
            <text:p><text:span text:style-name="T22">φ</text:span><text:span text:style-name="T23">unigram “priest”</text:span><text:span text:style-name="T24">(</text:span><text:span text:style-name="T25">x</text:span><text:span text:style-name="T24">) </text:span><text:span text:style-name="T24"><text:tab/></text:span><text:span text:style-name="T24">= 0</text:span></text:p>
          </draw:text-box>
        </draw:frame>
        <draw:frame draw:style-name="gr3" draw:text-style-name="P14" draw:layer="layout" svg:width="6.784cm" svg:height="1.399cm" svg:x="11.743cm" svg:y="14.182cm">
          <draw:text-box>
            <text:p><text:span text:style-name="T29">w</text:span><text:span text:style-name="T30">unigram “priest”</text:span><text:span text:style-name="T31"> </text:span><text:span text:style-name="T31"><text:tab/></text:span><text:span text:style-name="T32">= 2</text:span></text:p>
          </draw:text-box>
        </draw:frame>
        <draw:frame draw:style-name="gr3" draw:text-style-name="P11" draw:layer="layout" svg:width="8.054cm" svg:height="1.475cm" svg:x="2.007cm" svg:y="15.405cm">
          <draw:text-box>
            <text:p><text:span text:style-name="T22">φ</text:span><text:span text:style-name="T23">unigram “black”</text:span><text:span text:style-name="T24">(</text:span><text:span text:style-name="T25">x</text:span><text:span text:style-name="T24">) </text:span><text:span text:style-name="T24"><text:tab/></text:span><text:span text:style-name="T24">= 0</text:span></text:p>
          </draw:text-box>
        </draw:frame>
        <draw:frame draw:style-name="gr3" draw:text-style-name="P14" draw:layer="layout" svg:width="6.784cm" svg:height="1.399cm" svg:x="11.744cm" svg:y="15.382cm">
          <draw:text-box>
            <text:p><text:span text:style-name="T29">w</text:span><text:span text:style-name="T30">unigram “black”</text:span><text:span text:style-name="T31"> </text:span><text:span text:style-name="T31"><text:tab/></text:span><text:span text:style-name="T32">= 0</text:span></text:p>
          </draw:text-box>
        </draw:frame>
        <draw:frame draw:style-name="gr3" draw:text-style-name="P15" draw:layer="layout" svg:width="1.052cm" svg:height="1.826cm" svg:x="10.36cm" svg:y="10.56cm">
          <draw:text-box>
            <text:p><text:span text:style-name="T33">*</text:span></text:p>
          </draw:text-box>
        </draw:frame>
        <draw:frame draw:style-name="gr3" draw:text-style-name="P15" draw:layer="layout" svg:width="1.323cm" svg:height="1.826cm" svg:x="19.16cm" svg:y="10.36cm">
          <draw:text-box>
            <text:p><text:span text:style-name="T33">=</text:span></text:p>
          </draw:text-box>
        </draw:frame>
        <draw:frame draw:style-name="gr3" draw:text-style-name="P14" draw:layer="layout" svg:width="0.972cm" svg:height="1.195cm" svg:x="20.942cm" svg:y="5.781cm">
          <draw:text-box>
            <text:p><text:span text:style-name="T32">0</text:span></text:p>
          </draw:text-box>
        </draw:frame>
        <draw:frame draw:style-name="gr3" draw:text-style-name="P14" draw:layer="layout" svg:width="1.256cm" svg:height="1.195cm" svg:x="20.942cm" svg:y="6.982cm">
          <draw:text-box>
            <text:p><text:span text:style-name="T32">-3</text:span></text:p>
          </draw:text-box>
        </draw:frame>
        <draw:frame draw:style-name="gr3" draw:text-style-name="P15" draw:layer="layout" svg:width="1.912cm" svg:height="1.826cm" svg:x="10.153cm" svg:y="16.589cm">
          <draw:text-box>
            <text:p><text:span text:style-name="T33">…</text:span></text:p>
          </draw:text-box>
        </draw:frame>
        <draw:frame draw:style-name="gr3" draw:text-style-name="P14" draw:layer="layout" svg:width="0.972cm" svg:height="1.195cm" svg:x="20.942cm" svg:y="8.382cm">
          <draw:text-box>
            <text:p><text:span text:style-name="T32">0</text:span></text:p>
          </draw:text-box>
        </draw:frame>
        <draw:frame draw:style-name="gr3" draw:text-style-name="P14" draw:layer="layout" svg:width="0.972cm" svg:height="1.195cm" svg:x="20.942cm" svg:y="9.582cm">
          <draw:text-box>
            <text:p><text:span text:style-name="T32">0</text:span></text:p>
          </draw:text-box>
        </draw:frame>
        <draw:frame draw:style-name="gr3" draw:text-style-name="P14" draw:layer="layout" svg:width="0.972cm" svg:height="1.195cm" svg:x="20.942cm" svg:y="10.682cm">
          <draw:text-box>
            <text:p><text:span text:style-name="T32">0</text:span></text:p>
          </draw:text-box>
        </draw:frame>
        <draw:frame draw:style-name="gr3" draw:text-style-name="P14" draw:layer="layout" svg:width="0.972cm" svg:height="1.195cm" svg:x="20.942cm" svg:y="11.782cm">
          <draw:text-box>
            <text:p><text:span text:style-name="T32">0</text:span></text:p>
          </draw:text-box>
        </draw:frame>
        <draw:frame draw:style-name="gr3" draw:text-style-name="P14" draw:layer="layout" svg:width="0.972cm" svg:height="1.195cm" svg:x="20.942cm" svg:y="12.983cm">
          <draw:text-box>
            <text:p><text:span text:style-name="T32">0</text:span></text:p>
          </draw:text-box>
        </draw:frame>
        <draw:frame draw:style-name="gr3" draw:text-style-name="P14" draw:layer="layout" svg:width="0.972cm" svg:height="1.195cm" svg:x="20.942cm" svg:y="14.183cm">
          <draw:text-box>
            <text:p><text:span text:style-name="T32">0</text:span></text:p>
          </draw:text-box>
        </draw:frame>
        <draw:frame draw:style-name="gr3" draw:text-style-name="P14" draw:layer="layout" svg:width="0.972cm" svg:height="1.195cm" svg:x="20.942cm" svg:y="15.383cm">
          <draw:text-box>
            <text:p><text:span text:style-name="T32">0</text:span></text:p>
          </draw:text-box>
        </draw:frame>
        <draw:frame draw:style-name="gr3" draw:text-style-name="P15" draw:layer="layout" svg:width="1.912cm" svg:height="1.826cm" svg:x="20.453cm" svg:y="16.589cm">
          <draw:text-box>
            <text:p><text:span text:style-name="T33">…</text:span></text:p>
          </draw:text-box>
        </draw:frame>
        <draw:frame draw:style-name="gr3" draw:text-style-name="P14" draw:layer="layout" svg:width="0.997cm" svg:height="1.195cm" svg:x="21.942cm" svg:y="6.282cm">
          <draw:text-box>
            <text:p><text:span text:style-name="T32">+</text:span></text:p>
          </draw:text-box>
        </draw:frame>
        <draw:frame draw:style-name="gr3" draw:text-style-name="P14" draw:layer="layout" svg:width="0.997cm" svg:height="1.195cm" svg:x="21.943cm" svg:y="7.683cm">
          <draw:text-box>
            <text:p><text:span text:style-name="T32">+</text:span></text:p>
          </draw:text-box>
        </draw:frame>
        <draw:frame draw:style-name="gr3" draw:text-style-name="P14" draw:layer="layout" svg:width="0.997cm" svg:height="1.195cm" svg:x="21.942cm" svg:y="8.782cm">
          <draw:text-box>
            <text:p><text:span text:style-name="T32">+</text:span></text:p>
          </draw:text-box>
        </draw:frame>
        <draw:frame draw:style-name="gr3" draw:text-style-name="P14" draw:layer="layout" svg:width="0.997cm" svg:height="1.195cm" svg:x="21.943cm" svg:y="10.183cm">
          <draw:text-box>
            <text:p><text:span text:style-name="T32">+</text:span></text:p>
          </draw:text-box>
        </draw:frame>
        <draw:frame draw:style-name="gr3" draw:text-style-name="P14" draw:layer="layout" svg:width="0.997cm" svg:height="1.195cm" svg:x="21.942cm" svg:y="11.382cm">
          <draw:text-box>
            <text:p><text:span text:style-name="T32">+</text:span></text:p>
          </draw:text-box>
        </draw:frame>
        <draw:frame draw:style-name="gr3" draw:text-style-name="P14" draw:layer="layout" svg:width="0.997cm" svg:height="1.195cm" svg:x="21.943cm" svg:y="12.483cm">
          <draw:text-box>
            <text:p><text:span text:style-name="T32">+</text:span></text:p>
          </draw:text-box>
        </draw:frame>
        <draw:frame draw:style-name="gr3" draw:text-style-name="P14" draw:layer="layout" svg:width="0.997cm" svg:height="1.195cm" svg:x="21.942cm" svg:y="13.582cm">
          <draw:text-box>
            <text:p><text:span text:style-name="T32">+</text:span></text:p>
          </draw:text-box>
        </draw:frame>
        <draw:frame draw:style-name="gr3" draw:text-style-name="P14" draw:layer="layout" svg:width="0.997cm" svg:height="1.195cm" svg:x="21.943cm" svg:y="14.783cm">
          <draw:text-box>
            <text:p><text:span text:style-name="T32">+</text:span></text:p>
          </draw:text-box>
        </draw:frame>
        <draw:frame draw:style-name="gr3" draw:text-style-name="P14" draw:layer="layout" svg:width="0.997cm" svg:height="1.195cm" svg:x="21.944cm" svg:y="15.884cm">
          <draw:text-box>
            <text:p><text:span text:style-name="T32">+</text:span></text:p>
          </draw:text-box>
        </draw:frame>
        <draw:frame draw:style-name="gr3" draw:text-style-name="P14" draw:layer="layout" svg:width="0.997cm" svg:height="1.195cm" svg:x="21.145cm" svg:y="18.085cm">
          <draw:text-box>
            <text:p><text:span text:style-name="T32">=</text:span></text:p>
          </draw:text-box>
        </draw:frame>
        <draw:frame draw:style-name="gr3" draw:text-style-name="P16" draw:layer="layout" svg:width="4.177cm" svg:height="1.276cm" svg:x="21.146cm" svg:y="19.186cm">
          <draw:text-box>
            <text:p><text:span text:style-name="T34">-3 → No!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Kyodai_25_20Presentation" presentation:presentation-page-layout-name="AL2T1">
        <draw:custom-shape draw:style-name="gr7" draw:text-style-name="P6" draw:layer="layout" svg:width="7.62cm" svg:height="7.62cm" svg:x="13.025cm" svg:y="8.255cm">
          <text:p/>
          <draw:enhanced-geometry svg:viewBox="0 0 21600 21600" draw:type="rectangle" draw:enhanced-path="M 0 0 L 21600 0 21600 21600 0 21600 0 0 Z N"/>
        </draw:custom-shape>
        <draw:frame presentation:style-name="pr7" draw:layer="layout" svg:width="25.199cm" svg:height="3.237cm" svg:x="1.27cm" svg:y="1.574cm" presentation:class="title">
          <draw:text-box>
            <text:p>パーセプトロン</text:p>
          </draw:text-box>
        </draw:frame>
        <draw:frame presentation:style-name="pr11" draw:layer="layout" svg:width="25.199cm" svg:height="1.064cm" svg:x="1.471cm" svg:y="5.08cm" presentation:class="outline" presentation:user-transformed="true">
          <draw:text-box>
            <text:list text:style-name="L2">
              <text:list-item>
                <text:p>重み付き和を計算する「機械」として考える</text:p>
              </text:list-item>
            </text:list>
          </draw:text-box>
        </draw:frame>
        <draw:frame draw:style-name="gr5" draw:layer="layout" svg:width="7.62cm" svg:height="1.626cm" svg:x="13.06cm" svg:y="10.93cm"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3" draw:text-style-name="P11" draw:layer="layout" svg:width="4.244cm" svg:height="1.475cm" svg:x="2.87cm" svg:y="6.985cm">
          <draw:text-box>
            <text:p><text:span text:style-name="T22">φ</text:span><text:span text:style-name="T23">“A”</text:span><text:span text:style-name="T24"><text:tab/></text:span><text:span text:style-name="T24"><text:tab/></text:span><text:span text:style-name="T24">= 1</text:span></text:p>
          </draw:text-box>
        </draw:frame>
        <draw:frame draw:style-name="gr3" draw:text-style-name="P11" draw:layer="layout" svg:width="4.244cm" svg:height="1.475cm" svg:x="2.87cm" svg:y="8.16cm">
          <draw:text-box>
            <text:p><text:span text:style-name="T22">φ</text:span><text:span text:style-name="T23">“site”</text:span><text:span text:style-name="T24"><text:tab/></text:span><text:span text:style-name="T24">= 1</text:span></text:p>
          </draw:text-box>
        </draw:frame>
        <draw:frame draw:style-name="gr3" draw:text-style-name="P11" draw:layer="layout" svg:width="4.244cm" svg:height="1.475cm" svg:x="2.97cm" svg:y="11.805cm">
          <draw:text-box>
            <text:p><text:span text:style-name="T22">φ</text:span><text:span text:style-name="T23">“,”</text:span><text:span text:style-name="T23"><text:tab/></text:span><text:span text:style-name="T24"><text:tab/></text:span><text:span text:style-name="T24">= 2</text:span></text:p>
          </draw:text-box>
        </draw:frame>
        <draw:frame draw:style-name="gr3" draw:text-style-name="P11" draw:layer="layout" svg:width="4.244cm" svg:height="1.475cm" svg:x="2.87cm" svg:y="9.36cm">
          <draw:text-box>
            <text:p><text:span text:style-name="T22">φ</text:span><text:span text:style-name="T23">“located”</text:span><text:span text:style-name="T24"><text:tab/></text:span><text:span text:style-name="T24">= 1</text:span></text:p>
          </draw:text-box>
        </draw:frame>
        <draw:frame draw:style-name="gr3" draw:text-style-name="P11" draw:layer="layout" svg:width="4.244cm" svg:height="1.475cm" svg:x="3.001cm" svg:y="12.91cm">
          <draw:text-box>
            <text:p><text:span text:style-name="T22">φ</text:span><text:span text:style-name="T23">“in”</text:span><text:span text:style-name="T24"><text:tab/></text:span><text:span text:style-name="T24"><text:tab/></text:span><text:span text:style-name="T24">= 1</text:span></text:p>
          </draw:text-box>
        </draw:frame>
        <draw:frame draw:style-name="gr3" draw:text-style-name="P11" draw:layer="layout" svg:width="4.341cm" svg:height="1.475cm" svg:x="2.999cm" svg:y="10.635cm">
          <draw:text-box>
            <text:p><text:span text:style-name="T22">φ</text:span><text:span text:style-name="T23">“Maizuru”</text:span><text:span text:style-name="T24">= 1</text:span></text:p>
          </draw:text-box>
        </draw:frame>
        <draw:frame draw:style-name="gr3" draw:text-style-name="P11" draw:layer="layout" svg:width="4.244cm" svg:height="1.475cm" svg:x="2.97cm" svg:y="14.01cm">
          <draw:text-box>
            <text:p><text:span text:style-name="T22">φ</text:span><text:span text:style-name="T23">“Kyoto”</text:span><text:span text:style-name="T24"> </text:span><text:span text:style-name="T24"><text:tab/></text:span><text:span text:style-name="T24">= 1</text:span></text:p>
          </draw:text-box>
        </draw:frame>
        <draw:frame draw:style-name="gr3" draw:text-style-name="P11" draw:layer="layout" svg:width="4.244cm" svg:height="1.475cm" svg:x="2.971cm" svg:y="15.21cm">
          <draw:text-box>
            <text:p><text:span text:style-name="T22">φ</text:span><text:span text:style-name="T23">“priest”</text:span><text:span text:style-name="T24"> </text:span><text:span text:style-name="T24"><text:tab/></text:span><text:span text:style-name="T24">= 0</text:span></text:p>
          </draw:text-box>
        </draw:frame>
        <draw:frame draw:style-name="gr3" draw:text-style-name="P11" draw:layer="layout" svg:width="4.244cm" svg:height="1.475cm" svg:x="2.972cm" svg:y="16.41cm">
          <draw:text-box>
            <text:p><text:span text:style-name="T22">φ</text:span><text:span text:style-name="T23">“black”</text:span><text:span text:style-name="T24"> </text:span><text:span text:style-name="T24"><text:tab/></text:span><text:span text:style-name="T24">= 0</text:span></text:p>
          </draw:text-box>
        </draw:frame>
        <draw:line draw:style-name="gr4" draw:text-style-name="P6" draw:layer="layout" svg:x1="7.245cm" svg:y1="7.62cm" svg:x2="12.96cm" svg:y2="10.795cm">
          <text:p/>
        </draw:line>
        <draw:line draw:style-name="gr4" draw:text-style-name="P6" draw:layer="layout" svg:x1="7.246cm" svg:y1="8.92cm" svg:x2="12.96cm" svg:y2="11.095cm">
          <text:p/>
        </draw:line>
        <draw:line draw:style-name="gr4" draw:text-style-name="P6" draw:layer="layout" svg:x1="7.245cm" svg:y1="10.16cm" svg:x2="12.96cm" svg:y2="11.43cm">
          <text:p/>
        </draw:line>
        <draw:line draw:style-name="gr4" draw:text-style-name="P6" draw:layer="layout" svg:x1="7.245cm" svg:y1="11.16cm" svg:x2="12.961cm" svg:y2="11.89cm">
          <text:p/>
        </draw:line>
        <draw:line draw:style-name="gr4" draw:text-style-name="P6" draw:layer="layout" svg:x1="7.245cm" svg:y1="12.5cm" svg:x2="12.961cm" svg:y2="12.39cm">
          <text:p/>
        </draw:line>
        <draw:line draw:style-name="gr4" draw:text-style-name="P6" draw:layer="layout" svg:x1="7.245cm" svg:y1="13.5cm" svg:x2="12.96cm" svg:y2="12.7cm">
          <text:p/>
        </draw:line>
        <draw:line draw:style-name="gr4" draw:text-style-name="P6" draw:layer="layout" svg:x1="7.245cm" svg:y1="14.605cm" svg:x2="12.961cm" svg:y2="13.2cm">
          <text:p/>
        </draw:line>
        <draw:line draw:style-name="gr4" draw:text-style-name="P6" draw:layer="layout" svg:x1="7.245cm" svg:y1="15.606cm" svg:x2="12.96cm" svg:y2="13.335cm">
          <text:p/>
        </draw:line>
        <draw:line draw:style-name="gr4" draw:text-style-name="P6" draw:layer="layout" svg:x1="7.245cm" svg:y1="16.51cm" svg:x2="12.961cm" svg:y2="13.836cm">
          <text:p/>
        </draw:line>
        <draw:frame draw:style-name="gr8" draw:text-style-name="P17" draw:layer="layout" svg:width="0.934cm" svg:height="1.119cm" svg:x="8.55cm" svg:y="7.555cm">
          <draw:text-box>
            <text:p><text:span text:style-name="T35">0</text:span></text:p>
          </draw:text-box>
        </draw:frame>
        <draw:frame draw:style-name="gr8" draw:text-style-name="P17" draw:layer="layout" svg:width="1.192cm" svg:height="1.119cm" svg:x="8.55cm" svg:y="8.656cm">
          <draw:text-box>
            <text:p><text:span text:style-name="T35">-3</text:span></text:p>
          </draw:text-box>
        </draw:frame>
        <draw:frame draw:style-name="gr8" draw:text-style-name="P17" draw:layer="layout" svg:width="0.934cm" svg:height="1.119cm" svg:x="8.55cm" svg:y="9.657cm">
          <draw:text-box>
            <text:p><text:span text:style-name="T35">0</text:span></text:p>
          </draw:text-box>
        </draw:frame>
        <draw:frame draw:style-name="gr8" draw:text-style-name="P17" draw:layer="layout" svg:width="0.934cm" svg:height="1.119cm" svg:x="8.55cm" svg:y="10.458cm">
          <draw:text-box>
            <text:p><text:span text:style-name="T35">0</text:span></text:p>
          </draw:text-box>
        </draw:frame>
        <draw:frame draw:style-name="gr8" draw:text-style-name="P17" draw:layer="layout" svg:width="0.934cm" svg:height="1.119cm" svg:x="8.55cm" svg:y="11.459cm">
          <draw:text-box>
            <text:p><text:span text:style-name="T35">0</text:span></text:p>
          </draw:text-box>
        </draw:frame>
        <draw:frame draw:style-name="gr8" draw:text-style-name="P17" draw:layer="layout" svg:width="0.934cm" svg:height="1.119cm" svg:x="8.55cm" svg:y="12.36cm">
          <draw:text-box>
            <text:p><text:span text:style-name="T35">0</text:span></text:p>
          </draw:text-box>
        </draw:frame>
        <draw:frame draw:style-name="gr8" draw:text-style-name="P17" draw:layer="layout" svg:width="0.934cm" svg:height="1.119cm" svg:x="8.55cm" svg:y="13.161cm">
          <draw:text-box>
            <text:p><text:span text:style-name="T35">0</text:span></text:p>
          </draw:text-box>
        </draw:frame>
        <draw:frame draw:style-name="gr8" draw:text-style-name="P17" draw:layer="layout" svg:width="0.934cm" svg:height="1.119cm" svg:x="8.55cm" svg:y="13.962cm">
          <draw:text-box>
            <text:p><text:span text:style-name="T35">2</text:span></text:p>
          </draw:text-box>
        </draw:frame>
        <draw:frame draw:style-name="gr8" draw:text-style-name="P17" draw:layer="layout" svg:width="0.934cm" svg:height="1.119cm" svg:x="8.55cm" svg:y="14.763cm">
          <draw:text-box>
            <text:p><text:span text:style-name="T35">0</text:span></text:p>
          </draw:text-box>
        </draw:frame>
        <draw:line draw:style-name="gr4" draw:text-style-name="P6" draw:layer="layout" svg:x1="20.58cm" svg:y1="11.865cm" svg:x2="22.485cm" svg:y2="11.865cm">
          <text:p/>
        </draw:line>
        <draw:frame draw:style-name="gr3" draw:text-style-name="P16" draw:layer="layout" svg:width="1.319cm" svg:height="1.276cm" svg:x="22.485cm" svg:y="11.284cm">
          <draw:text-box>
            <text:p><text:span text:style-name="T36">-1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Kyodai_25_20Presentation" presentation:presentation-page-layout-name="AL2T1">
        <draw:frame presentation:style-name="pr7" draw:layer="layout" svg:width="25.199cm" svg:height="3.237cm" svg:x="1.27cm" svg:y="1.574cm" presentation:class="title">
          <draw:text-box>
            <text:p>問題：線形分類のみ</text:p>
          </draw:text-box>
        </draw:frame>
        <draw:frame presentation:style-name="pr12" draw:layer="layout" svg:width="25.199cm" svg:height="13.86cm" svg:x="1.471cm" svg:y="5.08cm" presentation:class="outline" presentation:user-transformed="true">
          <draw:text-box>
            <text:list text:style-name="L2">
              <text:list-item>
                <text:p>線形分離不可能な問題に対して高い精度は実現不可</text:p>
              </text:list-item>
            </text:list>
          </draw:text-box>
        </draw:frame>
        <draw:frame draw:style-name="gr3" draw:text-style-name="P18" draw:layer="layout" svg:width="1.116cm" svg:height="1.276cm" svg:x="10.617cm" svg:y="11.026cm">
          <draw:text-box>
            <text:p><text:span text:style-name="T37">X</text:span></text:p>
          </draw:text-box>
        </draw:frame>
        <draw:frame draw:style-name="gr3" draw:text-style-name="P19" draw:layer="layout" svg:width="1.217cm" svg:height="1.276cm" svg:x="10.618cm" svg:y="15.026cm">
          <draw:text-box>
            <text:p><text:span text:style-name="T38">O</text:span></text:p>
          </draw:text-box>
        </draw:frame>
        <draw:frame draw:style-name="gr3" draw:text-style-name="P19" draw:layer="layout" svg:width="1.217cm" svg:height="1.276cm" svg:x="14.618cm" svg:y="11.026cm">
          <draw:text-box>
            <text:p><text:span text:style-name="T38">O</text:span></text:p>
          </draw:text-box>
        </draw:frame>
        <draw:frame draw:style-name="gr9" draw:text-style-name="P18" draw:layer="layout" svg:width="1.116cm" svg:height="1.426cm" svg:x="14.618cm" svg:y="15.026cm">
          <draw:text-box>
            <text:p><text:span text:style-name="T37">X</text:span></text:p>
          </draw:text-box>
        </draw:frame>
        <draw:line draw:style-name="gr10" draw:text-style-name="P6" draw:layer="layout" svg:x1="13.135cm" svg:y1="8.256cm" svg:x2="13.135cm" svg:y2="20.321cm">
          <text:p/>
        </draw:line>
        <draw:line draw:style-name="gr10" draw:text-style-name="P6" draw:layer="layout" svg:x1="6.985cm" svg:y1="13.671cm" svg:x2="20.32cm" svg:y2="13.671cm">
          <text:p/>
        </draw:lin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Kyodai_25_20Presentation" presentation:presentation-page-layout-name="AL2T1">
        <draw:frame presentation:style-name="pr7" draw:layer="layout" svg:width="25.199cm" svg:height="3.237cm" svg:x="1.27cm" svg:y="1.574cm" presentation:class="title">
          <draw:text-box>
            <text:p>ニューラルネット</text:p>
          </draw:text-box>
        </draw:frame>
        <draw:frame presentation:style-name="pr10" draw:layer="layout" svg:width="25.199cm" svg:height="1.064cm" svg:x="1.471cm" svg:y="5.08cm" presentation:class="outline" presentation:user-transformed="true">
          <draw:text-box>
            <text:list text:style-name="L2">
              <text:list-item>
                <text:p>複数のパーセプトロンをつなげる</text:p>
              </text:list-item>
            </text:list>
          </draw:text-box>
        </draw:frame>
        <draw:frame draw:style-name="gr3" draw:text-style-name="P11" draw:layer="layout" svg:width="4.244cm" svg:height="1.475cm" svg:x="4.971cm" svg:y="7.185cm">
          <draw:text-box>
            <text:p><text:span text:style-name="T22">φ</text:span><text:span text:style-name="T23">“A”</text:span><text:span text:style-name="T24"><text:tab/></text:span><text:span text:style-name="T24"><text:tab/></text:span><text:span text:style-name="T24">= 1</text:span></text:p>
          </draw:text-box>
        </draw:frame>
        <draw:frame draw:style-name="gr3" draw:text-style-name="P11" draw:layer="layout" svg:width="4.244cm" svg:height="1.475cm" svg:x="4.971cm" svg:y="8.36cm">
          <draw:text-box>
            <text:p><text:span text:style-name="T22">φ</text:span><text:span text:style-name="T23">“site”</text:span><text:span text:style-name="T24"><text:tab/></text:span><text:span text:style-name="T24">= 1</text:span></text:p>
          </draw:text-box>
        </draw:frame>
        <draw:frame draw:style-name="gr3" draw:text-style-name="P11" draw:layer="layout" svg:width="4.244cm" svg:height="1.475cm" svg:x="5.071cm" svg:y="12.005cm">
          <draw:text-box>
            <text:p><text:span text:style-name="T22">φ</text:span><text:span text:style-name="T23">“,”</text:span><text:span text:style-name="T23"><text:tab/></text:span><text:span text:style-name="T24"><text:tab/></text:span><text:span text:style-name="T24">= 2</text:span></text:p>
          </draw:text-box>
        </draw:frame>
        <draw:frame draw:style-name="gr3" draw:text-style-name="P11" draw:layer="layout" svg:width="4.244cm" svg:height="1.475cm" svg:x="4.971cm" svg:y="9.56cm">
          <draw:text-box>
            <text:p><text:span text:style-name="T22">φ</text:span><text:span text:style-name="T23">“located”</text:span><text:span text:style-name="T24"><text:tab/></text:span><text:span text:style-name="T24">= 1</text:span></text:p>
          </draw:text-box>
        </draw:frame>
        <draw:frame draw:style-name="gr3" draw:text-style-name="P11" draw:layer="layout" svg:width="4.244cm" svg:height="1.475cm" svg:x="5.102cm" svg:y="13.11cm">
          <draw:text-box>
            <text:p><text:span text:style-name="T22">φ</text:span><text:span text:style-name="T23">“in”</text:span><text:span text:style-name="T24"><text:tab/></text:span><text:span text:style-name="T24"><text:tab/></text:span><text:span text:style-name="T24">= 1</text:span></text:p>
          </draw:text-box>
        </draw:frame>
        <draw:frame draw:style-name="gr3" draw:text-style-name="P11" draw:layer="layout" svg:width="4.341cm" svg:height="1.475cm" svg:x="5.1cm" svg:y="10.835cm">
          <draw:text-box>
            <text:p><text:span text:style-name="T22">φ</text:span><text:span text:style-name="T23">“Maizuru”</text:span><text:span text:style-name="T24">= 1</text:span></text:p>
          </draw:text-box>
        </draw:frame>
        <draw:frame draw:style-name="gr3" draw:text-style-name="P11" draw:layer="layout" svg:width="4.244cm" svg:height="1.475cm" svg:x="5.071cm" svg:y="14.21cm">
          <draw:text-box>
            <text:p><text:span text:style-name="T22">φ</text:span><text:span text:style-name="T23">“Kyoto”</text:span><text:span text:style-name="T24"> </text:span><text:span text:style-name="T24"><text:tab/></text:span><text:span text:style-name="T24">= 1</text:span></text:p>
          </draw:text-box>
        </draw:frame>
        <draw:frame draw:style-name="gr3" draw:text-style-name="P11" draw:layer="layout" svg:width="4.244cm" svg:height="1.475cm" svg:x="5.072cm" svg:y="15.41cm">
          <draw:text-box>
            <text:p><text:span text:style-name="T22">φ</text:span><text:span text:style-name="T23">“priest”</text:span><text:span text:style-name="T24"> </text:span><text:span text:style-name="T24"><text:tab/></text:span><text:span text:style-name="T24">= 0</text:span></text:p>
          </draw:text-box>
        </draw:frame>
        <draw:frame draw:style-name="gr3" draw:text-style-name="P11" draw:layer="layout" svg:width="4.244cm" svg:height="1.475cm" svg:x="5.073cm" svg:y="16.61cm">
          <draw:text-box>
            <text:p><text:span text:style-name="T22">φ</text:span><text:span text:style-name="T23">“black”</text:span><text:span text:style-name="T24"> </text:span><text:span text:style-name="T24"><text:tab/></text:span><text:span text:style-name="T24">= 0</text:span></text:p>
          </draw:text-box>
        </draw:frame>
        <draw:g>
          <draw:line draw:style-name="gr4" draw:text-style-name="P6" draw:layer="layout" svg:x1="9.346cm" svg:y1="7.82cm" svg:x2="11.955cm" svg:y2="12.265cm">
            <text:p/>
          </draw:line>
          <draw:line draw:style-name="gr4" draw:text-style-name="P6" draw:layer="layout" svg:x1="9.346cm" svg:y1="9.12cm" svg:x2="11.955cm" svg:y2="12.265cm">
            <text:p/>
          </draw:line>
          <draw:line draw:style-name="gr4" draw:text-style-name="P6" draw:layer="layout" svg:x1="9.346cm" svg:y1="10.36cm" svg:x2="11.955cm" svg:y2="12.265cm">
            <text:p/>
          </draw:line>
          <draw:line draw:style-name="gr4" draw:text-style-name="P6" draw:layer="layout" svg:x1="9.346cm" svg:y1="11.36cm" svg:x2="11.924cm" svg:y2="12.09cm">
            <text:p/>
          </draw:line>
          <draw:line draw:style-name="gr4" draw:text-style-name="P6" draw:layer="layout" svg:x1="9.346cm" svg:y1="12.7cm" svg:x2="11.955cm" svg:y2="12.265cm">
            <text:p/>
          </draw:line>
          <draw:line draw:style-name="gr4" draw:text-style-name="P6" draw:layer="layout" svg:x1="9.346cm" svg:y1="13.7cm" svg:x2="11.955cm" svg:y2="12.265cm">
            <text:p/>
          </draw:line>
          <draw:line draw:style-name="gr4" draw:text-style-name="P6" draw:layer="layout" svg:x1="9.346cm" svg:y1="14.805cm" svg:x2="11.955cm" svg:y2="12.265cm">
            <text:p/>
          </draw:line>
          <draw:line draw:style-name="gr4" draw:text-style-name="P6" draw:layer="layout" svg:x1="9.346cm" svg:y1="15.806cm" svg:x2="11.955cm" svg:y2="12.265cm">
            <text:p/>
          </draw:line>
          <draw:line draw:style-name="gr4" draw:text-style-name="P6" draw:layer="layout" svg:x1="9.346cm" svg:y1="16.71cm" svg:x2="11.955cm" svg:y2="12.265cm">
            <text:p/>
          </draw:line>
        </draw:g>
        <draw:custom-shape draw:style-name="gr7" draw:text-style-name="P6" draw:layer="layout" svg:width="1.27cm" svg:height="2.54cm" svg:x="11.955cm" svg:y="10.9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1.27cm" svg:height="2.54cm" svg:x="11.955cm" svg:y="7.2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1.27cm" svg:height="2.54cm" svg:x="11.955cm" svg:y="15.26cm">
          <text:p/>
          <draw:enhanced-geometry svg:viewBox="0 0 21600 21600" draw:type="rectangle" draw:enhanced-path="M 0 0 L 21600 0 21600 21600 0 21600 0 0 Z N"/>
        </draw:custom-shape>
        <draw:line draw:style-name="gr4" draw:text-style-name="P6" draw:layer="layout" svg:x1="9.415cm" svg:y1="13.535cm" svg:x2="11.956cm" svg:y2="8.465cm">
          <text:p/>
        </draw:line>
        <draw:line draw:style-name="gr4" draw:text-style-name="P6" draw:layer="layout" svg:x1="9.415cm" svg:y1="14.805cm" svg:x2="11.956cm" svg:y2="8.465cm">
          <text:p/>
        </draw:line>
        <draw:line draw:style-name="gr4" draw:text-style-name="P6" draw:layer="layout" svg:x1="9.415cm" svg:y1="16.075cm" svg:x2="11.956cm" svg:y2="8.465cm">
          <text:p/>
        </draw:line>
        <draw:line draw:style-name="gr4" draw:text-style-name="P6" draw:layer="layout" svg:x1="9.347cm" svg:y1="7.56cm" svg:x2="11.925cm" svg:y2="8.29cm">
          <text:p/>
        </draw:line>
        <draw:line draw:style-name="gr4" draw:text-style-name="P6" draw:layer="layout" svg:x1="9.347cm" svg:y1="8.9cm" svg:x2="11.956cm" svg:y2="8.465cm">
          <text:p/>
        </draw:line>
        <draw:line draw:style-name="gr4" draw:text-style-name="P6" draw:layer="layout" svg:x1="9.347cm" svg:y1="9.9cm" svg:x2="11.956cm" svg:y2="8.465cm">
          <text:p/>
        </draw:line>
        <draw:line draw:style-name="gr4" draw:text-style-name="P6" draw:layer="layout" svg:x1="9.347cm" svg:y1="11.005cm" svg:x2="11.956cm" svg:y2="8.465cm">
          <text:p/>
        </draw:line>
        <draw:line draw:style-name="gr4" draw:text-style-name="P6" draw:layer="layout" svg:x1="9.347cm" svg:y1="12.006cm" svg:x2="11.956cm" svg:y2="8.465cm">
          <text:p/>
        </draw:line>
        <draw:line draw:style-name="gr4" draw:text-style-name="P6" draw:layer="layout" svg:x1="9.415cm" svg:y1="16.71cm" svg:x2="11.956cm" svg:y2="8.465cm">
          <text:p/>
        </draw:line>
        <draw:line draw:style-name="gr4" draw:text-style-name="P6" draw:layer="layout" svg:x1="9.347cm" svg:y1="12.32cm" svg:x2="11.956cm" svg:y2="16.765cm">
          <text:p/>
        </draw:line>
        <draw:line draw:style-name="gr4" draw:text-style-name="P6" draw:layer="layout" svg:x1="9.347cm" svg:y1="13.62cm" svg:x2="11.956cm" svg:y2="16.765cm">
          <text:p/>
        </draw:line>
        <draw:line draw:style-name="gr4" draw:text-style-name="P6" draw:layer="layout" svg:x1="9.347cm" svg:y1="14.86cm" svg:x2="11.956cm" svg:y2="16.765cm">
          <text:p/>
        </draw:line>
        <draw:line draw:style-name="gr4" draw:text-style-name="P6" draw:layer="layout" svg:x1="9.347cm" svg:y1="15.86cm" svg:x2="11.925cm" svg:y2="16.59cm">
          <text:p/>
        </draw:line>
        <draw:line draw:style-name="gr4" draw:text-style-name="P6" draw:layer="layout" svg:x1="9.347cm" svg:y1="17.2cm" svg:x2="11.956cm" svg:y2="16.765cm">
          <text:p/>
        </draw:line>
        <draw:line draw:style-name="gr4" draw:text-style-name="P6" draw:layer="layout" svg:x1="9.415cm" svg:y1="11.63cm" svg:x2="11.956cm" svg:y2="16.765cm">
          <text:p/>
        </draw:line>
        <draw:line draw:style-name="gr4" draw:text-style-name="P6" draw:layer="layout" svg:x1="9.415cm" svg:y1="10.36cm" svg:x2="11.956cm" svg:y2="16.765cm">
          <text:p/>
        </draw:line>
        <draw:line draw:style-name="gr4" draw:text-style-name="P6" draw:layer="layout" svg:x1="9.415cm" svg:y1="9.09cm" svg:x2="11.956cm" svg:y2="16.765cm">
          <text:p/>
        </draw:line>
        <draw:line draw:style-name="gr4" draw:text-style-name="P6" draw:layer="layout" svg:x1="9.415cm" svg:y1="7.82cm" svg:x2="11.956cm" svg:y2="16.765cm">
          <text:p/>
        </draw:line>
        <draw:custom-shape draw:style-name="gr7" draw:text-style-name="P6" draw:layer="layout" svg:width="1.27cm" svg:height="2.54cm" svg:x="16.355cm" svg:y="10.96cm">
          <text:p/>
          <draw:enhanced-geometry svg:viewBox="0 0 21600 21600" draw:type="rectangle" draw:enhanced-path="M 0 0 L 21600 0 21600 21600 0 21600 0 0 Z N"/>
        </draw:custom-shape>
        <draw:line draw:style-name="gr4" draw:text-style-name="P6" draw:layer="layout" svg:x1="13.33cm" svg:y1="8.455cm" svg:x2="16.505cm" svg:y2="12.265cm">
          <text:p/>
        </draw:line>
        <draw:line draw:style-name="gr4" draw:text-style-name="P6" draw:layer="layout" svg:x1="13.33cm" svg:y1="12.265cm" svg:x2="16.506cm" svg:y2="12.265cm">
          <text:p/>
        </draw:line>
        <draw:line draw:style-name="gr4" draw:text-style-name="P6" draw:layer="layout" svg:x1="13.33cm" svg:y1="16.71cm" svg:x2="16.506cm" svg:y2="12.265cm">
          <text:p/>
        </draw:line>
        <draw:line draw:style-name="gr4" draw:text-style-name="P6" draw:layer="layout" svg:x1="17.63cm" svg:y1="12.265cm" svg:x2="20.806cm" svg:y2="12.265cm">
          <text:p/>
        </draw:line>
        <draw:frame draw:style-name="gr3" draw:text-style-name="P16" draw:layer="layout" svg:width="1.319cm" svg:height="1.276cm" svg:x="20.955cm" svg:y="11.63cm">
          <draw:text-box>
            <text:p><text:span text:style-name="T36">-1</text:span></text:p>
          </draw:text-box>
        </draw:frame>
        <draw:frame presentation:style-name="pr10" draw:layer="layout" svg:width="25.199cm" svg:height="1.064cm" svg:x="1.472cm" svg:y="18.88cm" presentation:class="outline" presentation:user-transformed="true">
          <draw:text-box>
            <text:list text:style-name="L2">
              <text:list-item>
                <text:p>モチベーション：線形でない関数も表現可能！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Kyodai_25_20Presentation" presentation:presentation-page-layout-name="AL2T1">
        <office:forms form:automatic-focus="false" form:apply-design-mode="false"/>
        <draw:frame presentation:style-name="pr7" draw:layer="layout" svg:width="25.199cm" svg:height="3.237cm" svg:x="1.27cm" svg:y="1.574cm" presentation:class="title">
          <draw:text-box>
            <text:p>例: </text:p>
          </draw:text-box>
        </draw:frame>
        <draw:frame presentation:style-name="pr11" draw:layer="layout" svg:width="25.199cm" svg:height="1.102cm" svg:x="1.471cm" svg:y="5.08cm" presentation:class="outline" presentation:user-transformed="true">
          <draw:text-box>
            <text:list text:style-name="L2">
              <text:list-item>
                <text:p>2つの分類器を作成</text:p>
              </text:list-item>
            </text:list>
          </draw:text-box>
        </draw:frame>
        <draw:frame draw:style-name="gr3" draw:text-style-name="P18" draw:layer="layout" svg:width="1.116cm" svg:height="1.276cm" svg:x="2.217cm" svg:y="8.726cm">
          <draw:text-box>
            <text:p><text:span text:style-name="T37">X</text:span></text:p>
          </draw:text-box>
        </draw:frame>
        <draw:frame draw:style-name="gr3" draw:text-style-name="P19" draw:layer="layout" svg:width="1.217cm" svg:height="1.276cm" svg:x="2.218cm" svg:y="12.726cm">
          <draw:text-box>
            <text:p><text:span text:style-name="T38">O</text:span></text:p>
          </draw:text-box>
        </draw:frame>
        <draw:frame draw:style-name="gr3" draw:text-style-name="P19" draw:layer="layout" svg:width="1.217cm" svg:height="1.276cm" svg:x="6.218cm" svg:y="8.726cm">
          <draw:text-box>
            <text:p><text:span text:style-name="T38">O</text:span></text:p>
          </draw:text-box>
        </draw:frame>
        <draw:frame draw:style-name="gr9" draw:text-style-name="P18" draw:layer="layout" svg:width="1.116cm" svg:height="1.426cm" svg:x="6.218cm" svg:y="12.726cm">
          <draw:text-box>
            <text:p><text:span text:style-name="T37">X</text:span></text:p>
          </draw:text-box>
        </draw:frame>
        <draw:line draw:style-name="gr10" draw:text-style-name="P6" draw:layer="layout" svg:x1="4.835cm" svg:y1="9.156cm" svg:x2="4.835cm" svg:y2="13.6cm">
          <text:p/>
        </draw:line>
        <draw:line draw:style-name="gr10" draw:text-style-name="P6" draw:layer="layout" svg:x1="2.385cm" svg:y1="11.371cm" svg:x2="7.375cm" svg:y2="11.371cm">
          <text:p/>
        </draw:line>
        <draw:frame draw:style-name="gr3" draw:text-style-name="P8" draw:layer="layout" svg:width="4.858cm" svg:height="1.374cm" svg:x="5.936cm" svg:y="6.99cm">
          <draw:text-box>
            <text:p><text:span text:style-name="T39">φ</text:span><text:span text:style-name="T11">(</text:span><text:span text:style-name="T40">x</text:span><text:span text:style-name="T41">2</text:span><text:span text:style-name="T11">) = {1, 1}</text:span></text:p>
          </draw:text-box>
        </draw:frame>
        <draw:frame draw:style-name="gr3" draw:text-style-name="P8" draw:layer="layout" svg:width="5.116cm" svg:height="1.374cm" svg:x="0.736cm" svg:y="6.99cm">
          <draw:text-box>
            <text:p><text:span text:style-name="T39">φ</text:span><text:span text:style-name="T11">(</text:span><text:span text:style-name="T40">x</text:span><text:span text:style-name="T41">1</text:span><text:span text:style-name="T11">) = {-1, 1}</text:span></text:p>
          </draw:text-box>
        </draw:frame>
        <draw:frame draw:style-name="gr3" draw:text-style-name="P8" draw:layer="layout" svg:width="5.116cm" svg:height="1.374cm" svg:x="5.936cm" svg:y="14.29cm">
          <draw:text-box>
            <text:p><text:span text:style-name="T39">φ</text:span><text:span text:style-name="T11">(</text:span><text:span text:style-name="T40">x</text:span><text:span text:style-name="T41">4</text:span><text:span text:style-name="T11">) = {1, -1}</text:span></text:p>
          </draw:text-box>
        </draw:frame>
        <draw:frame draw:style-name="gr3" draw:text-style-name="P8" draw:layer="layout" svg:width="5.374cm" svg:height="1.374cm" svg:x="0.736cm" svg:y="14.29cm">
          <draw:text-box>
            <text:p><text:span text:style-name="T39">φ</text:span><text:span text:style-name="T11">(</text:span><text:span text:style-name="T40">x</text:span><text:span text:style-name="T41">3</text:span><text:span text:style-name="T11">) = {-1, -1}</text:span></text:p>
          </draw:text-box>
        </draw:frame>
        <draw:custom-shape draw:style-name="gr11" draw:text-style-name="P20" xml:id="id1" draw:id="id1" draw:layer="layout" svg:width="1.27cm" svg:height="2.54cm" svg:x="17.714cm" svg:y="8.525cm">
          <text:p text:style-name="P6"><text:span text:style-name="T42">w1</text:span></text:p>
          <draw:enhanced-geometry svg:viewBox="0 0 21600 21600" draw:type="rectangle" draw:enhanced-path="M 0 0 L 21600 0 21600 21600 0 21600 0 0 Z N"/>
        </draw:custom-shape>
        <draw:custom-shape draw:style-name="gr12" draw:text-style-name="P20" xml:id="id14" draw:id="id14" draw:layer="layout" svg:width="1.27cm" svg:height="2.54cm" svg:x="17.714cm" svg:y="14.125cm">
          <text:p text:style-name="P6"><text:span text:style-name="T42">w2</text:span></text:p>
          <draw:enhanced-geometry svg:viewBox="0 0 21600 21600" draw:type="rectangle" draw:enhanced-path="M 0 0 L 21600 0 21600 21600 0 21600 0 0 Z N"/>
        </draw:custom-shape>
        <draw:frame draw:style-name="gr3" draw:text-style-name="P21" xml:id="id2" draw:id="id2" draw:layer="layout" svg:width="1.395cm" svg:height="1.579cm" svg:x="13.964cm" svg:y="6.85cm">
          <draw:text-box>
            <text:p><text:span text:style-name="T43">φ</text:span><text:span text:style-name="T44">1</text:span></text:p>
          </draw:text-box>
        </draw:frame>
        <draw:frame draw:style-name="gr3" draw:text-style-name="P22" xml:id="id3" draw:id="id3" draw:layer="layout" svg:width="1.395cm" svg:height="1.579cm" svg:x="13.964cm" svg:y="8.75cm">
          <draw:text-box>
            <text:p><text:span text:style-name="T45">φ</text:span><text:span text:style-name="T46">2</text:span></text:p>
          </draw:text-box>
        </draw:frame>
        <draw:frame draw:style-name="gr3" draw:text-style-name="P22" xml:id="id4" draw:id="id4" draw:layer="layout" svg:width="1.014cm" svg:height="1.276cm" svg:x="14.164cm" svg:y="10.75cm">
          <draw:text-box>
            <text:p><text:span text:style-name="T45">1</text:span></text:p>
          </draw:text-box>
        </draw:frame>
        <draw:frame draw:style-name="gr3" draw:text-style-name="P22" xml:id="id15" draw:id="id15" draw:layer="layout" svg:width="1.395cm" svg:height="1.579cm" svg:x="13.964cm" svg:y="12.851cm">
          <draw:text-box>
            <text:p><text:span text:style-name="T45">φ</text:span><text:span text:style-name="T46">1</text:span></text:p>
          </draw:text-box>
        </draw:frame>
        <draw:frame draw:style-name="gr3" draw:text-style-name="P22" xml:id="id16" draw:id="id16" draw:layer="layout" svg:width="1.395cm" svg:height="1.579cm" svg:x="13.964cm" svg:y="14.751cm">
          <draw:text-box>
            <text:p><text:span text:style-name="T45">φ</text:span><text:span text:style-name="T46">2</text:span></text:p>
          </draw:text-box>
        </draw:frame>
        <draw:frame draw:style-name="gr3" draw:text-style-name="P22" xml:id="id17" draw:id="id17" draw:layer="layout" svg:width="1.014cm" svg:height="1.276cm" svg:x="14.164cm" svg:y="16.751cm">
          <draw:text-box>
            <text:p><text:span text:style-name="T45">1</text:span></text:p>
          </draw:text-box>
        </draw:frame>
        <draw:polyline draw:style-name="gr4" draw:text-style-name="P6" xml:id="id5" draw:id="id5" draw:layer="layout" svg:width="2.539cm" svg:height="1.904cm" svg:x="15.24cm" svg:y="7.62cm" svg:viewBox="0 0 2540 1905" draw:points="0,0 2540,1905">
          <text:p/>
        </draw:polyline>
        <draw:polyline draw:style-name="gr4" draw:text-style-name="P6" xml:id="id6" draw:id="id6" draw:layer="layout" svg:width="2.538cm" svg:height="0cm" svg:x="15.24cm" svg:y="9.525cm" svg:viewBox="0 0 2539 0" draw:points="0,0 2539,0">
          <text:p/>
        </draw:polyline>
        <draw:polyline draw:style-name="gr4" draw:text-style-name="P6" xml:id="id7" draw:id="id7" draw:layer="layout" svg:width="2.538cm" svg:height="1.904cm" svg:x="15.24cm" svg:y="9.525cm" svg:viewBox="0 0 2539 1905" draw:points="0,1905 2539,0">
          <text:p/>
        </draw:polyline>
        <draw:polyline draw:style-name="gr4" draw:text-style-name="P6" xml:id="id18" draw:id="id18" draw:layer="layout" svg:width="2.539cm" svg:height="1.904cm" svg:x="15.239cm" svg:y="13.519cm" svg:viewBox="0 0 2540 1905" draw:points="0,0 2540,1905">
          <text:p/>
        </draw:polyline>
        <draw:polyline draw:style-name="gr4" draw:text-style-name="P6" xml:id="id19" draw:id="id19" draw:layer="layout" svg:width="2.538cm" svg:height="0cm" svg:x="15.239cm" svg:y="15.424cm" svg:viewBox="0 0 2539 0" draw:points="0,0 2539,0">
          <text:p/>
        </draw:polyline>
        <draw:polyline draw:style-name="gr4" draw:text-style-name="P6" xml:id="id20" draw:id="id20" draw:layer="layout" svg:width="2.538cm" svg:height="1.904cm" svg:x="15.239cm" svg:y="15.424cm" svg:viewBox="0 0 2539 1905" draw:points="0,1905 2539,0">
          <text:p/>
        </draw:polyline>
        <draw:frame draw:style-name="gr3" draw:text-style-name="P23" xml:id="id8" draw:id="id8" draw:layer="layout" svg:width="1.014cm" svg:height="1.276cm" svg:x="15.875cm" svg:y="7.05cm">
          <draw:text-box>
            <text:p><text:span text:style-name="T47">1</text:span></text:p>
          </draw:text-box>
        </draw:frame>
        <draw:frame draw:style-name="gr3" draw:text-style-name="P23" xml:id="id9" draw:id="id9" draw:layer="layout" svg:width="1.014cm" svg:height="1.276cm" svg:x="15.875cm" svg:y="8.45cm">
          <draw:text-box>
            <text:p><text:span text:style-name="T47">1</text:span></text:p>
          </draw:text-box>
        </draw:frame>
        <draw:frame draw:style-name="gr3" draw:text-style-name="P23" xml:id="id10" draw:id="id10" draw:layer="layout" svg:width="1.319cm" svg:height="1.276cm" svg:x="15.875cm" svg:y="10.65cm">
          <draw:text-box>
            <text:p><text:span text:style-name="T47">-1</text:span></text:p>
          </draw:text-box>
        </draw:frame>
        <draw:frame draw:style-name="gr3" draw:text-style-name="P23" xml:id="id21" draw:id="id21" draw:layer="layout" svg:width="1.319cm" svg:height="1.276cm" svg:x="15.575cm" svg:y="12.95cm">
          <draw:text-box>
            <text:p><text:span text:style-name="T47">-1</text:span></text:p>
          </draw:text-box>
        </draw:frame>
        <draw:frame draw:style-name="gr3" draw:text-style-name="P23" xml:id="id22" draw:id="id22" draw:layer="layout" svg:width="1.319cm" svg:height="1.276cm" svg:x="15.575cm" svg:y="14.35cm">
          <draw:text-box>
            <text:p><text:span text:style-name="T47">-1</text:span></text:p>
          </draw:text-box>
        </draw:frame>
        <draw:frame draw:style-name="gr3" draw:text-style-name="P23" xml:id="id23" draw:id="id23" draw:layer="layout" svg:width="1.319cm" svg:height="1.276cm" svg:x="15.576cm" svg:y="16.45cm">
          <draw:text-box>
            <text:p><text:span text:style-name="T47">-1</text:span></text:p>
          </draw:text-box>
        </draw:frame>
        <draw:g xml:id="id11" draw:id="id11">
          <draw:line draw:style-name="gr13" draw:text-style-name="P6" draw:layer="layout" svg:x1="4.31cm" svg:y1="9.06cm" svg:x2="7.485cm" svg:y2="12.235cm">
            <text:p/>
          </draw:line>
          <draw:line draw:style-name="gr14" draw:text-style-name="P6" draw:layer="layout" svg:x1="5.78cm" svg:y1="10.53cm" svg:x2="6.415cm" svg:y2="9.895cm">
            <text:p/>
          </draw:line>
        </draw:g>
        <draw:polyline draw:style-name="gr4" draw:text-style-name="P6" xml:id="id12" draw:id="id12" draw:layer="layout" svg:width="1.904cm" svg:height="0cm" svg:x="18.95cm" svg:y="9.625cm" svg:viewBox="0 0 1905 0" draw:points="0,0 1905,0">
          <text:p/>
        </draw:polyline>
        <draw:polyline draw:style-name="gr4" draw:text-style-name="P6" xml:id="id24" draw:id="id24" draw:layer="layout" svg:width="1.904cm" svg:height="0cm" svg:x="18.95cm" svg:y="15.475cm" svg:viewBox="0 0 1905 0" draw:points="0,0 1905,0">
          <text:p/>
        </draw:polyline>
        <draw:g xml:id="id25" draw:id="id25">
          <draw:line draw:style-name="gr15" draw:text-style-name="P6" draw:layer="layout" svg:x1="5.684cm" svg:y1="13.634cm" svg:x2="2.509cm" svg:y2="10.459cm">
            <text:p/>
          </draw:line>
          <draw:line draw:style-name="gr16" draw:text-style-name="P6" draw:layer="layout" svg:x1="4.214cm" svg:y1="12.164cm" svg:x2="3.579cm" svg:y2="12.799cm">
            <text:p/>
          </draw:line>
        </draw:g>
        <draw:frame draw:style-name="gr3" draw:text-style-name="P24" draw:layer="layout" svg:width="1.116cm" svg:height="1.171cm" svg:x="7.601cm" svg:y="10.765cm">
          <draw:text-box>
            <text:p><text:span text:style-name="T48">φ</text:span><text:span text:style-name="T49">1</text:span></text:p>
          </draw:text-box>
        </draw:frame>
        <draw:frame draw:style-name="gr3" draw:text-style-name="P24" draw:layer="layout" svg:width="1.116cm" svg:height="1.171cm" svg:x="4.601cm" svg:y="8.366cm">
          <draw:text-box>
            <text:p><text:span text:style-name="T48">φ</text:span><text:span text:style-name="T49">2</text:span></text:p>
          </draw:text-box>
        </draw:frame>
        <draw:frame draw:style-name="gr3" draw:text-style-name="P16" xml:id="id13" draw:id="id13" draw:layer="layout" svg:width="1.259cm" svg:height="1.579cm" svg:x="20.965cm" svg:y="8.851cm">
          <draw:text-box>
            <text:p><text:span text:style-name="T36">y</text:span><text:span text:style-name="T50">1</text:span></text:p>
          </draw:text-box>
        </draw:frame>
        <draw:frame draw:style-name="gr3" draw:text-style-name="P16" xml:id="id26" draw:id="id26" draw:layer="layout" svg:width="1.259cm" svg:height="1.579cm" svg:x="20.966cm" svg:y="14.752cm">
          <draw:text-box>
            <text:p><text:span text:style-name="T36">y</text:span><text:span text:style-name="T50">2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" smil:attributeName="visibility" smil:to="visible"/>
                  <anim:animate smil:dur="0.5s" smil:fill="hold" smil:targetElement="id1" smil:attributeName="x" smil:values="x;x" smil:keyTimes="0;1"/>
                  <anim:animate smil:dur="0.5s" smil:fill="hold" smil:targetElement="id1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2" smil:attributeName="visibility" smil:to="visible"/>
                  <anim:animate smil:dur="0.5s" smil:fill="hold" smil:targetElement="id2" smil:attributeName="x" smil:values="x;x" smil:keyTimes="0;1"/>
                  <anim:animate smil:dur="0.5s" smil:fill="hold" smil:targetElement="id2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3" smil:attributeName="visibility" smil:to="visible"/>
                  <anim:animate smil:dur="0.5s" smil:fill="hold" smil:targetElement="id3" smil:attributeName="x" smil:values="x;x" smil:keyTimes="0;1"/>
                  <anim:animate smil:dur="0.5s" smil:fill="hold" smil:targetElement="id3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4" smil:attributeName="visibility" smil:to="visible"/>
                  <anim:animate smil:dur="0.5s" smil:fill="hold" smil:targetElement="id4" smil:attributeName="x" smil:values="x;x" smil:keyTimes="0;1"/>
                  <anim:animate smil:dur="0.5s" smil:fill="hold" smil:targetElement="id4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5" smil:attributeName="visibility" smil:to="visible"/>
                  <anim:animate smil:dur="0.5s" smil:fill="hold" smil:targetElement="id5" smil:attributeName="x" smil:values="x;x" smil:keyTimes="0;1"/>
                  <anim:animate smil:dur="0.5s" smil:fill="hold" smil:targetElement="id5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6" smil:attributeName="visibility" smil:to="visible"/>
                  <anim:animate smil:dur="0.5s" smil:fill="hold" smil:targetElement="id6" smil:attributeName="x" smil:values="x;x" smil:keyTimes="0;1"/>
                  <anim:animate smil:dur="0.5s" smil:fill="hold" smil:targetElement="id6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7" smil:attributeName="visibility" smil:to="visible"/>
                  <anim:animate smil:dur="0.5s" smil:fill="hold" smil:targetElement="id7" smil:attributeName="x" smil:values="x;x" smil:keyTimes="0;1"/>
                  <anim:animate smil:dur="0.5s" smil:fill="hold" smil:targetElement="id7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8" smil:attributeName="visibility" smil:to="visible"/>
                  <anim:animate smil:dur="0.5s" smil:fill="hold" smil:targetElement="id8" smil:attributeName="x" smil:values="x;x" smil:keyTimes="0;1"/>
                  <anim:animate smil:dur="0.5s" smil:fill="hold" smil:targetElement="id8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9" smil:attributeName="visibility" smil:to="visible"/>
                  <anim:animate smil:dur="0.5s" smil:fill="hold" smil:targetElement="id9" smil:attributeName="x" smil:values="x;x" smil:keyTimes="0;1"/>
                  <anim:animate smil:dur="0.5s" smil:fill="hold" smil:targetElement="id9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10" smil:attributeName="visibility" smil:to="visible"/>
                  <anim:animate smil:dur="0.5s" smil:fill="hold" smil:targetElement="id10" smil:attributeName="x" smil:values="x;x" smil:keyTimes="0;1"/>
                  <anim:animate smil:dur="0.5s" smil:fill="hold" smil:targetElement="id10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11" smil:attributeName="visibility" smil:to="visible"/>
                  <anim:animate smil:dur="0.5s" smil:fill="hold" smil:targetElement="id11" smil:attributeName="x" smil:values="x;x" smil:keyTimes="0;1"/>
                  <anim:animate smil:dur="0.5s" smil:fill="hold" smil:targetElement="id11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12" smil:attributeName="visibility" smil:to="visible"/>
                  <anim:animate smil:dur="0.5s" smil:fill="hold" smil:targetElement="id12" smil:attributeName="x" smil:values="x;x" smil:keyTimes="0;1"/>
                  <anim:animate smil:dur="0.5s" smil:fill="hold" smil:targetElement="id12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13" smil:attributeName="visibility" smil:to="visible"/>
                  <anim:animate smil:dur="0.5s" smil:fill="hold" smil:targetElement="id13" smil:attributeName="x" smil:values="x;x" smil:keyTimes="0;1"/>
                  <anim:animate smil:dur="0.5s" smil:fill="hold" smil:targetElement="id1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4" smil:attributeName="visibility" smil:to="visible"/>
                  <anim:animate smil:dur="0.5s" smil:fill="hold" smil:targetElement="id14" smil:attributeName="x" smil:values="x;x" smil:keyTimes="0;1"/>
                  <anim:animate smil:dur="0.5s" smil:fill="hold" smil:targetElement="id14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15" smil:attributeName="visibility" smil:to="visible"/>
                  <anim:animate smil:dur="0.5s" smil:fill="hold" smil:targetElement="id15" smil:attributeName="x" smil:values="x;x" smil:keyTimes="0;1"/>
                  <anim:animate smil:dur="0.5s" smil:fill="hold" smil:targetElement="id15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16" smil:attributeName="visibility" smil:to="visible"/>
                  <anim:animate smil:dur="0.5s" smil:fill="hold" smil:targetElement="id16" smil:attributeName="x" smil:values="x;x" smil:keyTimes="0;1"/>
                  <anim:animate smil:dur="0.5s" smil:fill="hold" smil:targetElement="id16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17" smil:attributeName="visibility" smil:to="visible"/>
                  <anim:animate smil:dur="0.5s" smil:fill="hold" smil:targetElement="id17" smil:attributeName="x" smil:values="x;x" smil:keyTimes="0;1"/>
                  <anim:animate smil:dur="0.5s" smil:fill="hold" smil:targetElement="id17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18" smil:attributeName="visibility" smil:to="visible"/>
                  <anim:animate smil:dur="0.5s" smil:fill="hold" smil:targetElement="id18" smil:attributeName="x" smil:values="x;x" smil:keyTimes="0;1"/>
                  <anim:animate smil:dur="0.5s" smil:fill="hold" smil:targetElement="id18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19" smil:attributeName="visibility" smil:to="visible"/>
                  <anim:animate smil:dur="0.5s" smil:fill="hold" smil:targetElement="id19" smil:attributeName="x" smil:values="x;x" smil:keyTimes="0;1"/>
                  <anim:animate smil:dur="0.5s" smil:fill="hold" smil:targetElement="id19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20" smil:attributeName="visibility" smil:to="visible"/>
                  <anim:animate smil:dur="0.5s" smil:fill="hold" smil:targetElement="id20" smil:attributeName="x" smil:values="x;x" smil:keyTimes="0;1"/>
                  <anim:animate smil:dur="0.5s" smil:fill="hold" smil:targetElement="id20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21" smil:attributeName="visibility" smil:to="visible"/>
                  <anim:animate smil:dur="0.5s" smil:fill="hold" smil:targetElement="id21" smil:attributeName="x" smil:values="x;x" smil:keyTimes="0;1"/>
                  <anim:animate smil:dur="0.5s" smil:fill="hold" smil:targetElement="id21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22" smil:attributeName="visibility" smil:to="visible"/>
                  <anim:animate smil:dur="0.5s" smil:fill="hold" smil:targetElement="id22" smil:attributeName="x" smil:values="x;x" smil:keyTimes="0;1"/>
                  <anim:animate smil:dur="0.5s" smil:fill="hold" smil:targetElement="id22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23" smil:attributeName="visibility" smil:to="visible"/>
                  <anim:animate smil:dur="0.5s" smil:fill="hold" smil:targetElement="id23" smil:attributeName="x" smil:values="x;x" smil:keyTimes="0;1"/>
                  <anim:animate smil:dur="0.5s" smil:fill="hold" smil:targetElement="id23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24" smil:attributeName="visibility" smil:to="visible"/>
                  <anim:animate smil:dur="0.5s" smil:fill="hold" smil:targetElement="id24" smil:attributeName="x" smil:values="x;x" smil:keyTimes="0;1"/>
                  <anim:animate smil:dur="0.5s" smil:fill="hold" smil:targetElement="id24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25" smil:attributeName="visibility" smil:to="visible"/>
                  <anim:animate smil:dur="0.5s" smil:fill="hold" smil:targetElement="id25" smil:attributeName="x" smil:values="x;x" smil:keyTimes="0;1"/>
                  <anim:animate smil:dur="0.5s" smil:fill="hold" smil:targetElement="id25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26" smil:attributeName="visibility" smil:to="visible"/>
                  <anim:animate smil:dur="0.5s" smil:fill="hold" smil:targetElement="id26" smil:attributeName="x" smil:values="x;x" smil:keyTimes="0;1"/>
                  <anim:animate smil:dur="0.5s" smil:fill="hold" smil:targetElement="id26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Kyodai_25_20Presentation" presentation:presentation-page-layout-name="AL2T1">
        <office:forms form:automatic-focus="false" form:apply-design-mode="false"/>
        <draw:frame presentation:style-name="pr7" draw:layer="layout" svg:width="25.199cm" svg:height="3.237cm" svg:x="1.27cm" svg:y="1.574cm" presentation:class="title">
          <draw:text-box>
            <text:p>例: </text:p>
          </draw:text-box>
        </draw:frame>
        <draw:frame presentation:style-name="pr11" draw:layer="layout" svg:width="25.199cm" svg:height="1.064cm" svg:x="1.471cm" svg:y="5.08cm" presentation:class="outline" presentation:user-transformed="true">
          <draw:text-box>
            <text:list text:style-name="L2">
              <text:list-item>
                <text:p>分類器は新しい素性空間へマッピング</text:p>
              </text:list-item>
            </text:list>
          </draw:text-box>
        </draw:frame>
        <draw:frame draw:style-name="gr3" draw:text-style-name="P18" draw:layer="layout" svg:width="1.116cm" svg:height="1.276cm" svg:x="2.217cm" svg:y="8.726cm">
          <draw:text-box>
            <text:p><text:span text:style-name="T37">X</text:span></text:p>
          </draw:text-box>
        </draw:frame>
        <draw:frame draw:style-name="gr3" draw:text-style-name="P19" draw:layer="layout" svg:width="1.217cm" svg:height="1.276cm" svg:x="2.218cm" svg:y="12.726cm">
          <draw:text-box>
            <text:p><text:span text:style-name="T38">O</text:span></text:p>
          </draw:text-box>
        </draw:frame>
        <draw:frame draw:style-name="gr3" draw:text-style-name="P19" draw:layer="layout" svg:width="1.217cm" svg:height="1.276cm" svg:x="6.218cm" svg:y="8.726cm">
          <draw:text-box>
            <text:p><text:span text:style-name="T38">O</text:span></text:p>
          </draw:text-box>
        </draw:frame>
        <draw:frame draw:style-name="gr9" draw:text-style-name="P18" draw:layer="layout" svg:width="1.116cm" svg:height="1.426cm" svg:x="6.218cm" svg:y="12.726cm">
          <draw:text-box>
            <text:p><text:span text:style-name="T37">X</text:span></text:p>
          </draw:text-box>
        </draw:frame>
        <draw:line draw:style-name="gr10" draw:text-style-name="P6" draw:layer="layout" svg:x1="4.835cm" svg:y1="9.156cm" svg:x2="4.835cm" svg:y2="13.6cm">
          <text:p/>
        </draw:line>
        <draw:line draw:style-name="gr10" draw:text-style-name="P6" draw:layer="layout" svg:x1="2.385cm" svg:y1="11.371cm" svg:x2="7.375cm" svg:y2="11.371cm">
          <text:p/>
        </draw:line>
        <draw:frame draw:style-name="gr3" draw:text-style-name="P8" draw:layer="layout" svg:width="4.858cm" svg:height="1.374cm" svg:x="5.936cm" svg:y="6.99cm">
          <draw:text-box>
            <text:p><text:span text:style-name="T39">φ</text:span><text:span text:style-name="T11">(</text:span><text:span text:style-name="T40">x</text:span><text:span text:style-name="T41">2</text:span><text:span text:style-name="T11">) = {1, 1}</text:span></text:p>
          </draw:text-box>
        </draw:frame>
        <draw:frame draw:style-name="gr3" draw:text-style-name="P8" draw:layer="layout" svg:width="5.116cm" svg:height="1.374cm" svg:x="0.736cm" svg:y="6.99cm">
          <draw:text-box>
            <text:p><text:span text:style-name="T39">φ</text:span><text:span text:style-name="T11">(</text:span><text:span text:style-name="T40">x</text:span><text:span text:style-name="T41">1</text:span><text:span text:style-name="T11">) = {-1, 1}</text:span></text:p>
          </draw:text-box>
        </draw:frame>
        <draw:frame draw:style-name="gr3" draw:text-style-name="P8" draw:layer="layout" svg:width="5.116cm" svg:height="1.374cm" svg:x="5.936cm" svg:y="14.29cm">
          <draw:text-box>
            <text:p><text:span text:style-name="T39">φ</text:span><text:span text:style-name="T11">(</text:span><text:span text:style-name="T40">x</text:span><text:span text:style-name="T41">4</text:span><text:span text:style-name="T11">) = {1, -1}</text:span></text:p>
          </draw:text-box>
        </draw:frame>
        <draw:frame draw:style-name="gr3" draw:text-style-name="P8" draw:layer="layout" svg:width="5.374cm" svg:height="1.374cm" svg:x="0.736cm" svg:y="14.29cm">
          <draw:text-box>
            <text:p><text:span text:style-name="T39">φ</text:span><text:span text:style-name="T11">(</text:span><text:span text:style-name="T40">x</text:span><text:span text:style-name="T41">3</text:span><text:span text:style-name="T11">) = {-1, -1}</text:span></text:p>
          </draw:text-box>
        </draw:frame>
        <draw:custom-shape draw:style-name="gr11" draw:text-style-name="P20" draw:layer="layout" svg:width="1.27cm" svg:height="2.54cm" svg:x="12.314cm" svg:y="15.125cm">
          <text:p text:style-name="P6"><text:span text:style-name="T42">1</text:span></text:p>
          <text:p text:style-name="P6"><text:span text:style-name="T42">1</text:span></text:p>
          <text:p text:style-name="P6"><text:span text:style-name="T42">-1</text:span></text:p>
          <draw:enhanced-geometry svg:viewBox="0 0 21600 21600" draw:type="rectangle" draw:enhanced-path="M 0 0 L 21600 0 21600 21600 0 21600 0 0 Z N"/>
        </draw:custom-shape>
        <draw:custom-shape draw:style-name="gr12" draw:text-style-name="P20" draw:layer="layout" svg:width="1.27cm" svg:height="2.54cm" svg:x="12.314cm" svg:y="18.125cm">
          <text:p text:style-name="P6"><text:span text:style-name="T42">-1</text:span></text:p>
          <text:p text:style-name="P6"><text:span text:style-name="T42">-1</text:span></text:p>
          <text:p text:style-name="P6"><text:span text:style-name="T42">-1</text:span></text:p>
          <draw:enhanced-geometry svg:viewBox="0 0 21600 21600" draw:type="rectangle" draw:enhanced-path="M 0 0 L 21600 0 21600 21600 0 21600 0 0 Z N"/>
        </draw:custom-shape>
        <draw:g>
          <draw:line draw:style-name="gr13" draw:text-style-name="P6" draw:layer="layout" svg:x1="4.31cm" svg:y1="9.06cm" svg:x2="7.485cm" svg:y2="12.235cm">
            <text:p/>
          </draw:line>
          <draw:line draw:style-name="gr14" draw:text-style-name="P6" draw:layer="layout" svg:x1="5.78cm" svg:y1="10.53cm" svg:x2="6.415cm" svg:y2="9.895cm">
            <text:p/>
          </draw:line>
        </draw:g>
        <draw:line draw:style-name="gr4" draw:text-style-name="P6" draw:layer="layout" svg:x1="13.65cm" svg:y1="19.475cm" svg:x2="14.285cm" svg:y2="19.475cm">
          <text:p/>
        </draw:line>
        <draw:g>
          <draw:line draw:style-name="gr15" draw:text-style-name="P6" draw:layer="layout" svg:x1="5.684cm" svg:y1="13.634cm" svg:x2="2.509cm" svg:y2="10.459cm">
            <text:p/>
          </draw:line>
          <draw:line draw:style-name="gr16" draw:text-style-name="P6" draw:layer="layout" svg:x1="4.214cm" svg:y1="12.164cm" svg:x2="3.579cm" svg:y2="12.799cm">
            <text:p/>
          </draw:line>
        </draw:g>
        <draw:frame draw:style-name="gr3" draw:text-style-name="P24" draw:layer="layout" svg:width="1.116cm" svg:height="1.171cm" svg:x="7.601cm" svg:y="10.765cm">
          <draw:text-box>
            <text:p><text:span text:style-name="T48">φ</text:span><text:span text:style-name="T49">1</text:span></text:p>
          </draw:text-box>
        </draw:frame>
        <draw:frame draw:style-name="gr3" draw:text-style-name="P24" draw:layer="layout" svg:width="1.116cm" svg:height="1.171cm" svg:x="4.601cm" svg:y="8.366cm">
          <draw:text-box>
            <text:p><text:span text:style-name="T48">φ</text:span><text:span text:style-name="T49">2</text:span></text:p>
          </draw:text-box>
        </draw:frame>
        <draw:frame draw:style-name="gr3" draw:text-style-name="P16" draw:layer="layout" svg:width="1.259cm" svg:height="1.579cm" svg:x="14.266cm" svg:y="18.752cm">
          <draw:text-box>
            <text:p><text:span text:style-name="T36">y</text:span><text:span text:style-name="T50">2</text:span></text:p>
          </draw:text-box>
        </draw:frame>
        <draw:line draw:style-name="gr4" draw:text-style-name="P6" draw:layer="layout" svg:x1="13.65cm" svg:y1="16.476cm" svg:x2="14.285cm" svg:y2="16.476cm">
          <text:p/>
        </draw:line>
        <draw:frame draw:style-name="gr3" draw:text-style-name="P16" draw:layer="layout" svg:width="1.259cm" svg:height="1.579cm" svg:x="14.266cm" svg:y="15.753cm">
          <draw:text-box>
            <text:p><text:span text:style-name="T36">y</text:span><text:span text:style-name="T50">1</text:span></text:p>
          </draw:text-box>
        </draw:frame>
        <draw:line draw:style-name="gr10" draw:text-style-name="P6" draw:layer="layout" svg:x1="20.834cm" svg:y1="9.156cm" svg:x2="20.834cm" svg:y2="13.6cm">
          <text:p/>
        </draw:line>
        <draw:line draw:style-name="gr10" draw:text-style-name="P6" draw:layer="layout" svg:x1="18.384cm" svg:y1="11.371cm" svg:x2="23.374cm" svg:y2="11.371cm">
          <text:p/>
        </draw:line>
        <draw:frame draw:style-name="gr3" draw:text-style-name="P25" draw:layer="layout" svg:width="1.023cm" svg:height="1.171cm" svg:x="23.6cm" svg:y="10.765cm">
          <draw:text-box>
            <text:p><text:span text:style-name="T51">y</text:span><text:span text:style-name="T52">1</text:span></text:p>
          </draw:text-box>
        </draw:frame>
        <draw:frame draw:style-name="gr3" draw:text-style-name="P25" draw:layer="layout" svg:width="1.023cm" svg:height="1.171cm" svg:x="20.6cm" svg:y="7.966cm">
          <draw:text-box>
            <text:p><text:span text:style-name="T53">y</text:span><text:span text:style-name="T52">2</text:span></text:p>
          </draw:text-box>
        </draw:frame>
        <draw:frame draw:style-name="gr3" draw:text-style-name="P8" xml:id="id27" draw:id="id27" draw:layer="layout" svg:width="5.259cm" svg:height="1.374cm" svg:x="15.036cm" svg:y="13.79cm">
          <draw:text-box>
            <text:p><text:span text:style-name="T54">y</text:span><text:span text:style-name="T11">(</text:span><text:span text:style-name="T40">x</text:span><text:span text:style-name="T41">1</text:span><text:span text:style-name="T11">) = {-1, -1}</text:span></text:p>
          </draw:text-box>
        </draw:frame>
        <draw:frame draw:style-name="gr3" draw:text-style-name="P18" xml:id="id28" draw:id="id28" draw:layer="layout" svg:width="1.116cm" svg:height="1.276cm" svg:x="18.217cm" svg:y="12.626cm">
          <draw:text-box>
            <text:p><text:span text:style-name="T37">X</text:span></text:p>
          </draw:text-box>
        </draw:frame>
        <draw:path draw:style-name="gr17" draw:text-style-name="P6" xml:id="id29" draw:id="id29" draw:layer="layout" svg:width="15.092cm" svg:height="2.157cm" draw:transform="rotate (-0.245044226980005) translate (3.175cm 9.525cm)" svg:viewBox="0 0 15093 2158" svg:d="m0 0c0 0 4370 2087 7085 2156s8008-2003 8008-2003">
          <text:p/>
        </draw:path>
        <draw:polyline draw:style-name="gr17" draw:text-style-name="P6" xml:id="id30" draw:id="id30" draw:layer="layout" svg:width="15.484cm" svg:height="4.11cm" svg:x="7.375cm" svg:y="9.224cm" svg:viewBox="0 0 15485 4111" draw:points="0,0 15485,4111">
          <text:p/>
        </draw:polyline>
        <draw:frame draw:style-name="gr3" draw:text-style-name="P19" xml:id="id31" draw:id="id31" draw:layer="layout" svg:width="1.217cm" svg:height="1.276cm" svg:x="22.719cm" svg:y="12.726cm">
          <draw:text-box>
            <text:p><text:span text:style-name="T38">O</text:span></text:p>
          </draw:text-box>
        </draw:frame>
        <draw:frame draw:style-name="gr3" draw:text-style-name="P8" xml:id="id32" draw:id="id32" draw:layer="layout" svg:width="5.001cm" svg:height="1.374cm" svg:x="21.337cm" svg:y="13.79cm">
          <draw:text-box>
            <text:p><text:span text:style-name="T54">y</text:span><text:span text:style-name="T11">(</text:span><text:span text:style-name="T40">x</text:span><text:span text:style-name="T41">2</text:span><text:span text:style-name="T11">) = {1, -1}</text:span></text:p>
          </draw:text-box>
        </draw:frame>
        <draw:frame draw:style-name="gr3" draw:text-style-name="P19" xml:id="id33" draw:id="id33" draw:layer="layout" svg:width="1.217cm" svg:height="1.276cm" svg:x="18.217cm" svg:y="8.626cm">
          <draw:text-box>
            <text:p><text:span text:style-name="T38">O</text:span></text:p>
          </draw:text-box>
        </draw:frame>
        <draw:frame draw:style-name="gr3" draw:text-style-name="P8" xml:id="id34" draw:id="id34" draw:layer="layout" svg:width="5.001cm" svg:height="1.374cm" svg:x="15.037cm" svg:y="6.89cm">
          <draw:text-box>
            <text:p><text:span text:style-name="T54">y</text:span><text:span text:style-name="T11">(</text:span><text:span text:style-name="T40">x</text:span><text:span text:style-name="T41">3</text:span><text:span text:style-name="T11">) = {-1, 1}</text:span></text:p>
          </draw:text-box>
        </draw:frame>
        <draw:polyline draw:style-name="gr17" draw:text-style-name="P6" xml:id="id35" draw:id="id35" draw:layer="layout" svg:width="14.604cm" svg:height="3.809cm" svg:x="3.81cm" svg:y="9.525cm" svg:viewBox="0 0 14605 3810" draw:points="0,3810 14605,0">
          <text:p/>
        </draw:polyline>
        <draw:path draw:style-name="gr17" draw:text-style-name="P6" xml:id="id36" draw:id="id36" draw:layer="layout" svg:width="10.477cm" svg:height="2.619cm" draw:transform="rotate (-0.245044226980005) translate (7.61464901162324cm 10.7919541067446cm)" svg:viewBox="0 0 10478 2620" svg:d="m6 2620c0 0-251-686 2464-617s8008-2003 8008-2003">
          <text:p/>
        </draw:path>
        <draw:frame draw:style-name="gr3" draw:text-style-name="P8" xml:id="id37" draw:id="id37" draw:layer="layout" svg:width="5.259cm" svg:height="1.374cm" svg:x="15.037cm" svg:y="14.89cm">
          <draw:text-box>
            <text:p><text:span text:style-name="T54">y</text:span><text:span text:style-name="T11">(</text:span><text:span text:style-name="T40">x</text:span><text:span text:style-name="T41">4</text:span><text:span text:style-name="T11">) = {-1, -1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27" smil:attributeName="visibility" smil:to="visible"/>
                  <anim:animate smil:dur="0.5s" smil:fill="hold" smil:targetElement="id27" smil:attributeName="x" smil:values="x;x" smil:keyTimes="0;1"/>
                  <anim:animate smil:dur="0.5s" smil:fill="hold" smil:targetElement="id27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28" smil:attributeName="visibility" smil:to="visible"/>
                  <anim:animate smil:dur="0.5s" smil:fill="hold" smil:targetElement="id28" smil:attributeName="x" smil:values="x;x" smil:keyTimes="0;1"/>
                  <anim:animate smil:dur="0.5s" smil:fill="hold" smil:targetElement="id28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29" smil:attributeName="visibility" smil:to="visible"/>
                  <anim:animate smil:dur="0.5s" smil:fill="hold" smil:targetElement="id29" smil:attributeName="x" smil:values="x;x" smil:keyTimes="0;1"/>
                  <anim:animate smil:dur="0.5s" smil:fill="hold" smil:targetElement="id2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9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30" smil:attributeName="visibility" smil:to="visible"/>
                  <anim:animate smil:dur="0.5s" smil:fill="hold" smil:targetElement="id30" smil:attributeName="x" smil:values="x;x" smil:keyTimes="0;1"/>
                  <anim:animate smil:dur="0.5s" smil:fill="hold" smil:targetElement="id30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31" smil:attributeName="visibility" smil:to="visible"/>
                  <anim:animate smil:dur="0.5s" smil:fill="hold" smil:targetElement="id31" smil:attributeName="x" smil:values="x;x" smil:keyTimes="0;1"/>
                  <anim:animate smil:dur="0.5s" smil:fill="hold" smil:targetElement="id31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32" smil:attributeName="visibility" smil:to="visible"/>
                  <anim:animate smil:dur="0.5s" smil:fill="hold" smil:targetElement="id32" smil:attributeName="x" smil:values="x;x" smil:keyTimes="0;1"/>
                  <anim:animate smil:dur="0.5s" smil:fill="hold" smil:targetElement="id3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30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33" smil:attributeName="visibility" smil:to="visible"/>
                  <anim:animate smil:dur="0.5s" smil:fill="hold" smil:targetElement="id33" smil:attributeName="x" smil:values="x;x" smil:keyTimes="0;1"/>
                  <anim:animate smil:dur="0.5s" smil:fill="hold" smil:targetElement="id33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34" smil:attributeName="visibility" smil:to="visible"/>
                  <anim:animate smil:dur="0.5s" smil:fill="hold" smil:targetElement="id34" smil:attributeName="x" smil:values="x;x" smil:keyTimes="0;1"/>
                  <anim:animate smil:dur="0.5s" smil:fill="hold" smil:targetElement="id34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35" smil:attributeName="visibility" smil:to="visible"/>
                  <anim:animate smil:dur="0.5s" smil:fill="hold" smil:targetElement="id35" smil:attributeName="x" smil:values="x;x" smil:keyTimes="0;1"/>
                  <anim:animate smil:dur="0.5s" smil:fill="hold" smil:targetElement="id3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3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36" smil:attributeName="visibility" smil:to="visible"/>
                  <anim:animate smil:dur="0.5s" smil:fill="hold" smil:targetElement="id36" smil:attributeName="x" smil:values="x;x" smil:keyTimes="0;1"/>
                  <anim:animate smil:dur="0.5s" smil:fill="hold" smil:targetElement="id36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37" smil:attributeName="visibility" smil:to="visible"/>
                  <anim:animate smil:dur="0.5s" smil:fill="hold" smil:targetElement="id37" smil:attributeName="x" smil:values="x;x" smil:keyTimes="0;1"/>
                  <anim:animate smil:dur="0.5s" smil:fill="hold" smil:targetElement="id3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36" smil:attributeName="visibility" smil:to="hidden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Kyodai_25_20Presentation" presentation:presentation-page-layout-name="AL2T1">
        <office:forms form:automatic-focus="false" form:apply-design-mode="false"/>
        <draw:frame presentation:style-name="pr7" draw:layer="layout" svg:width="25.199cm" svg:height="3.237cm" svg:x="1.27cm" svg:y="1.574cm" presentation:class="title">
          <draw:text-box>
            <text:p>例: </text:p>
          </draw:text-box>
        </draw:frame>
        <draw:frame presentation:style-name="pr11" draw:layer="layout" svg:width="25.199cm" svg:height="1.064cm" svg:x="1.471cm" svg:y="4.38cm" presentation:class="outline" presentation:user-transformed="true">
          <draw:text-box>
            <text:list text:style-name="L2">
              <text:list-item>
                <text:p>新しい空間で、事例が分類可能に！</text:p>
              </text:list-item>
            </text:list>
          </draw:text-box>
        </draw:frame>
        <draw:frame draw:style-name="gr3" draw:text-style-name="P18" draw:layer="layout" svg:width="1.116cm" svg:height="1.276cm" svg:x="2.217cm" svg:y="6.826cm">
          <draw:text-box>
            <text:p><text:span text:style-name="T37">X</text:span></text:p>
          </draw:text-box>
        </draw:frame>
        <draw:frame draw:style-name="gr3" draw:text-style-name="P19" draw:layer="layout" svg:width="1.217cm" svg:height="1.276cm" svg:x="2.218cm" svg:y="10.826cm">
          <draw:text-box>
            <text:p><text:span text:style-name="T38">O</text:span></text:p>
          </draw:text-box>
        </draw:frame>
        <draw:frame draw:style-name="gr3" draw:text-style-name="P19" draw:layer="layout" svg:width="1.217cm" svg:height="1.276cm" svg:x="6.218cm" svg:y="6.826cm">
          <draw:text-box>
            <text:p><text:span text:style-name="T38">O</text:span></text:p>
          </draw:text-box>
        </draw:frame>
        <draw:frame draw:style-name="gr9" draw:text-style-name="P18" draw:layer="layout" svg:width="1.116cm" svg:height="1.426cm" svg:x="6.218cm" svg:y="10.826cm">
          <draw:text-box>
            <text:p><text:span text:style-name="T37">X</text:span></text:p>
          </draw:text-box>
        </draw:frame>
        <draw:line draw:style-name="gr10" draw:text-style-name="P6" draw:layer="layout" svg:x1="4.835cm" svg:y1="7.256cm" svg:x2="4.835cm" svg:y2="11.7cm">
          <text:p/>
        </draw:line>
        <draw:line draw:style-name="gr10" draw:text-style-name="P6" draw:layer="layout" svg:x1="2.385cm" svg:y1="9.471cm" svg:x2="7.375cm" svg:y2="9.471cm">
          <text:p/>
        </draw:line>
        <draw:frame draw:style-name="gr3" draw:text-style-name="P8" draw:layer="layout" svg:width="4.858cm" svg:height="1.374cm" svg:x="5.936cm" svg:y="5.49cm">
          <draw:text-box>
            <text:p><text:span text:style-name="T39">φ</text:span><text:span text:style-name="T11">(</text:span><text:span text:style-name="T40">x</text:span><text:span text:style-name="T41">2</text:span><text:span text:style-name="T11">) = {1, 1}</text:span></text:p>
          </draw:text-box>
        </draw:frame>
        <draw:frame draw:style-name="gr3" draw:text-style-name="P8" draw:layer="layout" svg:width="5.116cm" svg:height="1.374cm" svg:x="0.736cm" svg:y="5.49cm">
          <draw:text-box>
            <text:p><text:span text:style-name="T39">φ</text:span><text:span text:style-name="T11">(</text:span><text:span text:style-name="T40">x</text:span><text:span text:style-name="T41">1</text:span><text:span text:style-name="T11">) = {-1, 1}</text:span></text:p>
          </draw:text-box>
        </draw:frame>
        <draw:frame draw:style-name="gr3" draw:text-style-name="P8" draw:layer="layout" svg:width="5.116cm" svg:height="1.374cm" svg:x="5.936cm" svg:y="11.79cm">
          <draw:text-box>
            <text:p><text:span text:style-name="T39">φ</text:span><text:span text:style-name="T11">(</text:span><text:span text:style-name="T40">x</text:span><text:span text:style-name="T41">4</text:span><text:span text:style-name="T11">) = {1, -1}</text:span></text:p>
          </draw:text-box>
        </draw:frame>
        <draw:frame draw:style-name="gr3" draw:text-style-name="P8" draw:layer="layout" svg:width="5.374cm" svg:height="1.374cm" svg:x="0.736cm" svg:y="11.79cm">
          <draw:text-box>
            <text:p><text:span text:style-name="T39">φ</text:span><text:span text:style-name="T11">(</text:span><text:span text:style-name="T40">x</text:span><text:span text:style-name="T41">3</text:span><text:span text:style-name="T11">) = {-1, -1}</text:span></text:p>
          </draw:text-box>
        </draw:frame>
        <draw:custom-shape draw:style-name="gr11" draw:text-style-name="P20" draw:layer="layout" svg:width="1.27cm" svg:height="2.54cm" svg:x="2.914cm" svg:y="14.125cm">
          <text:p text:style-name="P6"><text:span text:style-name="T42">1</text:span></text:p>
          <text:p text:style-name="P6"><text:span text:style-name="T42">1</text:span></text:p>
          <text:p text:style-name="P6"><text:span text:style-name="T42">-1</text:span></text:p>
          <draw:enhanced-geometry svg:viewBox="0 0 21600 21600" draw:type="rectangle" draw:enhanced-path="M 0 0 L 21600 0 21600 21600 0 21600 0 0 Z N"/>
        </draw:custom-shape>
        <draw:custom-shape draw:style-name="gr12" draw:text-style-name="P20" draw:layer="layout" svg:width="1.27cm" svg:height="2.54cm" svg:x="2.914cm" svg:y="17.125cm">
          <text:p text:style-name="P6"><text:span text:style-name="T42">-1</text:span></text:p>
          <text:p text:style-name="P6"><text:span text:style-name="T42">-1</text:span></text:p>
          <text:p text:style-name="P6"><text:span text:style-name="T42">-1</text:span></text:p>
          <draw:enhanced-geometry svg:viewBox="0 0 21600 21600" draw:type="rectangle" draw:enhanced-path="M 0 0 L 21600 0 21600 21600 0 21600 0 0 Z N"/>
        </draw:custom-shape>
        <draw:g>
          <draw:line draw:style-name="gr13" draw:text-style-name="P6" draw:layer="layout" svg:x1="4.31cm" svg:y1="7.16cm" svg:x2="7.485cm" svg:y2="10.335cm">
            <text:p/>
          </draw:line>
          <draw:line draw:style-name="gr14" draw:text-style-name="P6" draw:layer="layout" svg:x1="5.78cm" svg:y1="8.63cm" svg:x2="6.415cm" svg:y2="7.995cm">
            <text:p/>
          </draw:line>
        </draw:g>
        <draw:line draw:style-name="gr4" draw:text-style-name="P6" draw:layer="layout" svg:x1="4.25cm" svg:y1="18.475cm" svg:x2="4.885cm" svg:y2="18.475cm">
          <text:p/>
        </draw:line>
        <draw:g>
          <draw:line draw:style-name="gr15" draw:text-style-name="P6" draw:layer="layout" svg:x1="5.684cm" svg:y1="11.734cm" svg:x2="2.509cm" svg:y2="8.559cm">
            <text:p/>
          </draw:line>
          <draw:line draw:style-name="gr16" draw:text-style-name="P6" draw:layer="layout" svg:x1="4.214cm" svg:y1="10.264cm" svg:x2="3.579cm" svg:y2="10.899cm">
            <text:p/>
          </draw:line>
        </draw:g>
        <draw:frame draw:style-name="gr3" draw:text-style-name="P24" draw:layer="layout" svg:width="1.116cm" svg:height="1.171cm" svg:x="7.601cm" svg:y="8.865cm">
          <draw:text-box>
            <text:p><text:span text:style-name="T48">φ</text:span><text:span text:style-name="T49">1</text:span></text:p>
          </draw:text-box>
        </draw:frame>
        <draw:frame draw:style-name="gr3" draw:text-style-name="P24" draw:layer="layout" svg:width="1.116cm" svg:height="1.171cm" svg:x="4.601cm" svg:y="6.466cm">
          <draw:text-box>
            <text:p><text:span text:style-name="T48">φ</text:span><text:span text:style-name="T49">2</text:span></text:p>
          </draw:text-box>
        </draw:frame>
        <draw:frame draw:style-name="gr3" draw:text-style-name="P16" draw:layer="layout" svg:width="1.259cm" svg:height="1.579cm" svg:x="4.866cm" svg:y="17.752cm">
          <draw:text-box>
            <text:p><text:span text:style-name="T36">y</text:span><text:span text:style-name="T50">2</text:span></text:p>
          </draw:text-box>
        </draw:frame>
        <draw:line draw:style-name="gr4" draw:text-style-name="P6" draw:layer="layout" svg:x1="4.25cm" svg:y1="15.476cm" svg:x2="4.885cm" svg:y2="15.476cm">
          <text:p/>
        </draw:line>
        <draw:frame draw:style-name="gr3" draw:text-style-name="P16" draw:layer="layout" svg:width="1.259cm" svg:height="1.579cm" svg:x="4.866cm" svg:y="14.753cm">
          <draw:text-box>
            <text:p><text:span text:style-name="T36">y</text:span><text:span text:style-name="T50">1</text:span></text:p>
          </draw:text-box>
        </draw:frame>
        <draw:line draw:style-name="gr10" draw:text-style-name="P6" draw:layer="layout" svg:x1="15.934cm" svg:y1="14.856cm" svg:x2="15.934cm" svg:y2="19.3cm">
          <text:p/>
        </draw:line>
        <draw:line draw:style-name="gr10" draw:text-style-name="P6" draw:layer="layout" svg:x1="13.484cm" svg:y1="17.071cm" svg:x2="18.474cm" svg:y2="17.071cm">
          <text:p/>
        </draw:line>
        <draw:frame draw:style-name="gr3" draw:text-style-name="P25" draw:layer="layout" svg:width="1.023cm" svg:height="1.171cm" svg:x="18.7cm" svg:y="16.465cm">
          <draw:text-box>
            <text:p><text:span text:style-name="T51">y</text:span><text:span text:style-name="T52">1</text:span></text:p>
          </draw:text-box>
        </draw:frame>
        <draw:frame draw:style-name="gr3" draw:text-style-name="P25" draw:layer="layout" svg:width="1.023cm" svg:height="1.171cm" svg:x="15.7cm" svg:y="13.666cm">
          <draw:text-box>
            <text:p><text:span text:style-name="T53">y</text:span><text:span text:style-name="T52">2</text:span></text:p>
          </draw:text-box>
        </draw:frame>
        <draw:frame draw:style-name="gr3" draw:text-style-name="P8" draw:layer="layout" svg:width="5.259cm" svg:height="1.374cm" svg:x="8.136cm" svg:y="17.69cm">
          <draw:text-box>
            <text:p><text:span text:style-name="T54">y</text:span><text:span text:style-name="T11">(</text:span><text:span text:style-name="T40">x</text:span><text:span text:style-name="T41">1</text:span><text:span text:style-name="T11">) = {-1, -1}</text:span></text:p>
          </draw:text-box>
        </draw:frame>
        <draw:frame draw:style-name="gr3" draw:text-style-name="P18" draw:layer="layout" svg:width="1.116cm" svg:height="1.276cm" svg:x="13.317cm" svg:y="18.326cm">
          <draw:text-box>
            <text:p><text:span text:style-name="T37">X</text:span></text:p>
          </draw:text-box>
        </draw:frame>
        <draw:frame draw:style-name="gr3" draw:text-style-name="P19" draw:layer="layout" svg:width="1.217cm" svg:height="1.276cm" svg:x="17.819cm" svg:y="18.426cm">
          <draw:text-box>
            <text:p><text:span text:style-name="T38">O</text:span></text:p>
          </draw:text-box>
        </draw:frame>
        <draw:frame draw:style-name="gr3" draw:text-style-name="P8" draw:layer="layout" svg:width="5.001cm" svg:height="1.374cm" svg:x="19.237cm" svg:y="18.49cm">
          <draw:text-box>
            <text:p><text:span text:style-name="T54">y</text:span><text:span text:style-name="T11">(</text:span><text:span text:style-name="T40">x</text:span><text:span text:style-name="T41">2</text:span><text:span text:style-name="T11">) = {1, -1}</text:span></text:p>
          </draw:text-box>
        </draw:frame>
        <draw:frame draw:style-name="gr3" draw:text-style-name="P19" draw:layer="layout" svg:width="1.217cm" svg:height="1.276cm" svg:x="13.317cm" svg:y="14.326cm">
          <draw:text-box>
            <text:p><text:span text:style-name="T38">O</text:span></text:p>
          </draw:text-box>
        </draw:frame>
        <draw:frame draw:style-name="gr3" draw:text-style-name="P8" draw:layer="layout" svg:width="5.001cm" svg:height="1.374cm" svg:x="8.437cm" svg:y="14.39cm">
          <draw:text-box>
            <text:p><text:span text:style-name="T54">y</text:span><text:span text:style-name="T11">(</text:span><text:span text:style-name="T40">x</text:span><text:span text:style-name="T41">3</text:span><text:span text:style-name="T11">) = {-1, 1}</text:span></text:p>
          </draw:text-box>
        </draw:frame>
        <draw:frame draw:style-name="gr3" draw:text-style-name="P8" draw:layer="layout" svg:width="5.259cm" svg:height="1.374cm" svg:x="8.137cm" svg:y="18.79cm">
          <draw:text-box>
            <text:p><text:span text:style-name="T54">y</text:span><text:span text:style-name="T11">(</text:span><text:span text:style-name="T40">x</text:span><text:span text:style-name="T41">4</text:span><text:span text:style-name="T11">) = {-1, -1}</text:span></text:p>
          </draw:text-box>
        </draw:frame>
        <draw:custom-shape draw:style-name="gr2" draw:text-style-name="P6" draw:layer="layout" svg:width="10.26cm" svg:height="7.62cm" svg:x="0.635cm" svg:y="5.51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16.291cm" svg:height="6.606cm" svg:x="7.734cm" svg:y="13.714cm">
          <text:p/>
          <draw:enhanced-geometry svg:viewBox="0 0 21600 21600" draw:type="rectangle" draw:enhanced-path="M 0 0 L 21600 0 21600 21600 0 21600 0 0 Z N"/>
        </draw:custom-shape>
        <draw:g xml:id="id38" draw:id="id38">
          <draw:line draw:style-name="gr18" draw:text-style-name="P6" draw:layer="layout" svg:x1="13.61cm" svg:y1="16.26cm" svg:x2="16.785cm" svg:y2="19.435cm">
            <text:p/>
          </draw:line>
          <draw:line draw:style-name="gr19" draw:text-style-name="P6" draw:layer="layout" svg:x1="15.08cm" svg:y1="17.73cm" svg:x2="15.715cm" svg:y2="17.095cm">
            <text:p/>
          </draw:line>
        </draw:g>
        <draw:custom-shape draw:style-name="gr20" draw:text-style-name="P20" xml:id="id39" draw:id="id39" draw:layer="layout" svg:width="1.27cm" svg:height="2.54cm" svg:x="16.489cm" svg:y="8.799cm">
          <text:p text:style-name="P6"><text:span text:style-name="T42">1</text:span></text:p>
          <text:p text:style-name="P6"><text:span text:style-name="T42">1</text:span></text:p>
          <text:p text:style-name="P6"><text:span text:style-name="T42">1</text:span></text:p>
          <draw:enhanced-geometry svg:viewBox="0 0 21600 21600" draw:type="rectangle" draw:enhanced-path="M 0 0 L 21600 0 21600 21600 0 21600 0 0 Z N"/>
        </draw:custom-shape>
        <draw:polyline draw:style-name="gr4" draw:text-style-name="P6" xml:id="id40" draw:id="id40" draw:layer="layout" svg:width="0.634cm" svg:height="0cm" svg:x="17.825cm" svg:y="10.149cm" svg:viewBox="0 0 635 0" draw:points="0,0 635,0">
          <text:p/>
        </draw:polyline>
        <draw:frame draw:style-name="gr3" draw:text-style-name="P16" xml:id="id41" draw:id="id41" draw:layer="layout" svg:width="1.259cm" svg:height="1.579cm" svg:x="18.441cm" svg:y="9.426cm">
          <draw:text-box>
            <text:p><text:span text:style-name="T36">y</text:span><text:span text:style-name="T50">3</text:span></text:p>
          </draw:text-box>
        </draw:frame>
        <draw:path draw:style-name="gr17" draw:text-style-name="P6" draw:layer="layout" svg:width="3.419cm" svg:height="0.707cm" draw:transform="rotate (-1.19031454986013) translate (1.27007810633242cm 13.3349687596959cm)" svg:viewBox="0 0 3420 708" svg:d="m0 0c0 0 1152 715 1769 708s1651-708 1651-708">
          <text:p/>
        </draw:path>
        <draw:line draw:style-name="gr17" draw:text-style-name="P6" draw:layer="layout" svg:x1="6.35cm" svg:y1="16.945cm" svg:x2="7.62cm" svg:y2="16.945cm">
          <text:p/>
        </draw:line>
        <draw:polyline draw:style-name="gr17" draw:text-style-name="P6" xml:id="id42" draw:id="id42" draw:layer="layout" svg:width="1.76cm" svg:height="2.264cm" svg:x="14.749cm" svg:y="11.43cm" svg:viewBox="0 0 1761 2265" draw:points="0,2265 1761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38" smil:attributeName="visibility" smil:to="visible"/>
                  <anim:animate smil:dur="0.5s" smil:fill="hold" smil:targetElement="id38" smil:attributeName="x" smil:values="x;x" smil:keyTimes="0;1"/>
                  <anim:animate smil:dur="0.5s" smil:fill="hold" smil:targetElement="id38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39" smil:attributeName="visibility" smil:to="visible"/>
                  <anim:animate smil:dur="0.5s" smil:fill="hold" smil:targetElement="id39" smil:attributeName="x" smil:values="x;x" smil:keyTimes="0;1"/>
                  <anim:animate smil:dur="0.5s" smil:fill="hold" smil:targetElement="id39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40" smil:attributeName="visibility" smil:to="visible"/>
                  <anim:animate smil:dur="0.5s" smil:fill="hold" smil:targetElement="id40" smil:attributeName="x" smil:values="x;x" smil:keyTimes="0;1"/>
                  <anim:animate smil:dur="0.5s" smil:fill="hold" smil:targetElement="id40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41" smil:attributeName="visibility" smil:to="visible"/>
                  <anim:animate smil:dur="0.5s" smil:fill="hold" smil:targetElement="id41" smil:attributeName="x" smil:values="x;x" smil:keyTimes="0;1"/>
                  <anim:animate smil:dur="0.5s" smil:fill="hold" smil:targetElement="id41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42" smil:attributeName="visibility" smil:to="visible"/>
                  <anim:animate smil:dur="0.5s" smil:fill="hold" smil:targetElement="id42" smil:attributeName="x" smil:values="x;x" smil:keyTimes="0;1"/>
                  <anim:animate smil:dur="0.5s" smil:fill="hold" smil:targetElement="id42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Kyodai_25_20Presentation" presentation:presentation-page-layout-name="AL2T1">
        <office:forms form:automatic-focus="false" form:apply-design-mode="false"/>
        <draw:frame presentation:style-name="pr7" draw:layer="layout" svg:width="25.199cm" svg:height="3.237cm" svg:x="1.27cm" svg:y="1.574cm" presentation:class="title">
          <draw:text-box>
            <text:p>例: </text:p>
          </draw:text-box>
        </draw:frame>
        <draw:frame presentation:style-name="pr11" draw:layer="layout" svg:width="25.199cm" svg:height="1.064cm" svg:x="1.471cm" svg:y="5.08cm" presentation:class="outline" presentation:user-transformed="true">
          <draw:text-box>
            <text:list text:style-name="L2">
              <text:list-item>
                <text:p>最終的なニューラルネット</text:p>
              </text:list-item>
            </text:list>
          </draw:text-box>
        </draw:frame>
        <draw:custom-shape draw:style-name="gr11" draw:text-style-name="P20" xml:id="id43" draw:id="id43" draw:layer="layout" svg:width="1.27cm" svg:height="2.54cm" svg:x="12.414cm" svg:y="8.525cm">
          <text:p text:style-name="P6"><text:span text:style-name="T42">w1</text:span></text:p>
          <draw:enhanced-geometry svg:viewBox="0 0 21600 21600" draw:type="rectangle" draw:enhanced-path="M 0 0 L 21600 0 21600 21600 0 21600 0 0 Z N"/>
        </draw:custom-shape>
        <draw:custom-shape draw:style-name="gr12" draw:text-style-name="P20" xml:id="id54" draw:id="id54" draw:layer="layout" svg:width="1.27cm" svg:height="2.54cm" svg:x="12.414cm" svg:y="14.125cm">
          <text:p text:style-name="P6"><text:span text:style-name="T42">w2</text:span></text:p>
          <draw:enhanced-geometry svg:viewBox="0 0 21600 21600" draw:type="rectangle" draw:enhanced-path="M 0 0 L 21600 0 21600 21600 0 21600 0 0 Z N"/>
        </draw:custom-shape>
        <draw:frame draw:style-name="gr3" draw:text-style-name="P21" xml:id="id44" draw:id="id44" draw:layer="layout" svg:width="1.395cm" svg:height="1.579cm" svg:x="8.664cm" svg:y="6.85cm">
          <draw:text-box>
            <text:p><text:span text:style-name="T43">φ</text:span><text:span text:style-name="T44">1</text:span></text:p>
          </draw:text-box>
        </draw:frame>
        <draw:frame draw:style-name="gr3" draw:text-style-name="P22" xml:id="id45" draw:id="id45" draw:layer="layout" svg:width="1.395cm" svg:height="1.579cm" svg:x="8.664cm" svg:y="8.75cm">
          <draw:text-box>
            <text:p><text:span text:style-name="T45">φ</text:span><text:span text:style-name="T46">2</text:span></text:p>
          </draw:text-box>
        </draw:frame>
        <draw:frame draw:style-name="gr3" draw:text-style-name="P22" xml:id="id46" draw:id="id46" draw:layer="layout" svg:width="1.014cm" svg:height="1.276cm" svg:x="8.864cm" svg:y="10.75cm">
          <draw:text-box>
            <text:p><text:span text:style-name="T45">1</text:span></text:p>
          </draw:text-box>
        </draw:frame>
        <draw:frame draw:style-name="gr3" draw:text-style-name="P22" xml:id="id55" draw:id="id55" draw:layer="layout" svg:width="1.395cm" svg:height="1.579cm" svg:x="8.664cm" svg:y="12.851cm">
          <draw:text-box>
            <text:p><text:span text:style-name="T45">φ</text:span><text:span text:style-name="T46">1</text:span></text:p>
          </draw:text-box>
        </draw:frame>
        <draw:frame draw:style-name="gr3" draw:text-style-name="P22" xml:id="id56" draw:id="id56" draw:layer="layout" svg:width="1.395cm" svg:height="1.579cm" svg:x="8.664cm" svg:y="14.751cm">
          <draw:text-box>
            <text:p><text:span text:style-name="T45">φ</text:span><text:span text:style-name="T46">2</text:span></text:p>
          </draw:text-box>
        </draw:frame>
        <draw:frame draw:style-name="gr3" draw:text-style-name="P22" xml:id="id57" draw:id="id57" draw:layer="layout" svg:width="1.014cm" svg:height="1.276cm" svg:x="8.864cm" svg:y="16.751cm">
          <draw:text-box>
            <text:p><text:span text:style-name="T45">1</text:span></text:p>
          </draw:text-box>
        </draw:frame>
        <draw:polyline draw:style-name="gr4" draw:text-style-name="P6" xml:id="id47" draw:id="id47" draw:layer="layout" svg:width="2.539cm" svg:height="1.904cm" svg:x="9.94cm" svg:y="7.62cm" svg:viewBox="0 0 2540 1905" draw:points="0,0 2540,1905">
          <text:p/>
        </draw:polyline>
        <draw:polyline draw:style-name="gr4" draw:text-style-name="P6" xml:id="id48" draw:id="id48" draw:layer="layout" svg:width="2.538cm" svg:height="0cm" svg:x="9.94cm" svg:y="9.525cm" svg:viewBox="0 0 2539 0" draw:points="0,0 2539,0">
          <text:p/>
        </draw:polyline>
        <draw:polyline draw:style-name="gr4" draw:text-style-name="P6" xml:id="id49" draw:id="id49" draw:layer="layout" svg:width="2.538cm" svg:height="1.904cm" svg:x="9.94cm" svg:y="9.525cm" svg:viewBox="0 0 2539 1905" draw:points="0,1905 2539,0">
          <text:p/>
        </draw:polyline>
        <draw:polyline draw:style-name="gr4" draw:text-style-name="P6" xml:id="id58" draw:id="id58" draw:layer="layout" svg:width="2.539cm" svg:height="1.904cm" svg:x="9.939cm" svg:y="13.519cm" svg:viewBox="0 0 2540 1905" draw:points="0,0 2540,1905">
          <text:p/>
        </draw:polyline>
        <draw:polyline draw:style-name="gr4" draw:text-style-name="P6" xml:id="id59" draw:id="id59" draw:layer="layout" svg:width="2.538cm" svg:height="0cm" svg:x="9.939cm" svg:y="15.424cm" svg:viewBox="0 0 2539 0" draw:points="0,0 2539,0">
          <text:p/>
        </draw:polyline>
        <draw:polyline draw:style-name="gr4" draw:text-style-name="P6" xml:id="id60" draw:id="id60" draw:layer="layout" svg:width="2.538cm" svg:height="1.904cm" svg:x="9.939cm" svg:y="15.424cm" svg:viewBox="0 0 2539 1905" draw:points="0,1905 2539,0">
          <text:p/>
        </draw:polyline>
        <draw:frame draw:style-name="gr3" draw:text-style-name="P23" xml:id="id50" draw:id="id50" draw:layer="layout" svg:width="1.014cm" svg:height="1.276cm" svg:x="10.575cm" svg:y="7.05cm">
          <draw:text-box>
            <text:p><text:span text:style-name="T47">1</text:span></text:p>
          </draw:text-box>
        </draw:frame>
        <draw:frame draw:style-name="gr3" draw:text-style-name="P23" xml:id="id51" draw:id="id51" draw:layer="layout" svg:width="1.014cm" svg:height="1.276cm" svg:x="10.575cm" svg:y="8.45cm">
          <draw:text-box>
            <text:p><text:span text:style-name="T47">1</text:span></text:p>
          </draw:text-box>
        </draw:frame>
        <draw:frame draw:style-name="gr3" draw:text-style-name="P23" xml:id="id52" draw:id="id52" draw:layer="layout" svg:width="1.319cm" svg:height="1.276cm" svg:x="10.575cm" svg:y="10.65cm">
          <draw:text-box>
            <text:p><text:span text:style-name="T47">-1</text:span></text:p>
          </draw:text-box>
        </draw:frame>
        <draw:frame draw:style-name="gr3" draw:text-style-name="P23" xml:id="id61" draw:id="id61" draw:layer="layout" svg:width="1.319cm" svg:height="1.276cm" svg:x="10.275cm" svg:y="12.95cm">
          <draw:text-box>
            <text:p><text:span text:style-name="T47">-1</text:span></text:p>
          </draw:text-box>
        </draw:frame>
        <draw:frame draw:style-name="gr3" draw:text-style-name="P23" xml:id="id62" draw:id="id62" draw:layer="layout" svg:width="1.319cm" svg:height="1.276cm" svg:x="10.275cm" svg:y="14.35cm">
          <draw:text-box>
            <text:p><text:span text:style-name="T47">-1</text:span></text:p>
          </draw:text-box>
        </draw:frame>
        <draw:frame draw:style-name="gr3" draw:text-style-name="P23" xml:id="id63" draw:id="id63" draw:layer="layout" svg:width="1.319cm" svg:height="1.276cm" svg:x="10.276cm" svg:y="16.45cm">
          <draw:text-box>
            <text:p><text:span text:style-name="T47">-1</text:span></text:p>
          </draw:text-box>
        </draw:frame>
        <draw:polyline draw:style-name="gr4" draw:text-style-name="P6" xml:id="id53" draw:id="id53" draw:layer="layout" svg:width="1.749cm" svg:height="4.344cm" svg:x="13.65cm" svg:y="9.625cm" svg:viewBox="0 0 1750 4345" draw:points="0,0 1750,4345">
          <text:p/>
        </draw:polyline>
        <draw:polyline draw:style-name="gr4" draw:text-style-name="P6" xml:id="id64" draw:id="id64" draw:layer="layout" svg:width="1.749cm" svg:height="1.504cm" svg:x="13.65cm" svg:y="13.97cm" svg:viewBox="0 0 1750 1505" draw:points="0,1505 1750,0">
          <text:p/>
        </draw:polyline>
        <draw:frame draw:style-name="gr3" draw:text-style-name="P22" draw:layer="layout" svg:width="1.014cm" svg:height="1.276cm" svg:x="12.364cm" svg:y="17.852cm">
          <draw:text-box>
            <text:p><text:span text:style-name="T45">1</text:span></text:p>
          </draw:text-box>
        </draw:frame>
        <draw:line draw:style-name="gr4" draw:text-style-name="P6" draw:layer="layout" svg:x1="13.439cm" svg:y1="18.43cm" svg:x2="15.4cm" svg:y2="13.97cm">
          <text:p/>
        </draw:line>
        <draw:frame draw:style-name="gr3" draw:text-style-name="P23" draw:layer="layout" svg:width="1.014cm" svg:height="1.276cm" svg:x="13.776cm" svg:y="17.551cm">
          <draw:text-box>
            <text:p><text:span text:style-name="T47">1</text:span></text:p>
          </draw:text-box>
        </draw:frame>
        <draw:frame draw:style-name="gr3" draw:text-style-name="P23" draw:layer="layout" svg:width="1.014cm" svg:height="1.276cm" svg:x="13.776cm" svg:y="13.551cm">
          <draw:text-box>
            <text:p><text:span text:style-name="T47">1</text:span></text:p>
          </draw:text-box>
        </draw:frame>
        <draw:frame draw:style-name="gr3" draw:text-style-name="P23" draw:layer="layout" svg:width="1.014cm" svg:height="1.276cm" svg:x="13.776cm" svg:y="9.451cm">
          <draw:text-box>
            <text:p><text:span text:style-name="T47">1</text:span></text:p>
          </draw:text-box>
        </draw:frame>
        <draw:custom-shape draw:style-name="gr20" draw:text-style-name="P20" draw:layer="layout" svg:width="1.27cm" svg:height="2.54cm" svg:x="15.488cm" svg:y="12.399cm">
          <text:p text:style-name="P6"><text:span text:style-name="T42">w3</text:span></text:p>
          <draw:enhanced-geometry svg:viewBox="0 0 21600 21600" draw:type="rectangle" draw:enhanced-path="M 0 0 L 21600 0 21600 21600 0 21600 0 0 Z N"/>
        </draw:custom-shape>
        <draw:line draw:style-name="gr4" draw:text-style-name="P6" draw:layer="layout" svg:x1="16.84cm" svg:y1="13.675cm" svg:x2="19.379cm" svg:y2="13.675cm">
          <text:p/>
        </draw:line>
        <draw:frame draw:style-name="gr3" draw:text-style-name="P16" draw:layer="layout" svg:width="1.259cm" svg:height="1.579cm" svg:x="19.21cm" svg:y="13.026cm">
          <draw:text-box>
            <text:p><text:span text:style-name="T36">y</text:span><text:span text:style-name="T50">3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43" smil:attributeName="visibility" smil:to="visible"/>
                  <anim:animate smil:dur="0.5s" smil:fill="hold" smil:targetElement="id43" smil:attributeName="x" smil:values="x;x" smil:keyTimes="0;1"/>
                  <anim:animate smil:dur="0.5s" smil:fill="hold" smil:targetElement="id43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44" smil:attributeName="visibility" smil:to="visible"/>
                  <anim:animate smil:dur="0.5s" smil:fill="hold" smil:targetElement="id44" smil:attributeName="x" smil:values="x;x" smil:keyTimes="0;1"/>
                  <anim:animate smil:dur="0.5s" smil:fill="hold" smil:targetElement="id44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45" smil:attributeName="visibility" smil:to="visible"/>
                  <anim:animate smil:dur="0.5s" smil:fill="hold" smil:targetElement="id45" smil:attributeName="x" smil:values="x;x" smil:keyTimes="0;1"/>
                  <anim:animate smil:dur="0.5s" smil:fill="hold" smil:targetElement="id45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46" smil:attributeName="visibility" smil:to="visible"/>
                  <anim:animate smil:dur="0.5s" smil:fill="hold" smil:targetElement="id46" smil:attributeName="x" smil:values="x;x" smil:keyTimes="0;1"/>
                  <anim:animate smil:dur="0.5s" smil:fill="hold" smil:targetElement="id46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47" smil:attributeName="visibility" smil:to="visible"/>
                  <anim:animate smil:dur="0.5s" smil:fill="hold" smil:targetElement="id47" smil:attributeName="x" smil:values="x;x" smil:keyTimes="0;1"/>
                  <anim:animate smil:dur="0.5s" smil:fill="hold" smil:targetElement="id47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48" smil:attributeName="visibility" smil:to="visible"/>
                  <anim:animate smil:dur="0.5s" smil:fill="hold" smil:targetElement="id48" smil:attributeName="x" smil:values="x;x" smil:keyTimes="0;1"/>
                  <anim:animate smil:dur="0.5s" smil:fill="hold" smil:targetElement="id48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49" smil:attributeName="visibility" smil:to="visible"/>
                  <anim:animate smil:dur="0.5s" smil:fill="hold" smil:targetElement="id49" smil:attributeName="x" smil:values="x;x" smil:keyTimes="0;1"/>
                  <anim:animate smil:dur="0.5s" smil:fill="hold" smil:targetElement="id49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50" smil:attributeName="visibility" smil:to="visible"/>
                  <anim:animate smil:dur="0.5s" smil:fill="hold" smil:targetElement="id50" smil:attributeName="x" smil:values="x;x" smil:keyTimes="0;1"/>
                  <anim:animate smil:dur="0.5s" smil:fill="hold" smil:targetElement="id50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51" smil:attributeName="visibility" smil:to="visible"/>
                  <anim:animate smil:dur="0.5s" smil:fill="hold" smil:targetElement="id51" smil:attributeName="x" smil:values="x;x" smil:keyTimes="0;1"/>
                  <anim:animate smil:dur="0.5s" smil:fill="hold" smil:targetElement="id51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52" smil:attributeName="visibility" smil:to="visible"/>
                  <anim:animate smil:dur="0.5s" smil:fill="hold" smil:targetElement="id52" smil:attributeName="x" smil:values="x;x" smil:keyTimes="0;1"/>
                  <anim:animate smil:dur="0.5s" smil:fill="hold" smil:targetElement="id52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53" smil:attributeName="visibility" smil:to="visible"/>
                  <anim:animate smil:dur="0.5s" smil:fill="hold" smil:targetElement="id53" smil:attributeName="x" smil:values="x;x" smil:keyTimes="0;1"/>
                  <anim:animate smil:dur="0.5s" smil:fill="hold" smil:targetElement="id5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54" smil:attributeName="visibility" smil:to="visible"/>
                  <anim:animate smil:dur="0.5s" smil:fill="hold" smil:targetElement="id54" smil:attributeName="x" smil:values="x;x" smil:keyTimes="0;1"/>
                  <anim:animate smil:dur="0.5s" smil:fill="hold" smil:targetElement="id54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55" smil:attributeName="visibility" smil:to="visible"/>
                  <anim:animate smil:dur="0.5s" smil:fill="hold" smil:targetElement="id55" smil:attributeName="x" smil:values="x;x" smil:keyTimes="0;1"/>
                  <anim:animate smil:dur="0.5s" smil:fill="hold" smil:targetElement="id55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56" smil:attributeName="visibility" smil:to="visible"/>
                  <anim:animate smil:dur="0.5s" smil:fill="hold" smil:targetElement="id56" smil:attributeName="x" smil:values="x;x" smil:keyTimes="0;1"/>
                  <anim:animate smil:dur="0.5s" smil:fill="hold" smil:targetElement="id56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57" smil:attributeName="visibility" smil:to="visible"/>
                  <anim:animate smil:dur="0.5s" smil:fill="hold" smil:targetElement="id57" smil:attributeName="x" smil:values="x;x" smil:keyTimes="0;1"/>
                  <anim:animate smil:dur="0.5s" smil:fill="hold" smil:targetElement="id57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58" smil:attributeName="visibility" smil:to="visible"/>
                  <anim:animate smil:dur="0.5s" smil:fill="hold" smil:targetElement="id58" smil:attributeName="x" smil:values="x;x" smil:keyTimes="0;1"/>
                  <anim:animate smil:dur="0.5s" smil:fill="hold" smil:targetElement="id58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59" smil:attributeName="visibility" smil:to="visible"/>
                  <anim:animate smil:dur="0.5s" smil:fill="hold" smil:targetElement="id59" smil:attributeName="x" smil:values="x;x" smil:keyTimes="0;1"/>
                  <anim:animate smil:dur="0.5s" smil:fill="hold" smil:targetElement="id59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60" smil:attributeName="visibility" smil:to="visible"/>
                  <anim:animate smil:dur="0.5s" smil:fill="hold" smil:targetElement="id60" smil:attributeName="x" smil:values="x;x" smil:keyTimes="0;1"/>
                  <anim:animate smil:dur="0.5s" smil:fill="hold" smil:targetElement="id60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61" smil:attributeName="visibility" smil:to="visible"/>
                  <anim:animate smil:dur="0.5s" smil:fill="hold" smil:targetElement="id61" smil:attributeName="x" smil:values="x;x" smil:keyTimes="0;1"/>
                  <anim:animate smil:dur="0.5s" smil:fill="hold" smil:targetElement="id61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62" smil:attributeName="visibility" smil:to="visible"/>
                  <anim:animate smil:dur="0.5s" smil:fill="hold" smil:targetElement="id62" smil:attributeName="x" smil:values="x;x" smil:keyTimes="0;1"/>
                  <anim:animate smil:dur="0.5s" smil:fill="hold" smil:targetElement="id62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63" smil:attributeName="visibility" smil:to="visible"/>
                  <anim:animate smil:dur="0.5s" smil:fill="hold" smil:targetElement="id63" smil:attributeName="x" smil:values="x;x" smil:keyTimes="0;1"/>
                  <anim:animate smil:dur="0.5s" smil:fill="hold" smil:targetElement="id63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64" smil:attributeName="visibility" smil:to="visible"/>
                  <anim:animate smil:dur="0.5s" smil:fill="hold" smil:targetElement="id64" smil:attributeName="x" smil:values="x;x" smil:keyTimes="0;1"/>
                  <anim:animate smil:dur="0.5s" smil:fill="hold" smil:targetElement="id64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Kyodai_25_20Presentation" presentation:presentation-page-layout-name="AL2T1">
        <draw:frame presentation:style-name="pr7" draw:layer="layout" svg:width="25.199cm" svg:height="3.237cm" svg:x="1.27cm" svg:y="1.574cm" presentation:class="title">
          <draw:text-box>
            <text:p>ニューラルネットの実装</text:p>
          </draw:text-box>
        </draw:frame>
        <draw:frame presentation:style-name="pr12" draw:layer="layout" svg:width="25.199cm" svg:height="13.86cm" svg:x="1.471cm" svg:y="5.19cm" presentation:class="outline" presentation:user-transformed="true">
          <draw:text-box>
            <text:list text:style-name="L2">
              <text:list-item>
                <text:p>ネットは複数の層からなり、層の間は全連結</text:p>
              </text:list-item>
              <text:list-item>
                <text:p>パーセプトロン:</text:p>
                <text:list>
                  <text:list-item>
                    <text:p>層のID</text:p>
                  </text:list-item>
                  <text:list-item>
                    <text:p>重みベクトル</text:p>
                  </text:list-item>
                </text:list>
              </text:list-item>
            </text:list>
          </draw:text-box>
        </draw:frame>
        <draw:frame draw:style-name="gr3" draw:text-style-name="P26" draw:layer="layout" svg:width="4.909cm" svg:height="7.035cm" svg:x="3.905cm" svg:y="12.138cm">
          <draw:text-box>
            <text:p><text:span text:style-name="T55">network</text:span><text:span text:style-name="T32"> = [ </text:span><text:span text:style-name="T32"><text:line-break/></text:span><text:span text:style-name="T32"><text:tab/></text:span><text:span text:style-name="T32">(1, </text:span><text:span text:style-name="T29">w</text:span><text:span text:style-name="T56">0</text:span><text:span text:style-name="T32">),</text:span><text:span text:style-name="T32"><text:line-break/></text:span><text:span text:style-name="T32"><text:tab/></text:span><text:span text:style-name="T32">(1, </text:span><text:span text:style-name="T29">w</text:span><text:span text:style-name="T56">1</text:span><text:span text:style-name="T32">),</text:span></text:p>
            <text:p><text:span text:style-name="T32"><text:tab/></text:span><text:span text:style-name="T32">(1, </text:span><text:span text:style-name="T29">w</text:span><text:span text:style-name="T56">2</text:span><text:span text:style-name="T32">), <text:s/></text:span></text:p>
            <text:p><text:span text:style-name="T32"><text:tab/></text:span><text:span text:style-name="T32">(2, </text:span><text:span text:style-name="T29">w</text:span><text:span text:style-name="T56">3</text:span><text:span text:style-name="T32">)</text:span></text:p>
            <text:p><text:span text:style-name="T32">]</text:span></text:p>
          </draw:text-box>
        </draw:frame>
        <draw:frame draw:style-name="gr3" draw:text-style-name="P11" draw:layer="layout" svg:width="4.244cm" svg:height="1.475cm" svg:x="12.065cm" svg:y="9.42cm">
          <draw:text-box>
            <text:p><text:span text:style-name="T22">φ</text:span><text:span text:style-name="T23">“A”</text:span><text:span text:style-name="T24"><text:tab/></text:span><text:span text:style-name="T24"><text:tab/></text:span><text:span text:style-name="T24">= 1</text:span></text:p>
          </draw:text-box>
        </draw:frame>
        <draw:frame draw:style-name="gr3" draw:text-style-name="P11" draw:layer="layout" svg:width="4.244cm" svg:height="1.475cm" svg:x="12.065cm" svg:y="10.595cm">
          <draw:text-box>
            <text:p><text:span text:style-name="T22">φ</text:span><text:span text:style-name="T23">“site”</text:span><text:span text:style-name="T24"><text:tab/></text:span><text:span text:style-name="T24">= 1</text:span></text:p>
          </draw:text-box>
        </draw:frame>
        <draw:frame draw:style-name="gr3" draw:text-style-name="P11" draw:layer="layout" svg:width="4.244cm" svg:height="1.475cm" svg:x="12.165cm" svg:y="14.24cm">
          <draw:text-box>
            <text:p><text:span text:style-name="T22">φ</text:span><text:span text:style-name="T23">“,”</text:span><text:span text:style-name="T23"><text:tab/></text:span><text:span text:style-name="T24"><text:tab/></text:span><text:span text:style-name="T24">= 2</text:span></text:p>
          </draw:text-box>
        </draw:frame>
        <draw:frame draw:style-name="gr3" draw:text-style-name="P11" draw:layer="layout" svg:width="4.244cm" svg:height="1.475cm" svg:x="12.065cm" svg:y="11.795cm">
          <draw:text-box>
            <text:p><text:span text:style-name="T22">φ</text:span><text:span text:style-name="T23">“located”</text:span><text:span text:style-name="T24"><text:tab/></text:span><text:span text:style-name="T24">= 1</text:span></text:p>
          </draw:text-box>
        </draw:frame>
        <draw:frame draw:style-name="gr3" draw:text-style-name="P11" draw:layer="layout" svg:width="4.244cm" svg:height="1.475cm" svg:x="12.196cm" svg:y="15.345cm">
          <draw:text-box>
            <text:p><text:span text:style-name="T22">φ</text:span><text:span text:style-name="T23">“in”</text:span><text:span text:style-name="T24"><text:tab/></text:span><text:span text:style-name="T24"><text:tab/></text:span><text:span text:style-name="T24">= 1</text:span></text:p>
          </draw:text-box>
        </draw:frame>
        <draw:frame draw:style-name="gr3" draw:text-style-name="P11" draw:layer="layout" svg:width="4.341cm" svg:height="1.475cm" svg:x="12.194cm" svg:y="13.07cm">
          <draw:text-box>
            <text:p><text:span text:style-name="T22">φ</text:span><text:span text:style-name="T23">“Maizuru”</text:span><text:span text:style-name="T24">= 1</text:span></text:p>
          </draw:text-box>
        </draw:frame>
        <draw:frame draw:style-name="gr3" draw:text-style-name="P11" draw:layer="layout" svg:width="4.244cm" svg:height="1.475cm" svg:x="12.165cm" svg:y="16.445cm">
          <draw:text-box>
            <text:p><text:span text:style-name="T22">φ</text:span><text:span text:style-name="T23">“Kyoto”</text:span><text:span text:style-name="T24"> </text:span><text:span text:style-name="T24"><text:tab/></text:span><text:span text:style-name="T24">= 1</text:span></text:p>
          </draw:text-box>
        </draw:frame>
        <draw:frame draw:style-name="gr3" draw:text-style-name="P11" draw:layer="layout" svg:width="4.244cm" svg:height="1.475cm" svg:x="12.166cm" svg:y="17.645cm">
          <draw:text-box>
            <text:p><text:span text:style-name="T22">φ</text:span><text:span text:style-name="T23">“priest”</text:span><text:span text:style-name="T24"> </text:span><text:span text:style-name="T24"><text:tab/></text:span><text:span text:style-name="T24">= 0</text:span></text:p>
          </draw:text-box>
        </draw:frame>
        <draw:frame draw:style-name="gr3" draw:text-style-name="P11" draw:layer="layout" svg:width="4.244cm" svg:height="1.475cm" svg:x="12.167cm" svg:y="18.845cm">
          <draw:text-box>
            <text:p><text:span text:style-name="T22">φ</text:span><text:span text:style-name="T23">“black”</text:span><text:span text:style-name="T24"> </text:span><text:span text:style-name="T24"><text:tab/></text:span><text:span text:style-name="T24">= 0</text:span></text:p>
          </draw:text-box>
        </draw:frame>
        <draw:g>
          <draw:line draw:style-name="gr4" draw:text-style-name="P6" draw:layer="layout" svg:x1="16.44cm" svg:y1="10.055cm" svg:x2="19.049cm" svg:y2="14.5cm">
            <text:p/>
          </draw:line>
          <draw:line draw:style-name="gr4" draw:text-style-name="P6" draw:layer="layout" svg:x1="16.44cm" svg:y1="11.355cm" svg:x2="19.049cm" svg:y2="14.5cm">
            <text:p/>
          </draw:line>
          <draw:line draw:style-name="gr4" draw:text-style-name="P6" draw:layer="layout" svg:x1="16.44cm" svg:y1="12.595cm" svg:x2="19.049cm" svg:y2="14.5cm">
            <text:p/>
          </draw:line>
          <draw:line draw:style-name="gr4" draw:text-style-name="P6" draw:layer="layout" svg:x1="16.44cm" svg:y1="13.595cm" svg:x2="19.018cm" svg:y2="14.325cm">
            <text:p/>
          </draw:line>
          <draw:line draw:style-name="gr4" draw:text-style-name="P6" draw:layer="layout" svg:x1="16.44cm" svg:y1="14.935cm" svg:x2="19.049cm" svg:y2="14.5cm">
            <text:p/>
          </draw:line>
          <draw:line draw:style-name="gr4" draw:text-style-name="P6" draw:layer="layout" svg:x1="16.44cm" svg:y1="15.935cm" svg:x2="19.049cm" svg:y2="14.5cm">
            <text:p/>
          </draw:line>
          <draw:line draw:style-name="gr4" draw:text-style-name="P6" draw:layer="layout" svg:x1="16.44cm" svg:y1="17.04cm" svg:x2="19.049cm" svg:y2="14.5cm">
            <text:p/>
          </draw:line>
          <draw:line draw:style-name="gr4" draw:text-style-name="P6" draw:layer="layout" svg:x1="16.44cm" svg:y1="18.041cm" svg:x2="19.049cm" svg:y2="14.5cm">
            <text:p/>
          </draw:line>
          <draw:line draw:style-name="gr4" draw:text-style-name="P6" draw:layer="layout" svg:x1="16.44cm" svg:y1="18.945cm" svg:x2="19.049cm" svg:y2="14.5cm">
            <text:p/>
          </draw:line>
        </draw:g>
        <draw:custom-shape draw:style-name="gr7" draw:text-style-name="P6" draw:layer="layout" svg:width="1.27cm" svg:height="2.54cm" svg:x="19.049cm" svg:y="13.19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1.27cm" svg:height="2.54cm" svg:x="19.049cm" svg:y="9.49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1.27cm" svg:height="2.54cm" svg:x="19.049cm" svg:y="17.495cm">
          <text:p/>
          <draw:enhanced-geometry svg:viewBox="0 0 21600 21600" draw:type="rectangle" draw:enhanced-path="M 0 0 L 21600 0 21600 21600 0 21600 0 0 Z N"/>
        </draw:custom-shape>
        <draw:line draw:style-name="gr4" draw:text-style-name="P6" draw:layer="layout" svg:x1="16.509cm" svg:y1="15.77cm" svg:x2="19.05cm" svg:y2="10.7cm">
          <text:p/>
        </draw:line>
        <draw:line draw:style-name="gr4" draw:text-style-name="P6" draw:layer="layout" svg:x1="16.509cm" svg:y1="17.04cm" svg:x2="19.05cm" svg:y2="10.7cm">
          <text:p/>
        </draw:line>
        <draw:line draw:style-name="gr4" draw:text-style-name="P6" draw:layer="layout" svg:x1="16.509cm" svg:y1="18.31cm" svg:x2="19.05cm" svg:y2="10.7cm">
          <text:p/>
        </draw:line>
        <draw:line draw:style-name="gr4" draw:text-style-name="P6" draw:layer="layout" svg:x1="16.441cm" svg:y1="9.795cm" svg:x2="19.019cm" svg:y2="10.525cm">
          <text:p/>
        </draw:line>
        <draw:line draw:style-name="gr4" draw:text-style-name="P6" draw:layer="layout" svg:x1="16.441cm" svg:y1="11.135cm" svg:x2="19.05cm" svg:y2="10.7cm">
          <text:p/>
        </draw:line>
        <draw:line draw:style-name="gr4" draw:text-style-name="P6" draw:layer="layout" svg:x1="16.441cm" svg:y1="12.135cm" svg:x2="19.05cm" svg:y2="10.7cm">
          <text:p/>
        </draw:line>
        <draw:line draw:style-name="gr4" draw:text-style-name="P6" draw:layer="layout" svg:x1="16.441cm" svg:y1="13.24cm" svg:x2="19.05cm" svg:y2="10.7cm">
          <text:p/>
        </draw:line>
        <draw:line draw:style-name="gr4" draw:text-style-name="P6" draw:layer="layout" svg:x1="16.441cm" svg:y1="14.241cm" svg:x2="19.05cm" svg:y2="10.7cm">
          <text:p/>
        </draw:line>
        <draw:line draw:style-name="gr4" draw:text-style-name="P6" draw:layer="layout" svg:x1="16.509cm" svg:y1="18.945cm" svg:x2="19.05cm" svg:y2="10.7cm">
          <text:p/>
        </draw:line>
        <draw:line draw:style-name="gr4" draw:text-style-name="P6" draw:layer="layout" svg:x1="16.441cm" svg:y1="14.555cm" svg:x2="19.05cm" svg:y2="19cm">
          <text:p/>
        </draw:line>
        <draw:line draw:style-name="gr4" draw:text-style-name="P6" draw:layer="layout" svg:x1="16.441cm" svg:y1="15.855cm" svg:x2="19.05cm" svg:y2="19cm">
          <text:p/>
        </draw:line>
        <draw:line draw:style-name="gr4" draw:text-style-name="P6" draw:layer="layout" svg:x1="16.441cm" svg:y1="17.095cm" svg:x2="19.05cm" svg:y2="19cm">
          <text:p/>
        </draw:line>
        <draw:line draw:style-name="gr4" draw:text-style-name="P6" draw:layer="layout" svg:x1="16.441cm" svg:y1="18.095cm" svg:x2="19.019cm" svg:y2="18.825cm">
          <text:p/>
        </draw:line>
        <draw:line draw:style-name="gr4" draw:text-style-name="P6" draw:layer="layout" svg:x1="16.441cm" svg:y1="19.435cm" svg:x2="19.05cm" svg:y2="19cm">
          <text:p/>
        </draw:line>
        <draw:line draw:style-name="gr4" draw:text-style-name="P6" draw:layer="layout" svg:x1="16.509cm" svg:y1="13.865cm" svg:x2="19.05cm" svg:y2="19cm">
          <text:p/>
        </draw:line>
        <draw:line draw:style-name="gr4" draw:text-style-name="P6" draw:layer="layout" svg:x1="16.509cm" svg:y1="12.595cm" svg:x2="19.05cm" svg:y2="19cm">
          <text:p/>
        </draw:line>
        <draw:line draw:style-name="gr4" draw:text-style-name="P6" draw:layer="layout" svg:x1="16.509cm" svg:y1="11.325cm" svg:x2="19.05cm" svg:y2="19cm">
          <text:p/>
        </draw:line>
        <draw:line draw:style-name="gr4" draw:text-style-name="P6" draw:layer="layout" svg:x1="16.509cm" svg:y1="10.055cm" svg:x2="19.05cm" svg:y2="19cm">
          <text:p/>
        </draw:line>
        <draw:custom-shape draw:style-name="gr7" draw:text-style-name="P6" draw:layer="layout" svg:width="1.27cm" svg:height="2.54cm" svg:x="23.449cm" svg:y="13.195cm">
          <text:p/>
          <draw:enhanced-geometry svg:viewBox="0 0 21600 21600" draw:type="rectangle" draw:enhanced-path="M 0 0 L 21600 0 21600 21600 0 21600 0 0 Z N"/>
        </draw:custom-shape>
        <draw:line draw:style-name="gr4" draw:text-style-name="P6" draw:layer="layout" svg:x1="20.424cm" svg:y1="10.69cm" svg:x2="23.599cm" svg:y2="14.5cm">
          <text:p/>
        </draw:line>
        <draw:line draw:style-name="gr4" draw:text-style-name="P6" draw:layer="layout" svg:x1="20.424cm" svg:y1="14.5cm" svg:x2="23.6cm" svg:y2="14.5cm">
          <text:p/>
        </draw:line>
        <draw:line draw:style-name="gr4" draw:text-style-name="P6" draw:layer="layout" svg:x1="20.424cm" svg:y1="18.945cm" svg:x2="23.6cm" svg:y2="14.5cm">
          <text:p/>
        </draw:line>
        <draw:line draw:style-name="gr4" draw:text-style-name="P6" draw:layer="layout" svg:x1="24.724cm" svg:y1="14.5cm" svg:x2="27.9cm" svg:y2="14.5cm">
          <text:p/>
        </draw:line>
        <draw:frame draw:style-name="gr3" draw:text-style-name="P11" draw:layer="layout" svg:width="0.972cm" svg:height="1.195cm" svg:x="19.189cm" svg:y="10.106cm">
          <draw:text-box>
            <text:p><text:span text:style-name="T24">0</text:span></text:p>
          </draw:text-box>
        </draw:frame>
        <draw:frame draw:style-name="gr3" draw:text-style-name="P11" draw:layer="layout" svg:width="0.972cm" svg:height="1.195cm" svg:x="19.189cm" svg:y="13.907cm">
          <draw:text-box>
            <text:p><text:span text:style-name="T24">1</text:span></text:p>
          </draw:text-box>
        </draw:frame>
        <draw:frame draw:style-name="gr3" draw:text-style-name="P11" draw:layer="layout" svg:width="0.972cm" svg:height="1.195cm" svg:x="19.189cm" svg:y="18.108cm">
          <draw:text-box>
            <text:p><text:span text:style-name="T24">2</text:span></text:p>
          </draw:text-box>
        </draw:frame>
        <draw:frame draw:style-name="gr3" draw:text-style-name="P11" draw:layer="layout" svg:width="0.972cm" svg:height="1.195cm" svg:x="23.589cm" svg:y="13.809cm">
          <draw:text-box>
            <text:p><text:span text:style-name="T24">3</text:span></text:p>
          </draw:text-box>
        </draw:frame>
        <draw:frame draw:style-name="gr3" draw:text-style-name="P27" draw:layer="layout" svg:width="2.339cm" svg:height="1.318cm" svg:x="18.15cm" svg:y="7.62cm">
          <draw:text-box>
            <text:p><text:span text:style-name="T57">層１</text:span></text:p>
          </draw:text-box>
        </draw:frame>
        <draw:frame draw:style-name="gr3" draw:text-style-name="P27" draw:layer="layout" svg:width="2.339cm" svg:height="1.318cm" svg:x="22.151cm" svg:y="7.62cm">
          <draw:text-box>
            <text:p><text:span text:style-name="T57">層２</text:span></text:p>
          </draw:text-box>
        </draw:frame>
        <draw:custom-shape draw:style-name="gr2" draw:text-style-name="P6" draw:layer="layout" svg:width="16.57cm" svg:height="13.335cm" svg:x="11.43cm" svg:y="6.985cm">
          <text:p/>
          <draw:enhanced-geometry svg:viewBox="0 0 21600 21600" draw:type="rectangle" draw:enhanced-path="M 0 0 L 21600 0 21600 21600 0 21600 0 0 Z N"/>
        </draw:custom-shape>
        <draw:line draw:style-name="gr4" draw:text-style-name="P6" draw:layer="layout" svg:x1="8.89cm" svg:y1="15.24cm" svg:x2="11.43cm" svg:y2="14.605cm">
          <text:p/>
        </draw:lin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Kyodai_25_20Presentation" presentation:presentation-page-layout-name="AL2T1">
        <draw:frame presentation:style-name="pr7" draw:layer="layout" svg:width="25.199cm" svg:height="3.237cm" svg:x="1.27cm" svg:y="1.574cm" presentation:class="title">
          <draw:text-box>
            <text:p>ニューラルネットによる予測</text:p>
          </draw:text-box>
        </draw:frame>
        <draw:frame presentation:style-name="pr13" draw:layer="layout" svg:width="25.199cm" svg:height="1.905cm" svg:x="1.471cm" svg:y="5.145cm" presentation:class="outline" presentation:user-transformed="true">
          <draw:text-box>
            <text:list text:style-name="L2">
              <text:list-item>
                <text:p>各パーセプトロンの値を前の層の結果に基づいて計算</text:p>
              </text:list-item>
            </text:list>
          </draw:text-box>
        </draw:frame>
        <draw:frame draw:style-name="gr3" draw:text-style-name="P11" draw:layer="layout" svg:width="4.244cm" svg:height="1.475cm" svg:x="4.972cm" svg:y="7.185cm">
          <draw:text-box>
            <text:p><text:span text:style-name="T22">φ</text:span><text:span text:style-name="T23">“A”</text:span><text:span text:style-name="T24"><text:tab/></text:span><text:span text:style-name="T24"><text:tab/></text:span><text:span text:style-name="T24">= 1</text:span></text:p>
          </draw:text-box>
        </draw:frame>
        <draw:frame draw:style-name="gr3" draw:text-style-name="P11" draw:layer="layout" svg:width="4.244cm" svg:height="1.475cm" svg:x="4.972cm" svg:y="8.36cm">
          <draw:text-box>
            <text:p><text:span text:style-name="T22">φ</text:span><text:span text:style-name="T23">“site”</text:span><text:span text:style-name="T24"><text:tab/></text:span><text:span text:style-name="T24">= 1</text:span></text:p>
          </draw:text-box>
        </draw:frame>
        <draw:frame draw:style-name="gr3" draw:text-style-name="P11" draw:layer="layout" svg:width="4.244cm" svg:height="1.475cm" svg:x="5.072cm" svg:y="12.005cm">
          <draw:text-box>
            <text:p><text:span text:style-name="T22">φ</text:span><text:span text:style-name="T23">“,”</text:span><text:span text:style-name="T23"><text:tab/></text:span><text:span text:style-name="T24"><text:tab/></text:span><text:span text:style-name="T24">= 2</text:span></text:p>
          </draw:text-box>
        </draw:frame>
        <draw:frame draw:style-name="gr3" draw:text-style-name="P11" draw:layer="layout" svg:width="4.244cm" svg:height="1.475cm" svg:x="4.972cm" svg:y="9.56cm">
          <draw:text-box>
            <text:p><text:span text:style-name="T22">φ</text:span><text:span text:style-name="T23">“located”</text:span><text:span text:style-name="T24"><text:tab/></text:span><text:span text:style-name="T24">= 1</text:span></text:p>
          </draw:text-box>
        </draw:frame>
        <draw:frame draw:style-name="gr3" draw:text-style-name="P11" draw:layer="layout" svg:width="4.244cm" svg:height="1.475cm" svg:x="5.103cm" svg:y="13.11cm">
          <draw:text-box>
            <text:p><text:span text:style-name="T22">φ</text:span><text:span text:style-name="T23">“in”</text:span><text:span text:style-name="T24"><text:tab/></text:span><text:span text:style-name="T24"><text:tab/></text:span><text:span text:style-name="T24">= 1</text:span></text:p>
          </draw:text-box>
        </draw:frame>
        <draw:frame draw:style-name="gr3" draw:text-style-name="P11" draw:layer="layout" svg:width="4.341cm" svg:height="1.475cm" svg:x="5.101cm" svg:y="10.835cm">
          <draw:text-box>
            <text:p><text:span text:style-name="T22">φ</text:span><text:span text:style-name="T23">“Maizuru”</text:span><text:span text:style-name="T24">= 1</text:span></text:p>
          </draw:text-box>
        </draw:frame>
        <draw:frame draw:style-name="gr3" draw:text-style-name="P11" draw:layer="layout" svg:width="4.244cm" svg:height="1.475cm" svg:x="5.072cm" svg:y="14.21cm">
          <draw:text-box>
            <text:p><text:span text:style-name="T22">φ</text:span><text:span text:style-name="T23">“Kyoto”</text:span><text:span text:style-name="T24"> </text:span><text:span text:style-name="T24"><text:tab/></text:span><text:span text:style-name="T24">= 1</text:span></text:p>
          </draw:text-box>
        </draw:frame>
        <draw:frame draw:style-name="gr3" draw:text-style-name="P11" draw:layer="layout" svg:width="4.244cm" svg:height="1.475cm" svg:x="5.073cm" svg:y="15.41cm">
          <draw:text-box>
            <text:p><text:span text:style-name="T22">φ</text:span><text:span text:style-name="T23">“priest”</text:span><text:span text:style-name="T24"> </text:span><text:span text:style-name="T24"><text:tab/></text:span><text:span text:style-name="T24">= 0</text:span></text:p>
          </draw:text-box>
        </draw:frame>
        <draw:frame draw:style-name="gr3" draw:text-style-name="P11" draw:layer="layout" svg:width="4.244cm" svg:height="1.475cm" svg:x="5.074cm" svg:y="16.61cm">
          <draw:text-box>
            <text:p><text:span text:style-name="T22">φ</text:span><text:span text:style-name="T23">“black”</text:span><text:span text:style-name="T24"> </text:span><text:span text:style-name="T24"><text:tab/></text:span><text:span text:style-name="T24">= 0</text:span></text:p>
          </draw:text-box>
        </draw:frame>
        <draw:g>
          <draw:line draw:style-name="gr4" draw:text-style-name="P6" draw:layer="layout" svg:x1="9.347cm" svg:y1="7.82cm" svg:x2="11.956cm" svg:y2="12.265cm">
            <text:p/>
          </draw:line>
          <draw:line draw:style-name="gr4" draw:text-style-name="P6" draw:layer="layout" svg:x1="9.347cm" svg:y1="9.12cm" svg:x2="11.956cm" svg:y2="12.265cm">
            <text:p/>
          </draw:line>
          <draw:line draw:style-name="gr4" draw:text-style-name="P6" draw:layer="layout" svg:x1="9.347cm" svg:y1="10.36cm" svg:x2="11.956cm" svg:y2="12.265cm">
            <text:p/>
          </draw:line>
          <draw:line draw:style-name="gr4" draw:text-style-name="P6" draw:layer="layout" svg:x1="9.347cm" svg:y1="11.36cm" svg:x2="11.925cm" svg:y2="12.09cm">
            <text:p/>
          </draw:line>
          <draw:line draw:style-name="gr4" draw:text-style-name="P6" draw:layer="layout" svg:x1="9.347cm" svg:y1="12.7cm" svg:x2="11.956cm" svg:y2="12.265cm">
            <text:p/>
          </draw:line>
          <draw:line draw:style-name="gr4" draw:text-style-name="P6" draw:layer="layout" svg:x1="9.347cm" svg:y1="13.7cm" svg:x2="11.956cm" svg:y2="12.265cm">
            <text:p/>
          </draw:line>
          <draw:line draw:style-name="gr4" draw:text-style-name="P6" draw:layer="layout" svg:x1="9.347cm" svg:y1="14.805cm" svg:x2="11.956cm" svg:y2="12.265cm">
            <text:p/>
          </draw:line>
          <draw:line draw:style-name="gr4" draw:text-style-name="P6" draw:layer="layout" svg:x1="9.347cm" svg:y1="15.806cm" svg:x2="11.956cm" svg:y2="12.265cm">
            <text:p/>
          </draw:line>
          <draw:line draw:style-name="gr4" draw:text-style-name="P6" draw:layer="layout" svg:x1="9.347cm" svg:y1="16.71cm" svg:x2="11.956cm" svg:y2="12.265cm">
            <text:p/>
          </draw:line>
        </draw:g>
        <draw:custom-shape draw:style-name="gr7" draw:text-style-name="P6" draw:layer="layout" svg:width="1.27cm" svg:height="2.54cm" svg:x="11.956cm" svg:y="10.9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1.27cm" svg:height="2.54cm" svg:x="11.956cm" svg:y="7.2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1.27cm" svg:height="2.54cm" svg:x="11.956cm" svg:y="15.26cm">
          <text:p/>
          <draw:enhanced-geometry svg:viewBox="0 0 21600 21600" draw:type="rectangle" draw:enhanced-path="M 0 0 L 21600 0 21600 21600 0 21600 0 0 Z N"/>
        </draw:custom-shape>
        <draw:line draw:style-name="gr4" draw:text-style-name="P6" draw:layer="layout" svg:x1="9.416cm" svg:y1="13.535cm" svg:x2="11.957cm" svg:y2="8.465cm">
          <text:p/>
        </draw:line>
        <draw:line draw:style-name="gr4" draw:text-style-name="P6" draw:layer="layout" svg:x1="9.416cm" svg:y1="14.805cm" svg:x2="11.957cm" svg:y2="8.465cm">
          <text:p/>
        </draw:line>
        <draw:line draw:style-name="gr4" draw:text-style-name="P6" draw:layer="layout" svg:x1="9.416cm" svg:y1="16.075cm" svg:x2="11.957cm" svg:y2="8.465cm">
          <text:p/>
        </draw:line>
        <draw:line draw:style-name="gr4" draw:text-style-name="P6" draw:layer="layout" svg:x1="9.348cm" svg:y1="7.56cm" svg:x2="11.926cm" svg:y2="8.29cm">
          <text:p/>
        </draw:line>
        <draw:line draw:style-name="gr4" draw:text-style-name="P6" draw:layer="layout" svg:x1="9.348cm" svg:y1="8.9cm" svg:x2="11.957cm" svg:y2="8.465cm">
          <text:p/>
        </draw:line>
        <draw:line draw:style-name="gr4" draw:text-style-name="P6" draw:layer="layout" svg:x1="9.348cm" svg:y1="9.9cm" svg:x2="11.957cm" svg:y2="8.465cm">
          <text:p/>
        </draw:line>
        <draw:line draw:style-name="gr4" draw:text-style-name="P6" draw:layer="layout" svg:x1="9.348cm" svg:y1="11.005cm" svg:x2="11.957cm" svg:y2="8.465cm">
          <text:p/>
        </draw:line>
        <draw:line draw:style-name="gr4" draw:text-style-name="P6" draw:layer="layout" svg:x1="9.348cm" svg:y1="12.006cm" svg:x2="11.957cm" svg:y2="8.465cm">
          <text:p/>
        </draw:line>
        <draw:line draw:style-name="gr4" draw:text-style-name="P6" draw:layer="layout" svg:x1="9.416cm" svg:y1="16.71cm" svg:x2="11.957cm" svg:y2="8.465cm">
          <text:p/>
        </draw:line>
        <draw:line draw:style-name="gr4" draw:text-style-name="P6" draw:layer="layout" svg:x1="9.348cm" svg:y1="12.32cm" svg:x2="11.957cm" svg:y2="16.765cm">
          <text:p/>
        </draw:line>
        <draw:line draw:style-name="gr4" draw:text-style-name="P6" draw:layer="layout" svg:x1="9.348cm" svg:y1="13.62cm" svg:x2="11.957cm" svg:y2="16.765cm">
          <text:p/>
        </draw:line>
        <draw:line draw:style-name="gr4" draw:text-style-name="P6" draw:layer="layout" svg:x1="9.348cm" svg:y1="14.86cm" svg:x2="11.957cm" svg:y2="16.765cm">
          <text:p/>
        </draw:line>
        <draw:line draw:style-name="gr4" draw:text-style-name="P6" draw:layer="layout" svg:x1="9.348cm" svg:y1="15.86cm" svg:x2="11.926cm" svg:y2="16.59cm">
          <text:p/>
        </draw:line>
        <draw:line draw:style-name="gr4" draw:text-style-name="P6" draw:layer="layout" svg:x1="9.348cm" svg:y1="17.2cm" svg:x2="11.957cm" svg:y2="16.765cm">
          <text:p/>
        </draw:line>
        <draw:line draw:style-name="gr4" draw:text-style-name="P6" draw:layer="layout" svg:x1="9.416cm" svg:y1="11.63cm" svg:x2="11.957cm" svg:y2="16.765cm">
          <text:p/>
        </draw:line>
        <draw:line draw:style-name="gr4" draw:text-style-name="P6" draw:layer="layout" svg:x1="9.416cm" svg:y1="10.36cm" svg:x2="11.957cm" svg:y2="16.765cm">
          <text:p/>
        </draw:line>
        <draw:line draw:style-name="gr4" draw:text-style-name="P6" draw:layer="layout" svg:x1="9.416cm" svg:y1="9.09cm" svg:x2="11.957cm" svg:y2="16.765cm">
          <text:p/>
        </draw:line>
        <draw:line draw:style-name="gr4" draw:text-style-name="P6" draw:layer="layout" svg:x1="9.416cm" svg:y1="7.82cm" svg:x2="11.957cm" svg:y2="16.765cm">
          <text:p/>
        </draw:line>
        <draw:custom-shape draw:style-name="gr7" draw:text-style-name="P6" draw:layer="layout" svg:width="1.27cm" svg:height="2.54cm" svg:x="16.356cm" svg:y="10.96cm">
          <text:p/>
          <draw:enhanced-geometry svg:viewBox="0 0 21600 21600" draw:type="rectangle" draw:enhanced-path="M 0 0 L 21600 0 21600 21600 0 21600 0 0 Z N"/>
        </draw:custom-shape>
        <draw:line draw:style-name="gr4" draw:text-style-name="P6" draw:layer="layout" svg:x1="13.331cm" svg:y1="8.455cm" svg:x2="16.506cm" svg:y2="12.265cm">
          <text:p/>
        </draw:line>
        <draw:line draw:style-name="gr4" draw:text-style-name="P6" draw:layer="layout" svg:x1="13.331cm" svg:y1="12.265cm" svg:x2="16.507cm" svg:y2="12.265cm">
          <text:p/>
        </draw:line>
        <draw:line draw:style-name="gr4" draw:text-style-name="P6" draw:layer="layout" svg:x1="13.331cm" svg:y1="16.71cm" svg:x2="16.507cm" svg:y2="12.265cm">
          <text:p/>
        </draw:line>
        <draw:line draw:style-name="gr4" draw:text-style-name="P6" draw:layer="layout" svg:x1="17.631cm" svg:y1="12.265cm" svg:x2="20.807cm" svg:y2="12.265cm">
          <text:p/>
        </draw:line>
        <draw:frame draw:style-name="gr3" draw:text-style-name="P11" draw:layer="layout" svg:width="0.972cm" svg:height="1.195cm" svg:x="12.096cm" svg:y="7.871cm">
          <draw:text-box>
            <text:p><text:span text:style-name="T24">0</text:span></text:p>
          </draw:text-box>
        </draw:frame>
        <draw:frame draw:style-name="gr3" draw:text-style-name="P11" draw:layer="layout" svg:width="0.972cm" svg:height="1.195cm" svg:x="12.096cm" svg:y="11.672cm">
          <draw:text-box>
            <text:p><text:span text:style-name="T24">1</text:span></text:p>
          </draw:text-box>
        </draw:frame>
        <draw:frame draw:style-name="gr3" draw:text-style-name="P11" draw:layer="layout" svg:width="0.972cm" svg:height="1.195cm" svg:x="12.096cm" svg:y="15.873cm">
          <draw:text-box>
            <text:p><text:span text:style-name="T24">2</text:span></text:p>
          </draw:text-box>
        </draw:frame>
        <draw:frame draw:style-name="gr3" draw:text-style-name="P11" draw:layer="layout" svg:width="0.972cm" svg:height="1.195cm" svg:x="16.496cm" svg:y="11.574cm">
          <draw:text-box>
            <text:p><text:span text:style-name="T24">3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Kyodai_25_20Presentation" presentation:presentation-page-layout-name="AL2T1">
        <draw:frame presentation:style-name="pr7" draw:layer="layout" svg:width="25.199cm" svg:height="3.237cm" svg:x="1.27cm" svg:y="1.574cm" presentation:class="title">
          <draw:text-box>
            <text:p>ニューラルネットによる予測</text:p>
          </draw:text-box>
        </draw:frame>
        <draw:frame presentation:style-name="pr13" draw:layer="layout" svg:width="25.199cm" svg:height="1.905cm" svg:x="1.471cm" svg:y="5.145cm" presentation:class="outline" presentation:user-transformed="true">
          <draw:text-box>
            <text:list text:style-name="L2">
              <text:list-item>
                <text:p>各パーセプトロンの値を前の層の結果に基づいて計算</text:p>
              </text:list-item>
            </text:list>
          </draw:text-box>
        </draw:frame>
        <draw:frame draw:style-name="gr3" draw:text-style-name="P11" draw:layer="layout" svg:width="4.244cm" svg:height="1.475cm" svg:x="4.972cm" svg:y="7.185cm">
          <draw:text-box>
            <text:p><text:span text:style-name="T22">φ</text:span><text:span text:style-name="T23">“A”</text:span><text:span text:style-name="T24"><text:tab/></text:span><text:span text:style-name="T24"><text:tab/></text:span><text:span text:style-name="T24">= 1</text:span></text:p>
          </draw:text-box>
        </draw:frame>
        <draw:frame draw:style-name="gr3" draw:text-style-name="P11" draw:layer="layout" svg:width="4.244cm" svg:height="1.475cm" svg:x="4.972cm" svg:y="8.36cm">
          <draw:text-box>
            <text:p><text:span text:style-name="T22">φ</text:span><text:span text:style-name="T23">“site”</text:span><text:span text:style-name="T24"><text:tab/></text:span><text:span text:style-name="T24">= 1</text:span></text:p>
          </draw:text-box>
        </draw:frame>
        <draw:frame draw:style-name="gr3" draw:text-style-name="P11" draw:layer="layout" svg:width="4.244cm" svg:height="1.475cm" svg:x="5.072cm" svg:y="12.005cm">
          <draw:text-box>
            <text:p><text:span text:style-name="T22">φ</text:span><text:span text:style-name="T23">“,”</text:span><text:span text:style-name="T23"><text:tab/></text:span><text:span text:style-name="T24"><text:tab/></text:span><text:span text:style-name="T24">= 2</text:span></text:p>
          </draw:text-box>
        </draw:frame>
        <draw:frame draw:style-name="gr3" draw:text-style-name="P11" draw:layer="layout" svg:width="4.244cm" svg:height="1.475cm" svg:x="4.972cm" svg:y="9.56cm">
          <draw:text-box>
            <text:p><text:span text:style-name="T22">φ</text:span><text:span text:style-name="T23">“located”</text:span><text:span text:style-name="T24"><text:tab/></text:span><text:span text:style-name="T24">= 1</text:span></text:p>
          </draw:text-box>
        </draw:frame>
        <draw:frame draw:style-name="gr3" draw:text-style-name="P11" draw:layer="layout" svg:width="4.244cm" svg:height="1.475cm" svg:x="5.103cm" svg:y="13.11cm">
          <draw:text-box>
            <text:p><text:span text:style-name="T22">φ</text:span><text:span text:style-name="T23">“in”</text:span><text:span text:style-name="T24"><text:tab/></text:span><text:span text:style-name="T24"><text:tab/></text:span><text:span text:style-name="T24">= 1</text:span></text:p>
          </draw:text-box>
        </draw:frame>
        <draw:frame draw:style-name="gr3" draw:text-style-name="P11" draw:layer="layout" svg:width="4.341cm" svg:height="1.475cm" svg:x="5.101cm" svg:y="10.835cm">
          <draw:text-box>
            <text:p><text:span text:style-name="T22">φ</text:span><text:span text:style-name="T23">“Maizuru”</text:span><text:span text:style-name="T24">= 1</text:span></text:p>
          </draw:text-box>
        </draw:frame>
        <draw:frame draw:style-name="gr3" draw:text-style-name="P11" draw:layer="layout" svg:width="4.244cm" svg:height="1.475cm" svg:x="5.072cm" svg:y="14.21cm">
          <draw:text-box>
            <text:p><text:span text:style-name="T22">φ</text:span><text:span text:style-name="T23">“Kyoto”</text:span><text:span text:style-name="T24"> </text:span><text:span text:style-name="T24"><text:tab/></text:span><text:span text:style-name="T24">= 1</text:span></text:p>
          </draw:text-box>
        </draw:frame>
        <draw:frame draw:style-name="gr3" draw:text-style-name="P11" draw:layer="layout" svg:width="4.244cm" svg:height="1.475cm" svg:x="5.073cm" svg:y="15.41cm">
          <draw:text-box>
            <text:p><text:span text:style-name="T22">φ</text:span><text:span text:style-name="T23">“priest”</text:span><text:span text:style-name="T24"> </text:span><text:span text:style-name="T24"><text:tab/></text:span><text:span text:style-name="T24">= 0</text:span></text:p>
          </draw:text-box>
        </draw:frame>
        <draw:frame draw:style-name="gr3" draw:text-style-name="P11" draw:layer="layout" svg:width="4.244cm" svg:height="1.475cm" svg:x="5.074cm" svg:y="16.61cm">
          <draw:text-box>
            <text:p><text:span text:style-name="T22">φ</text:span><text:span text:style-name="T23">“black”</text:span><text:span text:style-name="T24"> </text:span><text:span text:style-name="T24"><text:tab/></text:span><text:span text:style-name="T24">= 0</text:span></text:p>
          </draw:text-box>
        </draw:frame>
        <draw:g>
          <draw:line draw:style-name="gr4" draw:text-style-name="P6" draw:layer="layout" svg:x1="9.347cm" svg:y1="7.82cm" svg:x2="11.956cm" svg:y2="12.265cm">
            <text:p/>
          </draw:line>
          <draw:line draw:style-name="gr4" draw:text-style-name="P6" draw:layer="layout" svg:x1="9.347cm" svg:y1="9.12cm" svg:x2="11.956cm" svg:y2="12.265cm">
            <text:p/>
          </draw:line>
          <draw:line draw:style-name="gr4" draw:text-style-name="P6" draw:layer="layout" svg:x1="9.347cm" svg:y1="10.36cm" svg:x2="11.956cm" svg:y2="12.265cm">
            <text:p/>
          </draw:line>
          <draw:line draw:style-name="gr4" draw:text-style-name="P6" draw:layer="layout" svg:x1="9.347cm" svg:y1="11.36cm" svg:x2="11.925cm" svg:y2="12.09cm">
            <text:p/>
          </draw:line>
          <draw:line draw:style-name="gr4" draw:text-style-name="P6" draw:layer="layout" svg:x1="9.347cm" svg:y1="12.7cm" svg:x2="11.956cm" svg:y2="12.265cm">
            <text:p/>
          </draw:line>
          <draw:line draw:style-name="gr4" draw:text-style-name="P6" draw:layer="layout" svg:x1="9.347cm" svg:y1="13.7cm" svg:x2="11.956cm" svg:y2="12.265cm">
            <text:p/>
          </draw:line>
          <draw:line draw:style-name="gr4" draw:text-style-name="P6" draw:layer="layout" svg:x1="9.347cm" svg:y1="14.805cm" svg:x2="11.956cm" svg:y2="12.265cm">
            <text:p/>
          </draw:line>
          <draw:line draw:style-name="gr4" draw:text-style-name="P6" draw:layer="layout" svg:x1="9.347cm" svg:y1="15.806cm" svg:x2="11.956cm" svg:y2="12.265cm">
            <text:p/>
          </draw:line>
          <draw:line draw:style-name="gr4" draw:text-style-name="P6" draw:layer="layout" svg:x1="9.347cm" svg:y1="16.71cm" svg:x2="11.956cm" svg:y2="12.265cm">
            <text:p/>
          </draw:line>
        </draw:g>
        <draw:custom-shape draw:style-name="gr7" draw:text-style-name="P6" draw:layer="layout" svg:width="1.27cm" svg:height="2.54cm" svg:x="11.956cm" svg:y="10.9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1.27cm" svg:height="2.54cm" svg:x="11.956cm" svg:y="7.2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1.27cm" svg:height="2.54cm" svg:x="11.956cm" svg:y="15.26cm">
          <text:p/>
          <draw:enhanced-geometry svg:viewBox="0 0 21600 21600" draw:type="rectangle" draw:enhanced-path="M 0 0 L 21600 0 21600 21600 0 21600 0 0 Z N"/>
        </draw:custom-shape>
        <draw:line draw:style-name="gr4" draw:text-style-name="P6" draw:layer="layout" svg:x1="9.416cm" svg:y1="13.535cm" svg:x2="11.957cm" svg:y2="8.465cm">
          <text:p/>
        </draw:line>
        <draw:line draw:style-name="gr4" draw:text-style-name="P6" draw:layer="layout" svg:x1="9.416cm" svg:y1="14.805cm" svg:x2="11.957cm" svg:y2="8.465cm">
          <text:p/>
        </draw:line>
        <draw:line draw:style-name="gr4" draw:text-style-name="P6" draw:layer="layout" svg:x1="9.416cm" svg:y1="16.075cm" svg:x2="11.957cm" svg:y2="8.465cm">
          <text:p/>
        </draw:line>
        <draw:line draw:style-name="gr4" draw:text-style-name="P6" draw:layer="layout" svg:x1="9.348cm" svg:y1="7.56cm" svg:x2="11.926cm" svg:y2="8.29cm">
          <text:p/>
        </draw:line>
        <draw:line draw:style-name="gr4" draw:text-style-name="P6" draw:layer="layout" svg:x1="9.348cm" svg:y1="8.9cm" svg:x2="11.957cm" svg:y2="8.465cm">
          <text:p/>
        </draw:line>
        <draw:line draw:style-name="gr4" draw:text-style-name="P6" draw:layer="layout" svg:x1="9.348cm" svg:y1="9.9cm" svg:x2="11.957cm" svg:y2="8.465cm">
          <text:p/>
        </draw:line>
        <draw:line draw:style-name="gr4" draw:text-style-name="P6" draw:layer="layout" svg:x1="9.348cm" svg:y1="11.005cm" svg:x2="11.957cm" svg:y2="8.465cm">
          <text:p/>
        </draw:line>
        <draw:line draw:style-name="gr4" draw:text-style-name="P6" draw:layer="layout" svg:x1="9.348cm" svg:y1="12.006cm" svg:x2="11.957cm" svg:y2="8.465cm">
          <text:p/>
        </draw:line>
        <draw:line draw:style-name="gr4" draw:text-style-name="P6" draw:layer="layout" svg:x1="9.416cm" svg:y1="16.71cm" svg:x2="11.957cm" svg:y2="8.465cm">
          <text:p/>
        </draw:line>
        <draw:line draw:style-name="gr4" draw:text-style-name="P6" draw:layer="layout" svg:x1="9.348cm" svg:y1="12.32cm" svg:x2="11.957cm" svg:y2="16.765cm">
          <text:p/>
        </draw:line>
        <draw:line draw:style-name="gr4" draw:text-style-name="P6" draw:layer="layout" svg:x1="9.348cm" svg:y1="13.62cm" svg:x2="11.957cm" svg:y2="16.765cm">
          <text:p/>
        </draw:line>
        <draw:line draw:style-name="gr4" draw:text-style-name="P6" draw:layer="layout" svg:x1="9.348cm" svg:y1="14.86cm" svg:x2="11.957cm" svg:y2="16.765cm">
          <text:p/>
        </draw:line>
        <draw:line draw:style-name="gr4" draw:text-style-name="P6" draw:layer="layout" svg:x1="9.348cm" svg:y1="15.86cm" svg:x2="11.926cm" svg:y2="16.59cm">
          <text:p/>
        </draw:line>
        <draw:line draw:style-name="gr4" draw:text-style-name="P6" draw:layer="layout" svg:x1="9.348cm" svg:y1="17.2cm" svg:x2="11.957cm" svg:y2="16.765cm">
          <text:p/>
        </draw:line>
        <draw:line draw:style-name="gr4" draw:text-style-name="P6" draw:layer="layout" svg:x1="9.416cm" svg:y1="11.63cm" svg:x2="11.957cm" svg:y2="16.765cm">
          <text:p/>
        </draw:line>
        <draw:line draw:style-name="gr4" draw:text-style-name="P6" draw:layer="layout" svg:x1="9.416cm" svg:y1="10.36cm" svg:x2="11.957cm" svg:y2="16.765cm">
          <text:p/>
        </draw:line>
        <draw:line draw:style-name="gr4" draw:text-style-name="P6" draw:layer="layout" svg:x1="9.416cm" svg:y1="9.09cm" svg:x2="11.957cm" svg:y2="16.765cm">
          <text:p/>
        </draw:line>
        <draw:line draw:style-name="gr4" draw:text-style-name="P6" draw:layer="layout" svg:x1="9.416cm" svg:y1="7.82cm" svg:x2="11.957cm" svg:y2="16.765cm">
          <text:p/>
        </draw:line>
        <draw:custom-shape draw:style-name="gr7" draw:text-style-name="P6" draw:layer="layout" svg:width="1.27cm" svg:height="2.54cm" svg:x="16.356cm" svg:y="10.96cm">
          <text:p/>
          <draw:enhanced-geometry svg:viewBox="0 0 21600 21600" draw:type="rectangle" draw:enhanced-path="M 0 0 L 21600 0 21600 21600 0 21600 0 0 Z N"/>
        </draw:custom-shape>
        <draw:line draw:style-name="gr4" draw:text-style-name="P6" draw:layer="layout" svg:x1="13.331cm" svg:y1="8.455cm" svg:x2="16.506cm" svg:y2="12.265cm">
          <text:p/>
        </draw:line>
        <draw:line draw:style-name="gr4" draw:text-style-name="P6" draw:layer="layout" svg:x1="13.331cm" svg:y1="12.265cm" svg:x2="16.507cm" svg:y2="12.265cm">
          <text:p/>
        </draw:line>
        <draw:line draw:style-name="gr4" draw:text-style-name="P6" draw:layer="layout" svg:x1="13.331cm" svg:y1="16.71cm" svg:x2="16.507cm" svg:y2="12.265cm">
          <text:p/>
        </draw:line>
        <draw:line draw:style-name="gr4" draw:text-style-name="P6" draw:layer="layout" svg:x1="17.631cm" svg:y1="12.265cm" svg:x2="20.807cm" svg:y2="12.265cm">
          <text:p/>
        </draw:line>
        <draw:frame draw:style-name="gr3" draw:text-style-name="P11" draw:layer="layout" svg:width="0.972cm" svg:height="1.195cm" svg:x="12.096cm" svg:y="7.871cm">
          <draw:text-box>
            <text:p><text:span text:style-name="T24">0</text:span></text:p>
          </draw:text-box>
        </draw:frame>
        <draw:frame draw:style-name="gr3" draw:text-style-name="P11" draw:layer="layout" svg:width="0.972cm" svg:height="1.195cm" svg:x="12.096cm" svg:y="11.672cm">
          <draw:text-box>
            <text:p><text:span text:style-name="T24">1</text:span></text:p>
          </draw:text-box>
        </draw:frame>
        <draw:frame draw:style-name="gr3" draw:text-style-name="P11" draw:layer="layout" svg:width="0.972cm" svg:height="1.195cm" svg:x="12.096cm" svg:y="15.873cm">
          <draw:text-box>
            <text:p><text:span text:style-name="T24">2</text:span></text:p>
          </draw:text-box>
        </draw:frame>
        <draw:frame draw:style-name="gr3" draw:text-style-name="P11" draw:layer="layout" svg:width="0.972cm" svg:height="1.195cm" svg:x="16.496cm" svg:y="11.574cm">
          <draw:text-box>
            <text:p><text:span text:style-name="T24">3</text:span></text:p>
          </draw:text-box>
        </draw:frame>
        <draw:frame draw:style-name="gr3" draw:text-style-name="P14" draw:layer="layout" svg:width="1.256cm" svg:height="1.195cm" svg:x="13.369cm" svg:y="7.51cm">
          <draw:text-box>
            <text:p><text:span text:style-name="T31">-1</text:span></text:p>
          </draw:text-box>
        </draw:frame>
        <draw:custom-shape draw:style-name="gr21" draw:text-style-name="P6" draw:layer="layout" svg:width="5.715cm" svg:height="11.43cm" svg:x="4.445cm" svg:y="6.98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Kyodai_25_20Presentation" presentation:presentation-page-layout-name="AL2T1">
        <draw:frame presentation:style-name="pr7" draw:layer="layout" svg:width="25.199cm" svg:height="3.237cm" svg:x="1.27cm" svg:y="1.574cm" presentation:class="title">
          <draw:text-box>
            <text:p>ニューラルネットによる予測</text:p>
          </draw:text-box>
        </draw:frame>
        <draw:frame presentation:style-name="pr13" draw:layer="layout" svg:width="25.199cm" svg:height="1.905cm" svg:x="1.471cm" svg:y="5.145cm" presentation:class="outline" presentation:user-transformed="true">
          <draw:text-box>
            <text:list text:style-name="L2">
              <text:list-item>
                <text:p>各パーセプトロンの値を前の層の結果に基づいて計算</text:p>
              </text:list-item>
            </text:list>
          </draw:text-box>
        </draw:frame>
        <draw:frame draw:style-name="gr3" draw:text-style-name="P11" draw:layer="layout" svg:width="4.244cm" svg:height="1.475cm" svg:x="4.972cm" svg:y="7.185cm">
          <draw:text-box>
            <text:p><text:span text:style-name="T22">φ</text:span><text:span text:style-name="T23">“A”</text:span><text:span text:style-name="T24"><text:tab/></text:span><text:span text:style-name="T24"><text:tab/></text:span><text:span text:style-name="T24">= 1</text:span></text:p>
          </draw:text-box>
        </draw:frame>
        <draw:frame draw:style-name="gr3" draw:text-style-name="P11" draw:layer="layout" svg:width="4.244cm" svg:height="1.475cm" svg:x="4.972cm" svg:y="8.36cm">
          <draw:text-box>
            <text:p><text:span text:style-name="T22">φ</text:span><text:span text:style-name="T23">“site”</text:span><text:span text:style-name="T24"><text:tab/></text:span><text:span text:style-name="T24">= 1</text:span></text:p>
          </draw:text-box>
        </draw:frame>
        <draw:frame draw:style-name="gr3" draw:text-style-name="P11" draw:layer="layout" svg:width="4.244cm" svg:height="1.475cm" svg:x="5.072cm" svg:y="12.005cm">
          <draw:text-box>
            <text:p><text:span text:style-name="T22">φ</text:span><text:span text:style-name="T23">“,”</text:span><text:span text:style-name="T23"><text:tab/></text:span><text:span text:style-name="T24"><text:tab/></text:span><text:span text:style-name="T24">= 2</text:span></text:p>
          </draw:text-box>
        </draw:frame>
        <draw:frame draw:style-name="gr3" draw:text-style-name="P11" draw:layer="layout" svg:width="4.244cm" svg:height="1.475cm" svg:x="4.972cm" svg:y="9.56cm">
          <draw:text-box>
            <text:p><text:span text:style-name="T22">φ</text:span><text:span text:style-name="T23">“located”</text:span><text:span text:style-name="T24"><text:tab/></text:span><text:span text:style-name="T24">= 1</text:span></text:p>
          </draw:text-box>
        </draw:frame>
        <draw:frame draw:style-name="gr3" draw:text-style-name="P11" draw:layer="layout" svg:width="4.244cm" svg:height="1.475cm" svg:x="5.103cm" svg:y="13.11cm">
          <draw:text-box>
            <text:p><text:span text:style-name="T22">φ</text:span><text:span text:style-name="T23">“in”</text:span><text:span text:style-name="T24"><text:tab/></text:span><text:span text:style-name="T24"><text:tab/></text:span><text:span text:style-name="T24">= 1</text:span></text:p>
          </draw:text-box>
        </draw:frame>
        <draw:frame draw:style-name="gr3" draw:text-style-name="P11" draw:layer="layout" svg:width="4.341cm" svg:height="1.475cm" svg:x="5.101cm" svg:y="10.835cm">
          <draw:text-box>
            <text:p><text:span text:style-name="T22">φ</text:span><text:span text:style-name="T23">“Maizuru”</text:span><text:span text:style-name="T24">= 1</text:span></text:p>
          </draw:text-box>
        </draw:frame>
        <draw:frame draw:style-name="gr3" draw:text-style-name="P11" draw:layer="layout" svg:width="4.244cm" svg:height="1.475cm" svg:x="5.072cm" svg:y="14.21cm">
          <draw:text-box>
            <text:p><text:span text:style-name="T22">φ</text:span><text:span text:style-name="T23">“Kyoto”</text:span><text:span text:style-name="T24"> </text:span><text:span text:style-name="T24"><text:tab/></text:span><text:span text:style-name="T24">= 1</text:span></text:p>
          </draw:text-box>
        </draw:frame>
        <draw:frame draw:style-name="gr3" draw:text-style-name="P11" draw:layer="layout" svg:width="4.244cm" svg:height="1.475cm" svg:x="5.073cm" svg:y="15.41cm">
          <draw:text-box>
            <text:p><text:span text:style-name="T22">φ</text:span><text:span text:style-name="T23">“priest”</text:span><text:span text:style-name="T24"> </text:span><text:span text:style-name="T24"><text:tab/></text:span><text:span text:style-name="T24">= 0</text:span></text:p>
          </draw:text-box>
        </draw:frame>
        <draw:frame draw:style-name="gr3" draw:text-style-name="P11" draw:layer="layout" svg:width="4.244cm" svg:height="1.475cm" svg:x="5.074cm" svg:y="16.61cm">
          <draw:text-box>
            <text:p><text:span text:style-name="T22">φ</text:span><text:span text:style-name="T23">“black”</text:span><text:span text:style-name="T24"> </text:span><text:span text:style-name="T24"><text:tab/></text:span><text:span text:style-name="T24">= 0</text:span></text:p>
          </draw:text-box>
        </draw:frame>
        <draw:g>
          <draw:line draw:style-name="gr4" draw:text-style-name="P6" draw:layer="layout" svg:x1="9.347cm" svg:y1="7.82cm" svg:x2="11.956cm" svg:y2="12.265cm">
            <text:p/>
          </draw:line>
          <draw:line draw:style-name="gr4" draw:text-style-name="P6" draw:layer="layout" svg:x1="9.347cm" svg:y1="9.12cm" svg:x2="11.956cm" svg:y2="12.265cm">
            <text:p/>
          </draw:line>
          <draw:line draw:style-name="gr4" draw:text-style-name="P6" draw:layer="layout" svg:x1="9.347cm" svg:y1="10.36cm" svg:x2="11.956cm" svg:y2="12.265cm">
            <text:p/>
          </draw:line>
          <draw:line draw:style-name="gr4" draw:text-style-name="P6" draw:layer="layout" svg:x1="9.347cm" svg:y1="11.36cm" svg:x2="11.925cm" svg:y2="12.09cm">
            <text:p/>
          </draw:line>
          <draw:line draw:style-name="gr4" draw:text-style-name="P6" draw:layer="layout" svg:x1="9.347cm" svg:y1="12.7cm" svg:x2="11.956cm" svg:y2="12.265cm">
            <text:p/>
          </draw:line>
          <draw:line draw:style-name="gr4" draw:text-style-name="P6" draw:layer="layout" svg:x1="9.347cm" svg:y1="13.7cm" svg:x2="11.956cm" svg:y2="12.265cm">
            <text:p/>
          </draw:line>
          <draw:line draw:style-name="gr4" draw:text-style-name="P6" draw:layer="layout" svg:x1="9.347cm" svg:y1="14.805cm" svg:x2="11.956cm" svg:y2="12.265cm">
            <text:p/>
          </draw:line>
          <draw:line draw:style-name="gr4" draw:text-style-name="P6" draw:layer="layout" svg:x1="9.347cm" svg:y1="15.806cm" svg:x2="11.956cm" svg:y2="12.265cm">
            <text:p/>
          </draw:line>
          <draw:line draw:style-name="gr4" draw:text-style-name="P6" draw:layer="layout" svg:x1="9.347cm" svg:y1="16.71cm" svg:x2="11.956cm" svg:y2="12.265cm">
            <text:p/>
          </draw:line>
        </draw:g>
        <draw:custom-shape draw:style-name="gr7" draw:text-style-name="P6" draw:layer="layout" svg:width="1.27cm" svg:height="2.54cm" svg:x="11.956cm" svg:y="10.9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1.27cm" svg:height="2.54cm" svg:x="11.956cm" svg:y="7.2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1.27cm" svg:height="2.54cm" svg:x="11.956cm" svg:y="15.26cm">
          <text:p/>
          <draw:enhanced-geometry svg:viewBox="0 0 21600 21600" draw:type="rectangle" draw:enhanced-path="M 0 0 L 21600 0 21600 21600 0 21600 0 0 Z N"/>
        </draw:custom-shape>
        <draw:line draw:style-name="gr4" draw:text-style-name="P6" draw:layer="layout" svg:x1="9.416cm" svg:y1="13.535cm" svg:x2="11.957cm" svg:y2="8.465cm">
          <text:p/>
        </draw:line>
        <draw:line draw:style-name="gr4" draw:text-style-name="P6" draw:layer="layout" svg:x1="9.416cm" svg:y1="14.805cm" svg:x2="11.957cm" svg:y2="8.465cm">
          <text:p/>
        </draw:line>
        <draw:line draw:style-name="gr4" draw:text-style-name="P6" draw:layer="layout" svg:x1="9.416cm" svg:y1="16.075cm" svg:x2="11.957cm" svg:y2="8.465cm">
          <text:p/>
        </draw:line>
        <draw:line draw:style-name="gr4" draw:text-style-name="P6" draw:layer="layout" svg:x1="9.348cm" svg:y1="7.56cm" svg:x2="11.926cm" svg:y2="8.29cm">
          <text:p/>
        </draw:line>
        <draw:line draw:style-name="gr4" draw:text-style-name="P6" draw:layer="layout" svg:x1="9.348cm" svg:y1="8.9cm" svg:x2="11.957cm" svg:y2="8.465cm">
          <text:p/>
        </draw:line>
        <draw:line draw:style-name="gr4" draw:text-style-name="P6" draw:layer="layout" svg:x1="9.348cm" svg:y1="9.9cm" svg:x2="11.957cm" svg:y2="8.465cm">
          <text:p/>
        </draw:line>
        <draw:line draw:style-name="gr4" draw:text-style-name="P6" draw:layer="layout" svg:x1="9.348cm" svg:y1="11.005cm" svg:x2="11.957cm" svg:y2="8.465cm">
          <text:p/>
        </draw:line>
        <draw:line draw:style-name="gr4" draw:text-style-name="P6" draw:layer="layout" svg:x1="9.348cm" svg:y1="12.006cm" svg:x2="11.957cm" svg:y2="8.465cm">
          <text:p/>
        </draw:line>
        <draw:line draw:style-name="gr4" draw:text-style-name="P6" draw:layer="layout" svg:x1="9.416cm" svg:y1="16.71cm" svg:x2="11.957cm" svg:y2="8.465cm">
          <text:p/>
        </draw:line>
        <draw:line draw:style-name="gr4" draw:text-style-name="P6" draw:layer="layout" svg:x1="9.348cm" svg:y1="12.32cm" svg:x2="11.957cm" svg:y2="16.765cm">
          <text:p/>
        </draw:line>
        <draw:line draw:style-name="gr4" draw:text-style-name="P6" draw:layer="layout" svg:x1="9.348cm" svg:y1="13.62cm" svg:x2="11.957cm" svg:y2="16.765cm">
          <text:p/>
        </draw:line>
        <draw:line draw:style-name="gr4" draw:text-style-name="P6" draw:layer="layout" svg:x1="9.348cm" svg:y1="14.86cm" svg:x2="11.957cm" svg:y2="16.765cm">
          <text:p/>
        </draw:line>
        <draw:line draw:style-name="gr4" draw:text-style-name="P6" draw:layer="layout" svg:x1="9.348cm" svg:y1="15.86cm" svg:x2="11.926cm" svg:y2="16.59cm">
          <text:p/>
        </draw:line>
        <draw:line draw:style-name="gr4" draw:text-style-name="P6" draw:layer="layout" svg:x1="9.348cm" svg:y1="17.2cm" svg:x2="11.957cm" svg:y2="16.765cm">
          <text:p/>
        </draw:line>
        <draw:line draw:style-name="gr4" draw:text-style-name="P6" draw:layer="layout" svg:x1="9.416cm" svg:y1="11.63cm" svg:x2="11.957cm" svg:y2="16.765cm">
          <text:p/>
        </draw:line>
        <draw:line draw:style-name="gr4" draw:text-style-name="P6" draw:layer="layout" svg:x1="9.416cm" svg:y1="10.36cm" svg:x2="11.957cm" svg:y2="16.765cm">
          <text:p/>
        </draw:line>
        <draw:line draw:style-name="gr4" draw:text-style-name="P6" draw:layer="layout" svg:x1="9.416cm" svg:y1="9.09cm" svg:x2="11.957cm" svg:y2="16.765cm">
          <text:p/>
        </draw:line>
        <draw:line draw:style-name="gr4" draw:text-style-name="P6" draw:layer="layout" svg:x1="9.416cm" svg:y1="7.82cm" svg:x2="11.957cm" svg:y2="16.765cm">
          <text:p/>
        </draw:line>
        <draw:custom-shape draw:style-name="gr7" draw:text-style-name="P6" draw:layer="layout" svg:width="1.27cm" svg:height="2.54cm" svg:x="16.356cm" svg:y="10.96cm">
          <text:p/>
          <draw:enhanced-geometry svg:viewBox="0 0 21600 21600" draw:type="rectangle" draw:enhanced-path="M 0 0 L 21600 0 21600 21600 0 21600 0 0 Z N"/>
        </draw:custom-shape>
        <draw:line draw:style-name="gr4" draw:text-style-name="P6" draw:layer="layout" svg:x1="13.331cm" svg:y1="8.455cm" svg:x2="16.506cm" svg:y2="12.265cm">
          <text:p/>
        </draw:line>
        <draw:line draw:style-name="gr4" draw:text-style-name="P6" draw:layer="layout" svg:x1="13.331cm" svg:y1="12.265cm" svg:x2="16.507cm" svg:y2="12.265cm">
          <text:p/>
        </draw:line>
        <draw:line draw:style-name="gr4" draw:text-style-name="P6" draw:layer="layout" svg:x1="13.331cm" svg:y1="16.71cm" svg:x2="16.507cm" svg:y2="12.265cm">
          <text:p/>
        </draw:line>
        <draw:line draw:style-name="gr4" draw:text-style-name="P6" draw:layer="layout" svg:x1="17.631cm" svg:y1="12.265cm" svg:x2="20.807cm" svg:y2="12.265cm">
          <text:p/>
        </draw:line>
        <draw:frame draw:style-name="gr3" draw:text-style-name="P11" draw:layer="layout" svg:width="0.972cm" svg:height="1.195cm" svg:x="12.096cm" svg:y="7.871cm">
          <draw:text-box>
            <text:p><text:span text:style-name="T24">0</text:span></text:p>
          </draw:text-box>
        </draw:frame>
        <draw:frame draw:style-name="gr3" draw:text-style-name="P11" draw:layer="layout" svg:width="0.972cm" svg:height="1.195cm" svg:x="12.096cm" svg:y="11.672cm">
          <draw:text-box>
            <text:p><text:span text:style-name="T24">1</text:span></text:p>
          </draw:text-box>
        </draw:frame>
        <draw:frame draw:style-name="gr3" draw:text-style-name="P11" draw:layer="layout" svg:width="0.972cm" svg:height="1.195cm" svg:x="12.096cm" svg:y="15.873cm">
          <draw:text-box>
            <text:p><text:span text:style-name="T24">2</text:span></text:p>
          </draw:text-box>
        </draw:frame>
        <draw:frame draw:style-name="gr3" draw:text-style-name="P11" draw:layer="layout" svg:width="0.972cm" svg:height="1.195cm" svg:x="16.496cm" svg:y="11.574cm">
          <draw:text-box>
            <text:p><text:span text:style-name="T24">3</text:span></text:p>
          </draw:text-box>
        </draw:frame>
        <draw:frame draw:style-name="gr3" draw:text-style-name="P14" draw:layer="layout" svg:width="1.256cm" svg:height="1.195cm" svg:x="13.369cm" svg:y="7.51cm">
          <draw:text-box>
            <text:p><text:span text:style-name="T31">-1</text:span></text:p>
          </draw:text-box>
        </draw:frame>
        <draw:frame draw:style-name="gr3" draw:text-style-name="P14" draw:layer="layout" svg:width="0.972cm" svg:height="1.195cm" svg:x="13.369cm" svg:y="11.111cm">
          <draw:text-box>
            <text:p><text:span text:style-name="T31">1</text:span></text:p>
          </draw:text-box>
        </draw:frame>
        <draw:custom-shape draw:style-name="gr21" draw:text-style-name="P6" draw:layer="layout" svg:width="5.715cm" svg:height="11.43cm" svg:x="4.446cm" svg:y="6.98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Kyodai_25_20Presentation" presentation:presentation-page-layout-name="AL2T1">
        <draw:frame presentation:style-name="pr7" draw:layer="layout" svg:width="25.199cm" svg:height="3.237cm" svg:x="1.27cm" svg:y="1.574cm" presentation:class="title">
          <draw:text-box>
            <text:p>ニューラルネットによる予測</text:p>
          </draw:text-box>
        </draw:frame>
        <draw:frame presentation:style-name="pr13" draw:layer="layout" svg:width="25.199cm" svg:height="1.905cm" svg:x="1.471cm" svg:y="5.145cm" presentation:class="outline" presentation:user-transformed="true">
          <draw:text-box>
            <text:list text:style-name="L2">
              <text:list-item>
                <text:p>各パーセプトロンの値を前の層の結果に基づいて計算</text:p>
              </text:list-item>
            </text:list>
          </draw:text-box>
        </draw:frame>
        <draw:frame draw:style-name="gr3" draw:text-style-name="P11" draw:layer="layout" svg:width="4.244cm" svg:height="1.475cm" svg:x="4.972cm" svg:y="7.185cm">
          <draw:text-box>
            <text:p><text:span text:style-name="T22">φ</text:span><text:span text:style-name="T23">“A”</text:span><text:span text:style-name="T24"><text:tab/></text:span><text:span text:style-name="T24"><text:tab/></text:span><text:span text:style-name="T24">= 1</text:span></text:p>
          </draw:text-box>
        </draw:frame>
        <draw:frame draw:style-name="gr3" draw:text-style-name="P11" draw:layer="layout" svg:width="4.244cm" svg:height="1.475cm" svg:x="4.972cm" svg:y="8.36cm">
          <draw:text-box>
            <text:p><text:span text:style-name="T22">φ</text:span><text:span text:style-name="T23">“site”</text:span><text:span text:style-name="T24"><text:tab/></text:span><text:span text:style-name="T24">= 1</text:span></text:p>
          </draw:text-box>
        </draw:frame>
        <draw:frame draw:style-name="gr3" draw:text-style-name="P11" draw:layer="layout" svg:width="4.244cm" svg:height="1.475cm" svg:x="5.072cm" svg:y="12.005cm">
          <draw:text-box>
            <text:p><text:span text:style-name="T22">φ</text:span><text:span text:style-name="T23">“,”</text:span><text:span text:style-name="T23"><text:tab/></text:span><text:span text:style-name="T24"><text:tab/></text:span><text:span text:style-name="T24">= 2</text:span></text:p>
          </draw:text-box>
        </draw:frame>
        <draw:frame draw:style-name="gr3" draw:text-style-name="P11" draw:layer="layout" svg:width="4.244cm" svg:height="1.475cm" svg:x="4.972cm" svg:y="9.56cm">
          <draw:text-box>
            <text:p><text:span text:style-name="T22">φ</text:span><text:span text:style-name="T23">“located”</text:span><text:span text:style-name="T24"><text:tab/></text:span><text:span text:style-name="T24">= 1</text:span></text:p>
          </draw:text-box>
        </draw:frame>
        <draw:frame draw:style-name="gr3" draw:text-style-name="P11" draw:layer="layout" svg:width="4.244cm" svg:height="1.475cm" svg:x="5.103cm" svg:y="13.11cm">
          <draw:text-box>
            <text:p><text:span text:style-name="T22">φ</text:span><text:span text:style-name="T23">“in”</text:span><text:span text:style-name="T24"><text:tab/></text:span><text:span text:style-name="T24"><text:tab/></text:span><text:span text:style-name="T24">= 1</text:span></text:p>
          </draw:text-box>
        </draw:frame>
        <draw:frame draw:style-name="gr3" draw:text-style-name="P11" draw:layer="layout" svg:width="4.341cm" svg:height="1.475cm" svg:x="5.101cm" svg:y="10.835cm">
          <draw:text-box>
            <text:p><text:span text:style-name="T22">φ</text:span><text:span text:style-name="T23">“Maizuru”</text:span><text:span text:style-name="T24">= 1</text:span></text:p>
          </draw:text-box>
        </draw:frame>
        <draw:frame draw:style-name="gr3" draw:text-style-name="P11" draw:layer="layout" svg:width="4.244cm" svg:height="1.475cm" svg:x="5.072cm" svg:y="14.21cm">
          <draw:text-box>
            <text:p><text:span text:style-name="T22">φ</text:span><text:span text:style-name="T23">“Kyoto”</text:span><text:span text:style-name="T24"> </text:span><text:span text:style-name="T24"><text:tab/></text:span><text:span text:style-name="T24">= 1</text:span></text:p>
          </draw:text-box>
        </draw:frame>
        <draw:frame draw:style-name="gr3" draw:text-style-name="P11" draw:layer="layout" svg:width="4.244cm" svg:height="1.475cm" svg:x="5.073cm" svg:y="15.41cm">
          <draw:text-box>
            <text:p><text:span text:style-name="T22">φ</text:span><text:span text:style-name="T23">“priest”</text:span><text:span text:style-name="T24"> </text:span><text:span text:style-name="T24"><text:tab/></text:span><text:span text:style-name="T24">= 0</text:span></text:p>
          </draw:text-box>
        </draw:frame>
        <draw:frame draw:style-name="gr3" draw:text-style-name="P11" draw:layer="layout" svg:width="4.244cm" svg:height="1.475cm" svg:x="5.074cm" svg:y="16.61cm">
          <draw:text-box>
            <text:p><text:span text:style-name="T22">φ</text:span><text:span text:style-name="T23">“black”</text:span><text:span text:style-name="T24"> </text:span><text:span text:style-name="T24"><text:tab/></text:span><text:span text:style-name="T24">= 0</text:span></text:p>
          </draw:text-box>
        </draw:frame>
        <draw:g>
          <draw:line draw:style-name="gr4" draw:text-style-name="P6" draw:layer="layout" svg:x1="9.347cm" svg:y1="7.82cm" svg:x2="11.956cm" svg:y2="12.265cm">
            <text:p/>
          </draw:line>
          <draw:line draw:style-name="gr4" draw:text-style-name="P6" draw:layer="layout" svg:x1="9.347cm" svg:y1="9.12cm" svg:x2="11.956cm" svg:y2="12.265cm">
            <text:p/>
          </draw:line>
          <draw:line draw:style-name="gr4" draw:text-style-name="P6" draw:layer="layout" svg:x1="9.347cm" svg:y1="10.36cm" svg:x2="11.956cm" svg:y2="12.265cm">
            <text:p/>
          </draw:line>
          <draw:line draw:style-name="gr4" draw:text-style-name="P6" draw:layer="layout" svg:x1="9.347cm" svg:y1="11.36cm" svg:x2="11.925cm" svg:y2="12.09cm">
            <text:p/>
          </draw:line>
          <draw:line draw:style-name="gr4" draw:text-style-name="P6" draw:layer="layout" svg:x1="9.347cm" svg:y1="12.7cm" svg:x2="11.956cm" svg:y2="12.265cm">
            <text:p/>
          </draw:line>
          <draw:line draw:style-name="gr4" draw:text-style-name="P6" draw:layer="layout" svg:x1="9.347cm" svg:y1="13.7cm" svg:x2="11.956cm" svg:y2="12.265cm">
            <text:p/>
          </draw:line>
          <draw:line draw:style-name="gr4" draw:text-style-name="P6" draw:layer="layout" svg:x1="9.347cm" svg:y1="14.805cm" svg:x2="11.956cm" svg:y2="12.265cm">
            <text:p/>
          </draw:line>
          <draw:line draw:style-name="gr4" draw:text-style-name="P6" draw:layer="layout" svg:x1="9.347cm" svg:y1="15.806cm" svg:x2="11.956cm" svg:y2="12.265cm">
            <text:p/>
          </draw:line>
          <draw:line draw:style-name="gr4" draw:text-style-name="P6" draw:layer="layout" svg:x1="9.347cm" svg:y1="16.71cm" svg:x2="11.956cm" svg:y2="12.265cm">
            <text:p/>
          </draw:line>
        </draw:g>
        <draw:custom-shape draw:style-name="gr7" draw:text-style-name="P6" draw:layer="layout" svg:width="1.27cm" svg:height="2.54cm" svg:x="11.956cm" svg:y="10.9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1.27cm" svg:height="2.54cm" svg:x="11.956cm" svg:y="7.2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1.27cm" svg:height="2.54cm" svg:x="11.956cm" svg:y="15.26cm">
          <text:p/>
          <draw:enhanced-geometry svg:viewBox="0 0 21600 21600" draw:type="rectangle" draw:enhanced-path="M 0 0 L 21600 0 21600 21600 0 21600 0 0 Z N"/>
        </draw:custom-shape>
        <draw:line draw:style-name="gr4" draw:text-style-name="P6" draw:layer="layout" svg:x1="9.416cm" svg:y1="13.535cm" svg:x2="11.957cm" svg:y2="8.465cm">
          <text:p/>
        </draw:line>
        <draw:line draw:style-name="gr4" draw:text-style-name="P6" draw:layer="layout" svg:x1="9.416cm" svg:y1="14.805cm" svg:x2="11.957cm" svg:y2="8.465cm">
          <text:p/>
        </draw:line>
        <draw:line draw:style-name="gr4" draw:text-style-name="P6" draw:layer="layout" svg:x1="9.416cm" svg:y1="16.075cm" svg:x2="11.957cm" svg:y2="8.465cm">
          <text:p/>
        </draw:line>
        <draw:line draw:style-name="gr4" draw:text-style-name="P6" draw:layer="layout" svg:x1="9.348cm" svg:y1="7.56cm" svg:x2="11.926cm" svg:y2="8.29cm">
          <text:p/>
        </draw:line>
        <draw:line draw:style-name="gr4" draw:text-style-name="P6" draw:layer="layout" svg:x1="9.348cm" svg:y1="8.9cm" svg:x2="11.957cm" svg:y2="8.465cm">
          <text:p/>
        </draw:line>
        <draw:line draw:style-name="gr4" draw:text-style-name="P6" draw:layer="layout" svg:x1="9.348cm" svg:y1="9.9cm" svg:x2="11.957cm" svg:y2="8.465cm">
          <text:p/>
        </draw:line>
        <draw:line draw:style-name="gr4" draw:text-style-name="P6" draw:layer="layout" svg:x1="9.348cm" svg:y1="11.005cm" svg:x2="11.957cm" svg:y2="8.465cm">
          <text:p/>
        </draw:line>
        <draw:line draw:style-name="gr4" draw:text-style-name="P6" draw:layer="layout" svg:x1="9.348cm" svg:y1="12.006cm" svg:x2="11.957cm" svg:y2="8.465cm">
          <text:p/>
        </draw:line>
        <draw:line draw:style-name="gr4" draw:text-style-name="P6" draw:layer="layout" svg:x1="9.416cm" svg:y1="16.71cm" svg:x2="11.957cm" svg:y2="8.465cm">
          <text:p/>
        </draw:line>
        <draw:line draw:style-name="gr4" draw:text-style-name="P6" draw:layer="layout" svg:x1="9.348cm" svg:y1="12.32cm" svg:x2="11.957cm" svg:y2="16.765cm">
          <text:p/>
        </draw:line>
        <draw:line draw:style-name="gr4" draw:text-style-name="P6" draw:layer="layout" svg:x1="9.348cm" svg:y1="13.62cm" svg:x2="11.957cm" svg:y2="16.765cm">
          <text:p/>
        </draw:line>
        <draw:line draw:style-name="gr4" draw:text-style-name="P6" draw:layer="layout" svg:x1="9.348cm" svg:y1="14.86cm" svg:x2="11.957cm" svg:y2="16.765cm">
          <text:p/>
        </draw:line>
        <draw:line draw:style-name="gr4" draw:text-style-name="P6" draw:layer="layout" svg:x1="9.348cm" svg:y1="15.86cm" svg:x2="11.926cm" svg:y2="16.59cm">
          <text:p/>
        </draw:line>
        <draw:line draw:style-name="gr4" draw:text-style-name="P6" draw:layer="layout" svg:x1="9.348cm" svg:y1="17.2cm" svg:x2="11.957cm" svg:y2="16.765cm">
          <text:p/>
        </draw:line>
        <draw:line draw:style-name="gr4" draw:text-style-name="P6" draw:layer="layout" svg:x1="9.416cm" svg:y1="11.63cm" svg:x2="11.957cm" svg:y2="16.765cm">
          <text:p/>
        </draw:line>
        <draw:line draw:style-name="gr4" draw:text-style-name="P6" draw:layer="layout" svg:x1="9.416cm" svg:y1="10.36cm" svg:x2="11.957cm" svg:y2="16.765cm">
          <text:p/>
        </draw:line>
        <draw:line draw:style-name="gr4" draw:text-style-name="P6" draw:layer="layout" svg:x1="9.416cm" svg:y1="9.09cm" svg:x2="11.957cm" svg:y2="16.765cm">
          <text:p/>
        </draw:line>
        <draw:line draw:style-name="gr4" draw:text-style-name="P6" draw:layer="layout" svg:x1="9.416cm" svg:y1="7.82cm" svg:x2="11.957cm" svg:y2="16.765cm">
          <text:p/>
        </draw:line>
        <draw:custom-shape draw:style-name="gr7" draw:text-style-name="P6" draw:layer="layout" svg:width="1.27cm" svg:height="2.54cm" svg:x="16.356cm" svg:y="10.96cm">
          <text:p/>
          <draw:enhanced-geometry svg:viewBox="0 0 21600 21600" draw:type="rectangle" draw:enhanced-path="M 0 0 L 21600 0 21600 21600 0 21600 0 0 Z N"/>
        </draw:custom-shape>
        <draw:line draw:style-name="gr4" draw:text-style-name="P6" draw:layer="layout" svg:x1="13.331cm" svg:y1="8.455cm" svg:x2="16.506cm" svg:y2="12.265cm">
          <text:p/>
        </draw:line>
        <draw:line draw:style-name="gr4" draw:text-style-name="P6" draw:layer="layout" svg:x1="13.331cm" svg:y1="12.265cm" svg:x2="16.507cm" svg:y2="12.265cm">
          <text:p/>
        </draw:line>
        <draw:line draw:style-name="gr4" draw:text-style-name="P6" draw:layer="layout" svg:x1="13.331cm" svg:y1="16.71cm" svg:x2="16.507cm" svg:y2="12.265cm">
          <text:p/>
        </draw:line>
        <draw:line draw:style-name="gr4" draw:text-style-name="P6" draw:layer="layout" svg:x1="17.631cm" svg:y1="12.265cm" svg:x2="20.807cm" svg:y2="12.265cm">
          <text:p/>
        </draw:line>
        <draw:frame draw:style-name="gr3" draw:text-style-name="P11" draw:layer="layout" svg:width="0.972cm" svg:height="1.195cm" svg:x="12.096cm" svg:y="7.871cm">
          <draw:text-box>
            <text:p><text:span text:style-name="T24">0</text:span></text:p>
          </draw:text-box>
        </draw:frame>
        <draw:frame draw:style-name="gr3" draw:text-style-name="P11" draw:layer="layout" svg:width="0.972cm" svg:height="1.195cm" svg:x="12.096cm" svg:y="11.672cm">
          <draw:text-box>
            <text:p><text:span text:style-name="T24">1</text:span></text:p>
          </draw:text-box>
        </draw:frame>
        <draw:frame draw:style-name="gr3" draw:text-style-name="P11" draw:layer="layout" svg:width="0.972cm" svg:height="1.195cm" svg:x="12.096cm" svg:y="15.873cm">
          <draw:text-box>
            <text:p><text:span text:style-name="T24">2</text:span></text:p>
          </draw:text-box>
        </draw:frame>
        <draw:frame draw:style-name="gr3" draw:text-style-name="P11" draw:layer="layout" svg:width="0.972cm" svg:height="1.195cm" svg:x="16.496cm" svg:y="11.574cm">
          <draw:text-box>
            <text:p><text:span text:style-name="T24">3</text:span></text:p>
          </draw:text-box>
        </draw:frame>
        <draw:frame draw:style-name="gr3" draw:text-style-name="P14" draw:layer="layout" svg:width="1.256cm" svg:height="1.195cm" svg:x="13.369cm" svg:y="7.51cm">
          <draw:text-box>
            <text:p><text:span text:style-name="T31">-1</text:span></text:p>
          </draw:text-box>
        </draw:frame>
        <draw:frame draw:style-name="gr3" draw:text-style-name="P14" draw:layer="layout" svg:width="0.972cm" svg:height="1.195cm" svg:x="13.369cm" svg:y="11.111cm">
          <draw:text-box>
            <text:p><text:span text:style-name="T31">1</text:span></text:p>
          </draw:text-box>
        </draw:frame>
        <draw:frame draw:style-name="gr3" draw:text-style-name="P14" draw:layer="layout" svg:width="0.972cm" svg:height="1.195cm" svg:x="13.369cm" svg:y="16.312cm">
          <draw:text-box>
            <text:p><text:span text:style-name="T31">1</text:span></text:p>
          </draw:text-box>
        </draw:frame>
        <draw:custom-shape draw:style-name="gr21" draw:text-style-name="P6" draw:layer="layout" svg:width="5.715cm" svg:height="11.43cm" svg:x="4.446cm" svg:y="6.98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Kyodai_25_20Presentation" presentation:presentation-page-layout-name="AL2T1">
        <draw:frame presentation:style-name="pr7" draw:layer="layout" svg:width="25.199cm" svg:height="3.237cm" svg:x="1.27cm" svg:y="1.574cm" presentation:class="title">
          <draw:text-box>
            <text:p>ニューラルネットによる予測</text:p>
          </draw:text-box>
        </draw:frame>
        <draw:frame presentation:style-name="pr13" draw:layer="layout" svg:width="25.199cm" svg:height="1.905cm" svg:x="1.471cm" svg:y="5.145cm" presentation:class="outline" presentation:user-transformed="true">
          <draw:text-box>
            <text:list text:style-name="L2">
              <text:list-item>
                <text:p>各パーセプトロンの値を前の層の結果に基づいて計算</text:p>
              </text:list-item>
            </text:list>
          </draw:text-box>
        </draw:frame>
        <draw:frame draw:style-name="gr3" draw:text-style-name="P11" draw:layer="layout" svg:width="4.244cm" svg:height="1.475cm" svg:x="4.972cm" svg:y="7.185cm">
          <draw:text-box>
            <text:p><text:span text:style-name="T22">φ</text:span><text:span text:style-name="T23">“A”</text:span><text:span text:style-name="T24"><text:tab/></text:span><text:span text:style-name="T24"><text:tab/></text:span><text:span text:style-name="T24">= 1</text:span></text:p>
          </draw:text-box>
        </draw:frame>
        <draw:frame draw:style-name="gr3" draw:text-style-name="P11" draw:layer="layout" svg:width="4.244cm" svg:height="1.475cm" svg:x="4.972cm" svg:y="8.36cm">
          <draw:text-box>
            <text:p><text:span text:style-name="T22">φ</text:span><text:span text:style-name="T23">“site”</text:span><text:span text:style-name="T24"><text:tab/></text:span><text:span text:style-name="T24">= 1</text:span></text:p>
          </draw:text-box>
        </draw:frame>
        <draw:frame draw:style-name="gr3" draw:text-style-name="P11" draw:layer="layout" svg:width="4.244cm" svg:height="1.475cm" svg:x="5.072cm" svg:y="12.005cm">
          <draw:text-box>
            <text:p><text:span text:style-name="T22">φ</text:span><text:span text:style-name="T23">“,”</text:span><text:span text:style-name="T23"><text:tab/></text:span><text:span text:style-name="T24"><text:tab/></text:span><text:span text:style-name="T24">= 2</text:span></text:p>
          </draw:text-box>
        </draw:frame>
        <draw:frame draw:style-name="gr3" draw:text-style-name="P11" draw:layer="layout" svg:width="4.244cm" svg:height="1.475cm" svg:x="4.972cm" svg:y="9.56cm">
          <draw:text-box>
            <text:p><text:span text:style-name="T22">φ</text:span><text:span text:style-name="T23">“located”</text:span><text:span text:style-name="T24"><text:tab/></text:span><text:span text:style-name="T24">= 1</text:span></text:p>
          </draw:text-box>
        </draw:frame>
        <draw:frame draw:style-name="gr3" draw:text-style-name="P11" draw:layer="layout" svg:width="4.244cm" svg:height="1.475cm" svg:x="5.103cm" svg:y="13.11cm">
          <draw:text-box>
            <text:p><text:span text:style-name="T22">φ</text:span><text:span text:style-name="T23">“in”</text:span><text:span text:style-name="T24"><text:tab/></text:span><text:span text:style-name="T24"><text:tab/></text:span><text:span text:style-name="T24">= 1</text:span></text:p>
          </draw:text-box>
        </draw:frame>
        <draw:frame draw:style-name="gr3" draw:text-style-name="P11" draw:layer="layout" svg:width="4.341cm" svg:height="1.475cm" svg:x="5.101cm" svg:y="10.835cm">
          <draw:text-box>
            <text:p><text:span text:style-name="T22">φ</text:span><text:span text:style-name="T23">“Maizuru”</text:span><text:span text:style-name="T24">= 1</text:span></text:p>
          </draw:text-box>
        </draw:frame>
        <draw:frame draw:style-name="gr3" draw:text-style-name="P11" draw:layer="layout" svg:width="4.244cm" svg:height="1.475cm" svg:x="5.072cm" svg:y="14.21cm">
          <draw:text-box>
            <text:p><text:span text:style-name="T22">φ</text:span><text:span text:style-name="T23">“Kyoto”</text:span><text:span text:style-name="T24"> </text:span><text:span text:style-name="T24"><text:tab/></text:span><text:span text:style-name="T24">= 1</text:span></text:p>
          </draw:text-box>
        </draw:frame>
        <draw:frame draw:style-name="gr3" draw:text-style-name="P11" draw:layer="layout" svg:width="4.244cm" svg:height="1.475cm" svg:x="5.073cm" svg:y="15.41cm">
          <draw:text-box>
            <text:p><text:span text:style-name="T22">φ</text:span><text:span text:style-name="T23">“priest”</text:span><text:span text:style-name="T24"> </text:span><text:span text:style-name="T24"><text:tab/></text:span><text:span text:style-name="T24">= 0</text:span></text:p>
          </draw:text-box>
        </draw:frame>
        <draw:frame draw:style-name="gr3" draw:text-style-name="P11" draw:layer="layout" svg:width="4.244cm" svg:height="1.475cm" svg:x="5.074cm" svg:y="16.61cm">
          <draw:text-box>
            <text:p><text:span text:style-name="T22">φ</text:span><text:span text:style-name="T23">“black”</text:span><text:span text:style-name="T24"> </text:span><text:span text:style-name="T24"><text:tab/></text:span><text:span text:style-name="T24">= 0</text:span></text:p>
          </draw:text-box>
        </draw:frame>
        <draw:g>
          <draw:line draw:style-name="gr4" draw:text-style-name="P6" draw:layer="layout" svg:x1="9.347cm" svg:y1="7.82cm" svg:x2="11.956cm" svg:y2="12.265cm">
            <text:p/>
          </draw:line>
          <draw:line draw:style-name="gr4" draw:text-style-name="P6" draw:layer="layout" svg:x1="9.347cm" svg:y1="9.12cm" svg:x2="11.956cm" svg:y2="12.265cm">
            <text:p/>
          </draw:line>
          <draw:line draw:style-name="gr4" draw:text-style-name="P6" draw:layer="layout" svg:x1="9.347cm" svg:y1="10.36cm" svg:x2="11.956cm" svg:y2="12.265cm">
            <text:p/>
          </draw:line>
          <draw:line draw:style-name="gr4" draw:text-style-name="P6" draw:layer="layout" svg:x1="9.347cm" svg:y1="11.36cm" svg:x2="11.925cm" svg:y2="12.09cm">
            <text:p/>
          </draw:line>
          <draw:line draw:style-name="gr4" draw:text-style-name="P6" draw:layer="layout" svg:x1="9.347cm" svg:y1="12.7cm" svg:x2="11.956cm" svg:y2="12.265cm">
            <text:p/>
          </draw:line>
          <draw:line draw:style-name="gr4" draw:text-style-name="P6" draw:layer="layout" svg:x1="9.347cm" svg:y1="13.7cm" svg:x2="11.956cm" svg:y2="12.265cm">
            <text:p/>
          </draw:line>
          <draw:line draw:style-name="gr4" draw:text-style-name="P6" draw:layer="layout" svg:x1="9.347cm" svg:y1="14.805cm" svg:x2="11.956cm" svg:y2="12.265cm">
            <text:p/>
          </draw:line>
          <draw:line draw:style-name="gr4" draw:text-style-name="P6" draw:layer="layout" svg:x1="9.347cm" svg:y1="15.806cm" svg:x2="11.956cm" svg:y2="12.265cm">
            <text:p/>
          </draw:line>
          <draw:line draw:style-name="gr4" draw:text-style-name="P6" draw:layer="layout" svg:x1="9.347cm" svg:y1="16.71cm" svg:x2="11.956cm" svg:y2="12.265cm">
            <text:p/>
          </draw:line>
        </draw:g>
        <draw:custom-shape draw:style-name="gr7" draw:text-style-name="P6" draw:layer="layout" svg:width="1.27cm" svg:height="2.54cm" svg:x="11.956cm" svg:y="10.9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1.27cm" svg:height="2.54cm" svg:x="11.956cm" svg:y="7.2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1.27cm" svg:height="2.54cm" svg:x="11.956cm" svg:y="15.26cm">
          <text:p/>
          <draw:enhanced-geometry svg:viewBox="0 0 21600 21600" draw:type="rectangle" draw:enhanced-path="M 0 0 L 21600 0 21600 21600 0 21600 0 0 Z N"/>
        </draw:custom-shape>
        <draw:line draw:style-name="gr4" draw:text-style-name="P6" draw:layer="layout" svg:x1="9.416cm" svg:y1="13.535cm" svg:x2="11.957cm" svg:y2="8.465cm">
          <text:p/>
        </draw:line>
        <draw:line draw:style-name="gr4" draw:text-style-name="P6" draw:layer="layout" svg:x1="9.416cm" svg:y1="14.805cm" svg:x2="11.957cm" svg:y2="8.465cm">
          <text:p/>
        </draw:line>
        <draw:line draw:style-name="gr4" draw:text-style-name="P6" draw:layer="layout" svg:x1="9.416cm" svg:y1="16.075cm" svg:x2="11.957cm" svg:y2="8.465cm">
          <text:p/>
        </draw:line>
        <draw:line draw:style-name="gr4" draw:text-style-name="P6" draw:layer="layout" svg:x1="9.348cm" svg:y1="7.56cm" svg:x2="11.926cm" svg:y2="8.29cm">
          <text:p/>
        </draw:line>
        <draw:line draw:style-name="gr4" draw:text-style-name="P6" draw:layer="layout" svg:x1="9.348cm" svg:y1="8.9cm" svg:x2="11.957cm" svg:y2="8.465cm">
          <text:p/>
        </draw:line>
        <draw:line draw:style-name="gr4" draw:text-style-name="P6" draw:layer="layout" svg:x1="9.348cm" svg:y1="9.9cm" svg:x2="11.957cm" svg:y2="8.465cm">
          <text:p/>
        </draw:line>
        <draw:line draw:style-name="gr4" draw:text-style-name="P6" draw:layer="layout" svg:x1="9.348cm" svg:y1="11.005cm" svg:x2="11.957cm" svg:y2="8.465cm">
          <text:p/>
        </draw:line>
        <draw:line draw:style-name="gr4" draw:text-style-name="P6" draw:layer="layout" svg:x1="9.348cm" svg:y1="12.006cm" svg:x2="11.957cm" svg:y2="8.465cm">
          <text:p/>
        </draw:line>
        <draw:line draw:style-name="gr4" draw:text-style-name="P6" draw:layer="layout" svg:x1="9.416cm" svg:y1="16.71cm" svg:x2="11.957cm" svg:y2="8.465cm">
          <text:p/>
        </draw:line>
        <draw:line draw:style-name="gr4" draw:text-style-name="P6" draw:layer="layout" svg:x1="9.348cm" svg:y1="12.32cm" svg:x2="11.957cm" svg:y2="16.765cm">
          <text:p/>
        </draw:line>
        <draw:line draw:style-name="gr4" draw:text-style-name="P6" draw:layer="layout" svg:x1="9.348cm" svg:y1="13.62cm" svg:x2="11.957cm" svg:y2="16.765cm">
          <text:p/>
        </draw:line>
        <draw:line draw:style-name="gr4" draw:text-style-name="P6" draw:layer="layout" svg:x1="9.348cm" svg:y1="14.86cm" svg:x2="11.957cm" svg:y2="16.765cm">
          <text:p/>
        </draw:line>
        <draw:line draw:style-name="gr4" draw:text-style-name="P6" draw:layer="layout" svg:x1="9.348cm" svg:y1="15.86cm" svg:x2="11.926cm" svg:y2="16.59cm">
          <text:p/>
        </draw:line>
        <draw:line draw:style-name="gr4" draw:text-style-name="P6" draw:layer="layout" svg:x1="9.348cm" svg:y1="17.2cm" svg:x2="11.957cm" svg:y2="16.765cm">
          <text:p/>
        </draw:line>
        <draw:line draw:style-name="gr4" draw:text-style-name="P6" draw:layer="layout" svg:x1="9.416cm" svg:y1="11.63cm" svg:x2="11.957cm" svg:y2="16.765cm">
          <text:p/>
        </draw:line>
        <draw:line draw:style-name="gr4" draw:text-style-name="P6" draw:layer="layout" svg:x1="9.416cm" svg:y1="10.36cm" svg:x2="11.957cm" svg:y2="16.765cm">
          <text:p/>
        </draw:line>
        <draw:line draw:style-name="gr4" draw:text-style-name="P6" draw:layer="layout" svg:x1="9.416cm" svg:y1="9.09cm" svg:x2="11.957cm" svg:y2="16.765cm">
          <text:p/>
        </draw:line>
        <draw:line draw:style-name="gr4" draw:text-style-name="P6" draw:layer="layout" svg:x1="9.416cm" svg:y1="7.82cm" svg:x2="11.957cm" svg:y2="16.765cm">
          <text:p/>
        </draw:line>
        <draw:custom-shape draw:style-name="gr7" draw:text-style-name="P6" draw:layer="layout" svg:width="1.27cm" svg:height="2.54cm" svg:x="16.356cm" svg:y="10.96cm">
          <text:p/>
          <draw:enhanced-geometry svg:viewBox="0 0 21600 21600" draw:type="rectangle" draw:enhanced-path="M 0 0 L 21600 0 21600 21600 0 21600 0 0 Z N"/>
        </draw:custom-shape>
        <draw:line draw:style-name="gr4" draw:text-style-name="P6" draw:layer="layout" svg:x1="13.331cm" svg:y1="8.455cm" svg:x2="16.506cm" svg:y2="12.265cm">
          <text:p/>
        </draw:line>
        <draw:line draw:style-name="gr4" draw:text-style-name="P6" draw:layer="layout" svg:x1="13.331cm" svg:y1="12.265cm" svg:x2="16.507cm" svg:y2="12.265cm">
          <text:p/>
        </draw:line>
        <draw:line draw:style-name="gr4" draw:text-style-name="P6" draw:layer="layout" svg:x1="13.331cm" svg:y1="16.71cm" svg:x2="16.507cm" svg:y2="12.265cm">
          <text:p/>
        </draw:line>
        <draw:line draw:style-name="gr4" draw:text-style-name="P6" draw:layer="layout" svg:x1="17.631cm" svg:y1="12.265cm" svg:x2="20.807cm" svg:y2="12.265cm">
          <text:p/>
        </draw:line>
        <draw:frame draw:style-name="gr3" draw:text-style-name="P11" draw:layer="layout" svg:width="0.972cm" svg:height="1.195cm" svg:x="12.096cm" svg:y="7.871cm">
          <draw:text-box>
            <text:p><text:span text:style-name="T24">0</text:span></text:p>
          </draw:text-box>
        </draw:frame>
        <draw:frame draw:style-name="gr3" draw:text-style-name="P11" draw:layer="layout" svg:width="0.972cm" svg:height="1.195cm" svg:x="12.096cm" svg:y="11.672cm">
          <draw:text-box>
            <text:p><text:span text:style-name="T24">1</text:span></text:p>
          </draw:text-box>
        </draw:frame>
        <draw:frame draw:style-name="gr3" draw:text-style-name="P11" draw:layer="layout" svg:width="0.972cm" svg:height="1.195cm" svg:x="12.096cm" svg:y="15.873cm">
          <draw:text-box>
            <text:p><text:span text:style-name="T24">2</text:span></text:p>
          </draw:text-box>
        </draw:frame>
        <draw:frame draw:style-name="gr3" draw:text-style-name="P11" draw:layer="layout" svg:width="0.972cm" svg:height="1.195cm" svg:x="16.496cm" svg:y="11.574cm">
          <draw:text-box>
            <text:p><text:span text:style-name="T24">3</text:span></text:p>
          </draw:text-box>
        </draw:frame>
        <draw:frame draw:style-name="gr3" draw:text-style-name="P14" draw:layer="layout" svg:width="1.256cm" svg:height="1.195cm" svg:x="13.369cm" svg:y="7.51cm">
          <draw:text-box>
            <text:p><text:span text:style-name="T31">-1</text:span></text:p>
          </draw:text-box>
        </draw:frame>
        <draw:frame draw:style-name="gr3" draw:text-style-name="P14" draw:layer="layout" svg:width="0.972cm" svg:height="1.195cm" svg:x="13.369cm" svg:y="11.111cm">
          <draw:text-box>
            <text:p><text:span text:style-name="T31">1</text:span></text:p>
          </draw:text-box>
        </draw:frame>
        <draw:frame draw:style-name="gr3" draw:text-style-name="P14" draw:layer="layout" svg:width="0.972cm" svg:height="1.195cm" svg:x="13.369cm" svg:y="16.312cm">
          <draw:text-box>
            <text:p><text:span text:style-name="T31">1</text:span></text:p>
          </draw:text-box>
        </draw:frame>
        <draw:frame draw:style-name="gr3" draw:text-style-name="P14" draw:layer="layout" svg:width="1.256cm" svg:height="1.195cm" svg:x="17.669cm" svg:y="11.113cm">
          <draw:text-box>
            <text:p><text:span text:style-name="T31">-1</text:span></text:p>
          </draw:text-box>
        </draw:frame>
        <draw:custom-shape draw:style-name="gr21" draw:text-style-name="P6" draw:layer="layout" svg:width="5.08cm" svg:height="11.43cm" svg:x="10.16cm" svg:y="6.6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Kyodai_25_20Presentation" presentation:presentation-page-layout-name="AL2T1">
        <draw:frame presentation:style-name="pr7" draw:layer="layout" svg:width="25.199cm" svg:height="3.237cm" svg:x="1.27cm" svg:y="1.874cm" presentation:class="title" presentation:user-transformed="true">
          <draw:text-box>
            <text:p>復習：<text:line-break/>単一のパーセプトロンの予測コード</text:p>
          </draw:text-box>
        </draw:frame>
        <draw:frame draw:style-name="gr3" draw:text-style-name="P11" draw:layer="layout" svg:width="21.102cm" svg:height="8.908cm" svg:x="1.271cm" svg:y="6.281cm">
          <draw:text-box>
            <text:p><text:span text:style-name="T58">predict_one</text:span><text:span text:style-name="T32">(</text:span><text:span text:style-name="T59">w</text:span><text:span text:style-name="T55">, </text:span><text:span text:style-name="T60">phi</text:span><text:span text:style-name="T32">)</text:span></text:p>
            <text:p><text:span text:style-name="T25"><text:s text:c="5"/></text:span><text:span text:style-name="T55">score</text:span><text:span text:style-name="T32"> = 0</text:span></text:p>
            <text:p><text:span text:style-name="T24"><text:tab/></text:span><text:span text:style-name="T61">for each</text:span><text:span text:style-name="T24"> </text:span><text:span text:style-name="T62">name</text:span><text:span text:style-name="T24">, </text:span><text:span text:style-name="T62">value</text:span><text:span text:style-name="T24"> </text:span><text:span text:style-name="T61">in</text:span><text:span text:style-name="T24"> </text:span><text:span text:style-name="T60">phi</text:span><text:span text:style-name="T62"> <text:s text:c="10"/></text:span><text:span text:style-name="T63"># score = w*φ(x)</text:span></text:p>
            <text:p><text:span text:style-name="T62"><text:tab/></text:span><text:span text:style-name="T62"><text:tab/></text:span><text:span text:style-name="T64">if</text:span><text:span text:style-name="T65"> </text:span><text:span text:style-name="T66">name</text:span><text:span text:style-name="T65"> </text:span><text:span text:style-name="T64">exists in</text:span><text:span text:style-name="T65"> </text:span><text:span text:style-name="T67">w</text:span></text:p>
            <text:p><text:span text:style-name="T66"><text:tab/></text:span><text:span text:style-name="T66"><text:tab/></text:span><text:span text:style-name="T66"><text:tab/></text:span><text:span text:style-name="T66">score</text:span><text:span text:style-name="T65"> += </text:span><text:span text:style-name="T66">value</text:span><text:span text:style-name="T65"> * </text:span><text:span text:style-name="T67">w</text:span><text:span text:style-name="T65">[</text:span><text:span text:style-name="T66">name</text:span><text:span text:style-name="T65">]</text:span></text:p>
            <text:p><text:span text:style-name="T65"><text:tab/></text:span><text:span text:style-name="T64">if</text:span><text:span text:style-name="T65"> </text:span><text:span text:style-name="T66">score</text:span><text:span text:style-name="T65"> &gt;= 0</text:span></text:p>
            <text:p><text:span text:style-name="T65"><text:tab/></text:span><text:span text:style-name="T65"><text:tab/></text:span><text:span text:style-name="T64">return</text:span><text:span text:style-name="T65"> 1</text:span></text:p>
            <text:p><text:span text:style-name="T65"><text:tab/></text:span><text:span text:style-name="T64">else</text:span></text:p>
            <text:p><text:span text:style-name="T65"><text:tab/></text:span><text:span text:style-name="T65"><text:tab/></text:span><text:span text:style-name="T64">return</text:span><text:span text:style-name="T65"> -1</text:span></text:p>
          </draw:text-box>
        </draw:frame>
        <draw:custom-shape draw:style-name="gr2" draw:text-style-name="P6" draw:layer="layout" svg:width="23.06cm" svg:height="9.725cm" svg:x="1.27cm" svg:y="6.15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Kyodai_25_20Presentation" presentation:presentation-page-layout-name="AL2T1">
        <draw:frame presentation:style-name="pr7" draw:layer="layout" svg:width="25.199cm" svg:height="3.237cm" svg:x="1.27cm" svg:y="1.574cm" presentation:class="title">
          <draw:text-box>
            <text:p>ニューラルネットの予測コード</text:p>
          </draw:text-box>
        </draw:frame>
        <draw:frame draw:style-name="gr3" draw:text-style-name="P11" draw:layer="layout" svg:width="20.036cm" svg:height="9.279cm" svg:x="1.271cm" svg:y="6.282cm">
          <draw:text-box>
            <text:p><text:span text:style-name="T58">predict_nn</text:span><text:span text:style-name="T32">(</text:span><text:span text:style-name="T59">network</text:span><text:span text:style-name="T55">, </text:span><text:span text:style-name="T60">phi</text:span><text:span text:style-name="T32">)</text:span></text:p>
            <text:p><text:span text:style-name="T68"><text:tab/></text:span><text:span text:style-name="T69">y</text:span><text:span text:style-name="T55"> = </text:span><text:span text:style-name="T70">[ </text:span><text:span text:style-name="T60">phi</text:span><text:span text:style-name="T70">, {}, {} … ] </text:span><text:span text:style-name="T63"># </text:span><text:span text:style-name="T63">各層の値</text:span><text:span text:style-name="T63"><text:line-break/></text:span><text:span text:style-name="T63"><text:tab/></text:span><text:span text:style-name="T71">for each</text:span><text:span text:style-name="T70"> node </text:span><text:span text:style-name="T55">i</text:span><text:span text:style-name="T70">:</text:span><text:span text:style-name="T70"><text:line-break/></text:span><text:span text:style-name="T70"><text:tab/></text:span><text:span text:style-name="T70"><text:tab/></text:span><text:span text:style-name="T55">layer, weight = </text:span><text:span text:style-name="T59">network</text:span><text:span text:style-name="T72">[i]</text:span><text:span text:style-name="T70"><text:line-break/></text:span><text:span text:style-name="T70"> <text:s text:c="4"/></text:span><text:span text:style-name="T70"><text:tab/></text:span><text:span text:style-name="T70"><text:tab/></text:span><text:span text:style-name="T63"># </text:span><text:span text:style-name="T63">前の層の値に基づいて値を計算</text:span><text:span text:style-name="T70"><text:line-break/></text:span><text:span text:style-name="T70"><text:tab/></text:span><text:span text:style-name="T70"><text:tab/></text:span><text:span text:style-name="T55">answer</text:span><text:span text:style-name="T70"> = </text:span><text:span text:style-name="T73">predict_one(</text:span><text:span text:style-name="T74">weight</text:span><text:span text:style-name="T75">,</text:span><text:span text:style-name="T76"> </text:span><text:span text:style-name="T77">y</text:span><text:span text:style-name="T75">[layer-1</text:span><text:span text:style-name="T78">]</text:span><text:span text:style-name="T79">)</text:span></text:p>
            <text:p><text:span text:style-name="T79"><text:tab/></text:span><text:span text:style-name="T79"><text:tab/></text:span><text:span text:style-name="T25"># </text:span><text:span text:style-name="T25">次の層に計算された値を保存</text:span><text:span text:style-name="T79"><text:line-break/></text:span><text:span text:style-name="T79"><text:tab/></text:span><text:span text:style-name="T79"><text:tab/></text:span><text:span text:style-name="T80">y</text:span><text:span text:style-name="T79">[</text:span><text:span text:style-name="T81">layer</text:span><text:span text:style-name="T79">][</text:span><text:span text:style-name="T81">i</text:span><text:span text:style-name="T79">] = </text:span><text:span text:style-name="T81">answer</text:span><text:span text:style-name="T79"><text:line-break/></text:span><text:span text:style-name="T79"><text:tab/></text:span><text:span text:style-name="T82">return</text:span><text:span text:style-name="T79"> </text:span><text:span text:style-name="T83">y</text:span><text:span text:style-name="T79">[-1][0] </text:span><text:span text:style-name="T25"># </text:span><text:span text:style-name="T25">最後の層のパーセプトロンの値</text:span></text:p>
          </draw:text-box>
        </draw:frame>
        <draw:custom-shape draw:style-name="gr2" draw:text-style-name="P6" draw:layer="layout" svg:width="23.06cm" svg:height="9.725cm" svg:x="1.27cm" svg:y="6.151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Kyodai_25_20Presentation" presentation:presentation-page-layout-name="AL2T1">
        <office:forms form:automatic-focus="false" form:apply-design-mode="false"/>
        <draw:frame draw:style-name="gr22" draw:layer="layout" svg:width="15.999cm" svg:height="7.05cm" svg:x="11.08cm" svg:y="5.65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presentation:style-name="pr7" draw:layer="layout" svg:width="25.199cm" svg:height="3.237cm" svg:x="1.27cm" svg:y="1.574cm" presentation:class="title">
          <draw:text-box>
            <text:p>パーセプトロンの関数</text:p>
          </draw:text-box>
        </draw:frame>
        <draw:frame presentation:style-name="pr12" draw:layer="layout" svg:width="25.199cm" svg:height="13.86cm" svg:x="1.471cm" svg:y="5.28cm" presentation:class="outline" presentation:user-transformed="true">
          <draw:text-box>
            <text:list text:style-name="L2">
              <text:list-item>
                <text:p>今までの話はstep関数を利用<text:line-break/><text:line-break/><text:line-break/><text:line-break/><text:line-break/></text:p>
              </text:list-item>
              <text:list-item>
                <text:p>step関数を微分できない→tanhを利用</text:p>
              </text:list-item>
            </text:list>
          </draw:text-box>
        </draw:frame>
        <draw:frame draw:style-name="gr5" draw:layer="layout" svg:width="10.534cm" svg:height="1.648cm" svg:x="0.44cm" svg:y="7.855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22" draw:layer="layout" svg:width="15.999cm" svg:height="7.139cm" svg:x="11.306cm" svg:y="13.861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5" draw:layer="layout" svg:width="10.661cm" svg:height="1.648cm" svg:x="0.44cm" svg:y="15.155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3" draw:text-style-name="P11" draw:layer="layout" svg:width="8.795cm" svg:height="3.083cm" svg:x="1.27cm" svg:y="17.717cm">
          <draw:text-box>
            <text:p><text:span text:style-name="T10">Python:</text:span></text:p>
            <text:p><text:span text:style-name="T24">from math import tanh</text:span></text:p>
            <text:p><text:span text:style-name="T24">tanh(x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Kyodai_25_20Presentation" presentation:presentation-page-layout-name="AL2T1">
        <office:forms form:automatic-focus="false" form:apply-design-mode="false"/>
        <draw:frame presentation:style-name="pr7" draw:layer="layout" svg:width="25.199cm" svg:height="3.237cm" svg:x="1.27cm" svg:y="1.574cm" presentation:class="title">
          <draw:text-box>
            <text:p>tanhを用いたパーセプトロン学習</text:p>
          </draw:text-box>
        </draw:frame>
        <draw:frame presentation:style-name="pr10" draw:layer="layout" svg:width="25.199cm" svg:height="13.612cm" svg:x="1.471cm" svg:y="5.08cm" presentation:class="outline" presentation:user-transformed="true">
          <draw:text-box>
            <text:list text:style-name="L2">
              <text:list-item>
                <text:p>エラーを計算:<text:line-break/><text:line-break/><text:line-break/><text:line-break/></text:p>
              </text:list-item>
              <text:list-item>
                <text:p>各重みを更新:<text:line-break/><text:line-break/><text:line-break/></text:p>
              </text:list-item>
              <text:list-item>
                <text:p>λは学習率</text:p>
              </text:list-item>
              <text:list-item>
                <text:p>(step関数パーセプトロンでは δ = -2 or +2, λ = 1/2)</text:p>
              </text:list-item>
            </text:list>
          </draw:text-box>
        </draw:frame>
        <draw:frame draw:style-name="gr3" draw:text-style-name="P11" draw:layer="layout" svg:width="3.706cm" svg:height="1.195cm" svg:x="11.513cm" svg:y="6.625cm">
          <draw:text-box>
            <text:p><text:span text:style-name="T62">δ</text:span><text:span text:style-name="T24"> = </text:span><text:span text:style-name="T31">y'</text:span><text:span text:style-name="T24"> - </text:span><text:span text:style-name="T31">y</text:span></text:p>
          </draw:text-box>
        </draw:frame>
        <draw:frame draw:style-name="gr3" draw:text-style-name="P11" draw:layer="layout" svg:width="2.195cm" svg:height="1.237cm" svg:x="10.228cm" svg:y="8.63cm">
          <draw:text-box>
            <text:p><text:span text:style-name="T24">正解</text:span></text:p>
          </draw:text-box>
        </draw:frame>
        <draw:frame draw:style-name="gr3" draw:text-style-name="P11" draw:layer="layout" svg:width="5.582cm" svg:height="1.237cm" svg:x="14.829cm" svg:y="8.631cm">
          <draw:text-box>
            <text:p><text:span text:style-name="T24">システム出力</text:span></text:p>
          </draw:text-box>
        </draw:frame>
        <draw:line draw:style-name="gr4" draw:text-style-name="P6" draw:layer="layout" svg:x1="11.965cm" svg:y1="8.755cm" svg:x2="13.235cm" svg:y2="8.12cm">
          <text:p/>
        </draw:line>
        <draw:line draw:style-name="gr4" draw:text-style-name="P6" draw:layer="layout" svg:x1="15.965cm" svg:y1="8.756cm" svg:x2="15.24cm" svg:y2="7.92cm">
          <text:p/>
        </draw:line>
        <draw:frame draw:style-name="gr5" draw:layer="layout" svg:width="10.805cm" svg:height="1.647cm" svg:x="8.755cm" svg:y="12.8cm">
          <draw:object xlink:href="./Object 6" xlink:type="simple" xlink:show="embed" xlink:actuate="onLoad"/>
          <draw:image xlink:href="./ObjectReplacements/Object 6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Kyodai_25_20Presentation" presentation:presentation-page-layout-name="AL2T1">
        <office:forms form:automatic-focus="false" form:apply-design-mode="false"/>
        <draw:frame presentation:style-name="pr7" draw:layer="layout" svg:width="25.199cm" svg:height="3.237cm" svg:x="1.27cm" svg:y="1.574cm" presentation:class="title">
          <draw:text-box>
            <text:p>問題：正解は分からない！</text:p>
          </draw:text-box>
        </draw:frame>
        <draw:frame presentation:style-name="pr12" draw:layer="layout" svg:width="25.199cm" svg:height="13.86cm" svg:x="1.471cm" svg:y="5.08cm" presentation:class="outline" presentation:user-transformed="true">
          <draw:text-box>
            <text:list text:style-name="L2">
              <text:list-item>
                <text:p>NNでは出力層のみで正解が与えられる</text:p>
              </text:list-item>
            </text:list>
          </draw:text-box>
        </draw:frame>
        <draw:frame draw:style-name="gr3" draw:text-style-name="P11" draw:layer="layout" svg:width="4.244cm" svg:height="1.475cm" svg:x="4.72cm" svg:y="7.59cm">
          <draw:text-box>
            <text:p><text:span text:style-name="T22">φ</text:span><text:span text:style-name="T23">“A”</text:span><text:span text:style-name="T24"><text:tab/></text:span><text:span text:style-name="T24"><text:tab/></text:span><text:span text:style-name="T24">= 1</text:span></text:p>
          </draw:text-box>
        </draw:frame>
        <draw:frame draw:style-name="gr3" draw:text-style-name="P11" draw:layer="layout" svg:width="4.244cm" svg:height="1.475cm" svg:x="4.72cm" svg:y="8.765cm">
          <draw:text-box>
            <text:p><text:span text:style-name="T22">φ</text:span><text:span text:style-name="T23">“site”</text:span><text:span text:style-name="T24"><text:tab/></text:span><text:span text:style-name="T24">= 1</text:span></text:p>
          </draw:text-box>
        </draw:frame>
        <draw:frame draw:style-name="gr3" draw:text-style-name="P11" draw:layer="layout" svg:width="4.244cm" svg:height="1.475cm" svg:x="4.82cm" svg:y="12.41cm">
          <draw:text-box>
            <text:p><text:span text:style-name="T22">φ</text:span><text:span text:style-name="T23">“,”</text:span><text:span text:style-name="T23"><text:tab/></text:span><text:span text:style-name="T24"><text:tab/></text:span><text:span text:style-name="T24">= 2</text:span></text:p>
          </draw:text-box>
        </draw:frame>
        <draw:frame draw:style-name="gr3" draw:text-style-name="P11" draw:layer="layout" svg:width="4.244cm" svg:height="1.475cm" svg:x="4.72cm" svg:y="9.965cm">
          <draw:text-box>
            <text:p><text:span text:style-name="T22">φ</text:span><text:span text:style-name="T23">“located”</text:span><text:span text:style-name="T24"><text:tab/></text:span><text:span text:style-name="T24">= 1</text:span></text:p>
          </draw:text-box>
        </draw:frame>
        <draw:frame draw:style-name="gr3" draw:text-style-name="P11" draw:layer="layout" svg:width="4.244cm" svg:height="1.475cm" svg:x="4.851cm" svg:y="13.515cm">
          <draw:text-box>
            <text:p><text:span text:style-name="T22">φ</text:span><text:span text:style-name="T23">“in”</text:span><text:span text:style-name="T24"><text:tab/></text:span><text:span text:style-name="T24"><text:tab/></text:span><text:span text:style-name="T24">= 1</text:span></text:p>
          </draw:text-box>
        </draw:frame>
        <draw:frame draw:style-name="gr3" draw:text-style-name="P11" draw:layer="layout" svg:width="4.341cm" svg:height="1.475cm" svg:x="4.849cm" svg:y="11.24cm">
          <draw:text-box>
            <text:p><text:span text:style-name="T22">φ</text:span><text:span text:style-name="T23">“Maizuru”</text:span><text:span text:style-name="T24">= 1</text:span></text:p>
          </draw:text-box>
        </draw:frame>
        <draw:frame draw:style-name="gr3" draw:text-style-name="P11" draw:layer="layout" svg:width="4.244cm" svg:height="1.475cm" svg:x="4.82cm" svg:y="14.615cm">
          <draw:text-box>
            <text:p><text:span text:style-name="T22">φ</text:span><text:span text:style-name="T23">“Kyoto”</text:span><text:span text:style-name="T24"> </text:span><text:span text:style-name="T24"><text:tab/></text:span><text:span text:style-name="T24">= 1</text:span></text:p>
          </draw:text-box>
        </draw:frame>
        <draw:frame draw:style-name="gr3" draw:text-style-name="P11" draw:layer="layout" svg:width="4.244cm" svg:height="1.475cm" svg:x="4.821cm" svg:y="15.815cm">
          <draw:text-box>
            <text:p><text:span text:style-name="T22">φ</text:span><text:span text:style-name="T23">“priest”</text:span><text:span text:style-name="T24"> </text:span><text:span text:style-name="T24"><text:tab/></text:span><text:span text:style-name="T24">= 0</text:span></text:p>
          </draw:text-box>
        </draw:frame>
        <draw:frame draw:style-name="gr3" draw:text-style-name="P11" draw:layer="layout" svg:width="4.244cm" svg:height="1.475cm" svg:x="4.822cm" svg:y="17.015cm">
          <draw:text-box>
            <text:p><text:span text:style-name="T22">φ</text:span><text:span text:style-name="T23">“black”</text:span><text:span text:style-name="T24"> </text:span><text:span text:style-name="T24"><text:tab/></text:span><text:span text:style-name="T24">= 0</text:span></text:p>
          </draw:text-box>
        </draw:frame>
        <draw:g>
          <draw:line draw:style-name="gr4" draw:text-style-name="P6" draw:layer="layout" svg:x1="9.095cm" svg:y1="8.225cm" svg:x2="11.704cm" svg:y2="12.67cm">
            <text:p/>
          </draw:line>
          <draw:line draw:style-name="gr4" draw:text-style-name="P6" draw:layer="layout" svg:x1="9.095cm" svg:y1="9.525cm" svg:x2="11.704cm" svg:y2="12.67cm">
            <text:p/>
          </draw:line>
          <draw:line draw:style-name="gr4" draw:text-style-name="P6" draw:layer="layout" svg:x1="9.095cm" svg:y1="10.765cm" svg:x2="11.704cm" svg:y2="12.67cm">
            <text:p/>
          </draw:line>
          <draw:line draw:style-name="gr4" draw:text-style-name="P6" draw:layer="layout" svg:x1="9.095cm" svg:y1="11.765cm" svg:x2="11.673cm" svg:y2="12.495cm">
            <text:p/>
          </draw:line>
          <draw:line draw:style-name="gr4" draw:text-style-name="P6" draw:layer="layout" svg:x1="9.095cm" svg:y1="13.105cm" svg:x2="11.704cm" svg:y2="12.67cm">
            <text:p/>
          </draw:line>
          <draw:line draw:style-name="gr4" draw:text-style-name="P6" draw:layer="layout" svg:x1="9.095cm" svg:y1="14.105cm" svg:x2="11.704cm" svg:y2="12.67cm">
            <text:p/>
          </draw:line>
          <draw:line draw:style-name="gr4" draw:text-style-name="P6" draw:layer="layout" svg:x1="9.095cm" svg:y1="15.21cm" svg:x2="11.704cm" svg:y2="12.67cm">
            <text:p/>
          </draw:line>
          <draw:line draw:style-name="gr4" draw:text-style-name="P6" draw:layer="layout" svg:x1="9.095cm" svg:y1="16.211cm" svg:x2="11.704cm" svg:y2="12.67cm">
            <text:p/>
          </draw:line>
          <draw:line draw:style-name="gr4" draw:text-style-name="P6" draw:layer="layout" svg:x1="9.095cm" svg:y1="17.115cm" svg:x2="11.704cm" svg:y2="12.67cm">
            <text:p/>
          </draw:line>
        </draw:g>
        <draw:custom-shape draw:style-name="gr7" draw:text-style-name="P6" draw:layer="layout" svg:width="1.27cm" svg:height="2.54cm" svg:x="11.704cm" svg:y="11.36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1.27cm" svg:height="2.54cm" svg:x="11.704cm" svg:y="7.66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1.27cm" svg:height="2.54cm" svg:x="11.704cm" svg:y="15.665cm">
          <text:p/>
          <draw:enhanced-geometry svg:viewBox="0 0 21600 21600" draw:type="rectangle" draw:enhanced-path="M 0 0 L 21600 0 21600 21600 0 21600 0 0 Z N"/>
        </draw:custom-shape>
        <draw:line draw:style-name="gr4" draw:text-style-name="P6" draw:layer="layout" svg:x1="9.164cm" svg:y1="13.94cm" svg:x2="11.705cm" svg:y2="8.87cm">
          <text:p/>
        </draw:line>
        <draw:line draw:style-name="gr4" draw:text-style-name="P6" draw:layer="layout" svg:x1="9.164cm" svg:y1="15.21cm" svg:x2="11.705cm" svg:y2="8.87cm">
          <text:p/>
        </draw:line>
        <draw:line draw:style-name="gr4" draw:text-style-name="P6" draw:layer="layout" svg:x1="9.164cm" svg:y1="16.48cm" svg:x2="11.705cm" svg:y2="8.87cm">
          <text:p/>
        </draw:line>
        <draw:line draw:style-name="gr4" draw:text-style-name="P6" draw:layer="layout" svg:x1="9.096cm" svg:y1="7.965cm" svg:x2="11.674cm" svg:y2="8.695cm">
          <text:p/>
        </draw:line>
        <draw:line draw:style-name="gr4" draw:text-style-name="P6" draw:layer="layout" svg:x1="9.096cm" svg:y1="9.305cm" svg:x2="11.705cm" svg:y2="8.87cm">
          <text:p/>
        </draw:line>
        <draw:line draw:style-name="gr4" draw:text-style-name="P6" draw:layer="layout" svg:x1="9.096cm" svg:y1="10.305cm" svg:x2="11.705cm" svg:y2="8.87cm">
          <text:p/>
        </draw:line>
        <draw:line draw:style-name="gr4" draw:text-style-name="P6" draw:layer="layout" svg:x1="9.096cm" svg:y1="11.41cm" svg:x2="11.705cm" svg:y2="8.87cm">
          <text:p/>
        </draw:line>
        <draw:line draw:style-name="gr4" draw:text-style-name="P6" draw:layer="layout" svg:x1="9.096cm" svg:y1="12.411cm" svg:x2="11.705cm" svg:y2="8.87cm">
          <text:p/>
        </draw:line>
        <draw:line draw:style-name="gr4" draw:text-style-name="P6" draw:layer="layout" svg:x1="9.164cm" svg:y1="17.115cm" svg:x2="11.705cm" svg:y2="8.87cm">
          <text:p/>
        </draw:line>
        <draw:line draw:style-name="gr4" draw:text-style-name="P6" draw:layer="layout" svg:x1="9.096cm" svg:y1="12.725cm" svg:x2="11.705cm" svg:y2="17.17cm">
          <text:p/>
        </draw:line>
        <draw:line draw:style-name="gr4" draw:text-style-name="P6" draw:layer="layout" svg:x1="9.096cm" svg:y1="14.025cm" svg:x2="11.705cm" svg:y2="17.17cm">
          <text:p/>
        </draw:line>
        <draw:line draw:style-name="gr4" draw:text-style-name="P6" draw:layer="layout" svg:x1="9.096cm" svg:y1="15.265cm" svg:x2="11.705cm" svg:y2="17.17cm">
          <text:p/>
        </draw:line>
        <draw:line draw:style-name="gr4" draw:text-style-name="P6" draw:layer="layout" svg:x1="9.096cm" svg:y1="16.265cm" svg:x2="11.674cm" svg:y2="16.995cm">
          <text:p/>
        </draw:line>
        <draw:line draw:style-name="gr4" draw:text-style-name="P6" draw:layer="layout" svg:x1="9.096cm" svg:y1="17.605cm" svg:x2="11.705cm" svg:y2="17.17cm">
          <text:p/>
        </draw:line>
        <draw:line draw:style-name="gr4" draw:text-style-name="P6" draw:layer="layout" svg:x1="9.164cm" svg:y1="12.035cm" svg:x2="11.705cm" svg:y2="17.17cm">
          <text:p/>
        </draw:line>
        <draw:line draw:style-name="gr4" draw:text-style-name="P6" draw:layer="layout" svg:x1="9.164cm" svg:y1="10.765cm" svg:x2="11.705cm" svg:y2="17.17cm">
          <text:p/>
        </draw:line>
        <draw:line draw:style-name="gr4" draw:text-style-name="P6" draw:layer="layout" svg:x1="9.164cm" svg:y1="9.495cm" svg:x2="11.705cm" svg:y2="17.17cm">
          <text:p/>
        </draw:line>
        <draw:line draw:style-name="gr4" draw:text-style-name="P6" draw:layer="layout" svg:x1="9.164cm" svg:y1="8.225cm" svg:x2="11.705cm" svg:y2="17.17cm">
          <text:p/>
        </draw:line>
        <draw:custom-shape draw:style-name="gr7" draw:text-style-name="P6" draw:layer="layout" svg:width="1.27cm" svg:height="2.54cm" svg:x="16.104cm" svg:y="11.365cm">
          <text:p/>
          <draw:enhanced-geometry svg:viewBox="0 0 21600 21600" draw:type="rectangle" draw:enhanced-path="M 0 0 L 21600 0 21600 21600 0 21600 0 0 Z N"/>
        </draw:custom-shape>
        <draw:line draw:style-name="gr4" draw:text-style-name="P6" draw:layer="layout" svg:x1="13.079cm" svg:y1="8.86cm" svg:x2="16.254cm" svg:y2="12.67cm">
          <text:p/>
        </draw:line>
        <draw:line draw:style-name="gr4" draw:text-style-name="P6" draw:layer="layout" svg:x1="13.079cm" svg:y1="12.67cm" svg:x2="16.255cm" svg:y2="12.67cm">
          <text:p/>
        </draw:line>
        <draw:line draw:style-name="gr4" draw:text-style-name="P6" draw:layer="layout" svg:x1="13.079cm" svg:y1="17.115cm" svg:x2="16.255cm" svg:y2="12.67cm">
          <text:p/>
        </draw:line>
        <draw:line draw:style-name="gr4" draw:text-style-name="P6" draw:layer="layout" svg:x1="17.379cm" svg:y1="12.67cm" svg:x2="20.555cm" svg:y2="12.67cm">
          <text:p/>
        </draw:line>
        <draw:frame draw:style-name="gr3" draw:text-style-name="P11" draw:layer="layout" svg:width="0.972cm" svg:height="1.195cm" svg:x="11.844cm" svg:y="8.276cm">
          <draw:text-box>
            <text:p><text:span text:style-name="T24">0</text:span></text:p>
          </draw:text-box>
        </draw:frame>
        <draw:frame draw:style-name="gr3" draw:text-style-name="P11" draw:layer="layout" svg:width="0.972cm" svg:height="1.195cm" svg:x="11.844cm" svg:y="12.077cm">
          <draw:text-box>
            <text:p><text:span text:style-name="T24">1</text:span></text:p>
          </draw:text-box>
        </draw:frame>
        <draw:frame draw:style-name="gr3" draw:text-style-name="P11" draw:layer="layout" svg:width="0.972cm" svg:height="1.195cm" svg:x="11.844cm" svg:y="16.278cm">
          <draw:text-box>
            <text:p><text:span text:style-name="T24">2</text:span></text:p>
          </draw:text-box>
        </draw:frame>
        <draw:frame draw:style-name="gr3" draw:text-style-name="P11" draw:layer="layout" svg:width="0.972cm" svg:height="1.195cm" svg:x="16.244cm" svg:y="11.979cm">
          <draw:text-box>
            <text:p><text:span text:style-name="T24">3</text:span></text:p>
          </draw:text-box>
        </draw:frame>
        <draw:frame draw:style-name="gr3" draw:text-style-name="P11" draw:layer="layout" svg:width="2.648cm" svg:height="2.139cm" svg:x="20.53cm" svg:y="11.451cm">
          <draw:text-box>
            <text:p><text:span text:style-name="T31">y'</text:span><text:span text:style-name="T24"> = 1</text:span></text:p>
            <text:p><text:span text:style-name="T31">y</text:span><text:span text:style-name="T24"> = -1</text:span></text:p>
          </draw:text-box>
        </draw:frame>
        <draw:frame draw:style-name="gr23" draw:text-style-name="P11" draw:layer="layout" svg:width="2.604cm" svg:height="2.139cm" svg:x="14.141cm" svg:y="15.561cm">
          <draw:text-box>
            <text:p><text:span text:style-name="T31">y'</text:span><text:span text:style-name="T24"> = ?</text:span></text:p>
            <text:p><text:span text:style-name="T31">y</text:span><text:span text:style-name="T24"> = 1</text:span></text:p>
          </draw:text-box>
        </draw:frame>
        <draw:frame draw:style-name="gr3" draw:text-style-name="P11" draw:layer="layout" svg:width="2.525cm" svg:height="2.139cm" svg:x="12.942cm" svg:y="11.462cm">
          <draw:text-box>
            <text:p><text:span text:style-name="T31">y'</text:span><text:span text:style-name="T24"> = ?</text:span></text:p>
            <text:p><text:span text:style-name="T31">y</text:span><text:span text:style-name="T24"> = 1</text:span></text:p>
          </draw:text-box>
        </draw:frame>
        <draw:frame draw:style-name="gr3" draw:text-style-name="P11" draw:layer="layout" svg:width="2.525cm" svg:height="2.139cm" svg:x="13.643cm" svg:y="7.363cm">
          <draw:text-box>
            <text:p><text:span text:style-name="T31">y'</text:span><text:span text:style-name="T24"> = ?</text:span></text:p>
            <text:p><text:span text:style-name="T31">y</text:span><text:span text:style-name="T24"> = 1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Kyodai_25_20Presentation" presentation:presentation-page-layout-name="AL2T1">
        <office:forms form:automatic-focus="false" form:apply-design-mode="false"/>
        <draw:frame draw:style-name="gr22" draw:layer="layout" svg:width="15.999cm" svg:height="5.669cm" svg:x="5.5cm" svg:y="10.811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presentation:style-name="pr7" draw:layer="layout" svg:width="25.199cm" svg:height="3.237cm" svg:x="1.27cm" svg:y="1.574cm" presentation:class="title">
          <draw:text-box>
            <text:p>解決策：逆伝搬法</text:p>
          </draw:text-box>
        </draw:frame>
        <draw:frame presentation:style-name="pr10" draw:layer="layout" svg:width="25.199cm" svg:height="13.795cm" svg:x="1.471cm" svg:y="4.445cm" presentation:class="outline" presentation:user-transformed="true">
          <draw:text-box>
            <text:list text:style-name="L2">
              <text:list-item>
                <text:p>出力層からエラーを後ろへ伝搬<text:line-break/><text:line-break/><text:line-break/><text:line-break/></text:p>
              </text:list-item>
              <text:list-item>
                <text:p>tanhの勾配も考慮<text:line-break/><text:line-break/><text:line-break/><text:line-break/><text:line-break/></text:p>
              </text:list-item>
              <text:list-item>
                <text:p>合わせて：</text:p>
              </text:list-item>
            </text:list>
          </draw:text-box>
        </draw:frame>
        <draw:custom-shape draw:style-name="gr7" draw:text-style-name="P6" draw:layer="layout" svg:width="1.27cm" svg:height="1cm" svg:x="9.54cm" svg:y="6.0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1.27cm" svg:height="0.875cm" svg:x="9.54cm" svg:y="7.3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1.27cm" svg:height="0.745cm" svg:x="9.54cm" svg:y="8.42cm">
          <text:p/>
          <draw:enhanced-geometry svg:viewBox="0 0 21600 21600" draw:type="rectangle" draw:enhanced-path="M 0 0 L 21600 0 21600 21600 0 21600 0 0 Z N"/>
        </draw:custom-shape>
        <draw:line draw:style-name="gr4" draw:text-style-name="P6" draw:layer="layout" svg:x1="9.525cm" svg:y1="6.625cm" svg:x2="6.985cm" svg:y2="7.895cm">
          <text:p/>
        </draw:line>
        <draw:line draw:style-name="gr4" draw:text-style-name="P6" draw:layer="layout" svg:x1="9.525cm" svg:y1="8.53cm" svg:x2="7.1cm" svg:y2="7.965cm">
          <text:p/>
        </draw:line>
        <draw:line draw:style-name="gr4" draw:text-style-name="P6" draw:layer="layout" svg:x1="9.525cm" svg:y1="7.895cm" svg:x2="6.985cm" svg:y2="7.895cm">
          <text:p/>
        </draw:line>
        <draw:frame draw:style-name="gr3" draw:layer="layout" svg:width="2.678cm" svg:height="0.962cm" svg:x="11.035cm" svg:y="5.955cm">
          <draw:text-box>
            <text:p>δ = -0.9</text:p>
          </draw:text-box>
        </draw:frame>
        <draw:frame draw:style-name="gr3" draw:layer="layout" svg:width="2.466cm" svg:height="0.962cm" svg:x="11.035cm" svg:y="7.155cm">
          <draw:text-box>
            <text:p>δ = 0.2</text:p>
          </draw:text-box>
        </draw:frame>
        <draw:frame draw:style-name="gr3" draw:layer="layout" svg:width="2.466cm" svg:height="0.962cm" svg:x="11.035cm" svg:y="8.455cm">
          <draw:text-box>
            <text:p>δ = 0.4</text:p>
          </draw:text-box>
        </draw:frame>
        <draw:custom-shape draw:style-name="gr24" draw:text-style-name="P6" draw:layer="layout" svg:width="1.27cm" svg:height="2.54cm" svg:x="5.84cm" svg:y="6.72cm">
          <text:p text:style-name="P6">j</text:p>
          <draw:enhanced-geometry svg:viewBox="0 0 21600 21600" draw:type="rectangle" draw:enhanced-path="M 0 0 L 21600 0 21600 21600 0 21600 0 0 Z N"/>
        </draw:custom-shape>
        <draw:frame draw:style-name="gr25" draw:text-style-name="P28" draw:layer="layout" svg:width="2.212cm" svg:height="0.962cm" svg:x="7.135cm" svg:y="5.955cm">
          <draw:text-box>
            <text:p><text:span text:style-name="T84">w=0.1</text:span></text:p>
          </draw:text-box>
        </draw:frame>
        <draw:frame draw:style-name="gr3" draw:text-style-name="P28" draw:layer="layout" svg:width="1.683cm" svg:height="0.962cm" svg:x="7.936cm" svg:y="7.055cm">
          <draw:text-box>
            <text:p><text:span text:style-name="T84">w=1</text:span></text:p>
          </draw:text-box>
        </draw:frame>
        <draw:frame draw:style-name="gr3" draw:text-style-name="P28" draw:layer="layout" svg:width="2.424cm" svg:height="0.962cm" svg:x="7.101cm" svg:y="8.53cm">
          <draw:text-box>
            <text:p><text:span text:style-name="T84">w=-0.3</text:span></text:p>
          </draw:text-box>
        </draw:frame>
        <draw:frame draw:style-name="gr5" draw:layer="layout" svg:width="5.946cm" svg:height="2.164cm" svg:x="14.469cm" svg:y="6.501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line draw:style-name="gr26" draw:text-style-name="P6" draw:layer="layout" svg:x1="10.68cm" svg:y1="13.305cm" svg:x2="20.84cm" svg:y2="12.47cm">
          <text:p/>
        </draw:line>
        <draw:line draw:style-name="gr26" draw:text-style-name="P6" draw:layer="layout" svg:x1="12.085cm" svg:y1="15.41cm" svg:x2="16.83cm" svg:y2="11.5cm">
          <text:p/>
        </draw:line>
        <draw:frame draw:style-name="gr5" draw:layer="layout" svg:width="20.32cm" svg:height="1.651cm" svg:x="4.032cm" svg:y="15.525cm">
          <draw:object xlink:href="./Object 9" xlink:type="simple" xlink:show="embed" xlink:actuate="onLoad"/>
          <draw:image xlink:href="./ObjectReplacements/Object 9" xlink:type="simple" xlink:show="embed" xlink:actuate="onLoad"/>
        </draw:frame>
        <draw:custom-shape draw:style-name="gr2" draw:text-style-name="P6" draw:layer="layout" svg:width="23.06cm" svg:height="4.01cm" svg:x="2.34cm" svg:y="5.71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23.06cm" svg:height="5.83cm" svg:x="2.34cm" svg:y="11.31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23.06cm" svg:height="2.385cm" svg:x="2.34cm" svg:y="18.415cm">
          <text:p/>
          <draw:enhanced-geometry svg:viewBox="0 0 21600 21600" draw:type="rectangle" draw:enhanced-path="M 0 0 L 21600 0 21600 21600 0 21600 0 0 Z N"/>
        </draw:custom-shape>
        <draw:frame draw:style-name="gr5" draw:layer="layout" svg:width="10.903cm" svg:height="1.875cm" svg:x="8.332cm" svg:y="18.626cm">
          <draw:object xlink:href="./Object 10" xlink:type="simple" xlink:show="embed" xlink:actuate="onLoad"/>
          <draw:image xlink:href="./ObjectReplacements/Object 10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Kyodai_25_20Presentation" presentation:presentation-page-layout-name="AL2T1">
        <office:forms form:automatic-focus="false" form:apply-design-mode="false"/>
        <draw:frame presentation:style-name="pr7" draw:layer="layout" svg:width="25.199cm" svg:height="3.237cm" svg:x="1.27cm" svg:y="1.574cm" presentation:class="title">
          <draw:text-box>
            <text:p>逆伝搬のコード</text:p>
          </draw:text-box>
        </draw:frame>
        <draw:frame draw:style-name="gr3" draw:text-style-name="P11" draw:layer="layout" svg:width="15.192cm" svg:height="14.629cm" svg:x="2.341cm" svg:y="4.576cm">
          <draw:text-box>
            <text:p><text:span text:style-name="T58">update_nn</text:span><text:span text:style-name="T32">(</text:span><text:span text:style-name="T59">network</text:span><text:span text:style-name="T55">, </text:span><text:span text:style-name="T60">phi</text:span><text:span text:style-name="T55">, </text:span><text:span text:style-name="T69">y'</text:span><text:span text:style-name="T32">)</text:span><text:span text:style-name="T32"><text:line-break/></text:span><text:span text:style-name="T32"><text:tab/></text:span><text:span text:style-name="T85">create</text:span><text:span text:style-name="T32"> array δ</text:span></text:p>
            <text:p><text:span text:style-name="T25"><text:s text:c="5"/></text:span><text:span text:style-name="T25"><text:tab/></text:span><text:span text:style-name="T85">calculate </text:span><text:span text:style-name="T86">y</text:span><text:span text:style-name="T55"> </text:span><text:span text:style-name="T87">using</text:span><text:span text:style-name="T88"> </text:span><text:span text:style-name="T89">predict_nn</text:span><text:span text:style-name="T63"><text:line-break/></text:span><text:span text:style-name="T63"> <text:s text:c="4"/></text:span><text:span text:style-name="T63"><text:tab/></text:span><text:span text:style-name="T71">for each</text:span><text:span text:style-name="T70"> node </text:span><text:span text:style-name="T55">j </text:span><text:span text:style-name="T90">in</text:span><text:span text:style-name="T55"> </text:span><text:span text:style-name="T70">reverse order:</text:span><text:span text:style-name="T70"><text:line-break/></text:span><text:span text:style-name="T70"><text:tab/></text:span><text:span text:style-name="T70"><text:tab/></text:span><text:span text:style-name="T71">if</text:span><text:span text:style-name="T70"> </text:span><text:span text:style-name="T55">j</text:span><text:span text:style-name="T70"> is the last node</text:span><text:span text:style-name="T70"><text:line-break/></text:span><text:span text:style-name="T70"><text:tab/></text:span><text:span text:style-name="T70"><text:tab/></text:span><text:span text:style-name="T70"><text:tab/></text:span><text:span text:style-name="T55">δ</text:span><text:span text:style-name="T91">j</text:span><text:span text:style-name="T70"> = </text:span><text:span text:style-name="T69">y'</text:span><text:span text:style-name="T70"> – </text:span><text:span text:style-name="T69">y</text:span><text:span text:style-name="T92">j</text:span><text:span text:style-name="T70"><text:line-break/></text:span><text:span text:style-name="T70"><text:tab/></text:span><text:span text:style-name="T70"><text:tab/></text:span><text:span text:style-name="T71">else</text:span><text:span text:style-name="T70"><text:line-break/></text:span><text:span text:style-name="T70"><text:tab/></text:span><text:span text:style-name="T70"><text:tab/></text:span><text:span text:style-name="T70"><text:tab/></text:span><text:span text:style-name="T55">δ</text:span><text:span text:style-name="T91">j</text:span><text:span text:style-name="T70"> =</text:span><text:span text:style-name="T70"><text:line-break/></text:span><text:span text:style-name="T70"><text:tab/></text:span><text:span text:style-name="T71">for each</text:span><text:span text:style-name="T70"> node </text:span><text:span text:style-name="T55">j</text:span><text:span text:style-name="T70">:</text:span><text:span text:style-name="T70"><text:line-break/></text:span><text:span text:style-name="T70"><text:tab/></text:span><text:span text:style-name="T70"><text:tab/></text:span><text:span text:style-name="T55">layer</text:span><text:span text:style-name="T70">, </text:span><text:span text:style-name="T59">w</text:span><text:span text:style-name="T70"> = </text:span><text:span text:style-name="T59">network</text:span><text:span text:style-name="T70">[j]</text:span><text:span text:style-name="T70"><text:line-break/></text:span><text:span text:style-name="T70"><text:tab/></text:span><text:span text:style-name="T70"><text:tab/></text:span><text:span text:style-name="T71">for each</text:span><text:span text:style-name="T70"> </text:span><text:span text:style-name="T55">name, val</text:span><text:span text:style-name="T70"> </text:span><text:span text:style-name="T71">in</text:span><text:span text:style-name="T70"> </text:span><text:span text:style-name="T69">y</text:span><text:span text:style-name="T70">[</text:span><text:span text:style-name="T55">layer</text:span><text:span text:style-name="T70">-1]:</text:span><text:span text:style-name="T70"><text:line-break/></text:span><text:span text:style-name="T70"><text:tab/></text:span><text:span text:style-name="T70"><text:tab/></text:span><text:span text:style-name="T70"><text:tab/></text:span><text:span text:style-name="T59">w</text:span><text:span text:style-name="T70">[</text:span><text:span text:style-name="T55">name</text:span><text:span text:style-name="T70">] += λ * δ</text:span><text:span text:style-name="T93">j</text:span><text:span text:style-name="T70"> * </text:span><text:span text:style-name="T55">val</text:span><text:span text:style-name="T70"><text:line-break/></text:span><text:span text:style-name="T70"><text:tab/></text:span><text:span text:style-name="T70"><text:tab/></text:span><text:span text:style-name="T70"><text:line-break/></text:span><text:span text:style-name="T70"><text:tab/></text:span></text:p>
          </draw:text-box>
        </draw:frame>
        <draw:custom-shape draw:style-name="gr2" draw:text-style-name="P6" draw:layer="layout" svg:width="23.06cm" svg:height="13.335cm" svg:x="2.34cm" svg:y="4.445cm">
          <text:p/>
          <draw:enhanced-geometry svg:viewBox="0 0 21600 21600" draw:type="rectangle" draw:enhanced-path="M 0 0 L 21600 0 21600 21600 0 21600 0 0 Z N"/>
        </draw:custom-shape>
        <draw:frame draw:style-name="gr5" draw:layer="layout" svg:width="6.35cm" svg:height="1.321cm" svg:x="7.48cm" svg:y="11.83cm">
          <draw:object xlink:href="./Object 12" xlink:type="simple" xlink:show="embed" xlink:actuate="onLoad"/>
          <draw:image xlink:href="./ObjectReplacements/Object 12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Kyodai_25_20Presentation" presentation:presentation-page-layout-name="AL2T1">
        <office:forms form:automatic-focus="false" form:apply-design-mode="false"/>
        <draw:frame presentation:style-name="pr7" draw:layer="layout" svg:width="25.199cm" svg:height="3.237cm" svg:x="1.27cm" svg:y="1.574cm" presentation:class="title">
          <draw:text-box>
            <text:p>学習コード</text:p>
          </draw:text-box>
        </draw:frame>
        <draw:frame presentation:style-name="pr14" draw:layer="layout" svg:width="25.199cm" svg:height="4.97cm" svg:x="1.471cm" svg:y="13.47cm" presentation:class="outline" presentation:user-transformed="true">
          <draw:text-box>
            <text:list text:style-name="L2">
              <text:list-item>
                <text:p>単純なパーセプトロンで、重みを０へ初期化</text:p>
              </text:list-item>
              <text:list-item>
                <text:p>NNではランダム初期化<text:line-break/>(全てのパーセプトロンが同一の値にならないよう)</text:p>
              </text:list-item>
            </text:list>
          </draw:text-box>
        </draw:frame>
        <draw:frame presentation:style-name="pr15" draw:layer="layout" svg:width="19.483cm" svg:height="6.979cm" svg:x="1.472cm" svg:y="5.081cm" presentation:class="outline" presentation:user-transformed="true">
          <draw:text-box>
            <text:list text:style-name="L2">
              <text:list-header>
                <text:p><text:span text:style-name="T94">create</text:span><text:span text:style-name="T8"> </text:span><text:span text:style-name="T95">network</text:span><text:span text:style-name="T96"><text:line-break/></text:span><text:span text:style-name="T97">randomize</text:span><text:span text:style-name="T98"> </text:span><text:span text:style-name="T95">network</text:span><text:span text:style-name="T98"> weights</text:span><text:span text:style-name="T8"><text:line-break/></text:span><text:span text:style-name="T94">for</text:span><text:span text:style-name="T8"> </text:span><text:span text:style-name="T96">I</text:span><text:span text:style-name="T8"> iterations</text:span><text:span text:style-name="T8"><text:line-break/></text:span><text:span text:style-name="T8"><text:tab/></text:span><text:span text:style-name="T94">for each </text:span><text:span text:style-name="T15">labeled pair </text:span><text:span text:style-name="T99">x</text:span><text:span text:style-name="T100">, </text:span><text:span text:style-name="T101">y</text:span><text:span text:style-name="T15"> in the data</text:span><text:span text:style-name="T15"><text:line-break/></text:span><text:span text:style-name="T15"><text:tab/></text:span><text:span text:style-name="T15"><text:tab/></text:span><text:span text:style-name="T102">phi</text:span><text:span text:style-name="T15"> = </text:span><text:span text:style-name="T103">create_features</text:span><text:span text:style-name="T15">(</text:span><text:span text:style-name="T14">x</text:span><text:span text:style-name="T15">)</text:span><text:span text:style-name="T15"><text:line-break/></text:span><text:span text:style-name="T15"><text:tab/></text:span><text:span text:style-name="T15"><text:tab/></text:span><text:span text:style-name="T103">update_nn</text:span><text:span text:style-name="T15">(</text:span><text:span text:style-name="T104">w</text:span><text:span text:style-name="T15">, </text:span><text:span text:style-name="T102">phi</text:span><text:span text:style-name="T15">, </text:span><text:span text:style-name="T105">y</text:span><text:span text:style-name="T15">)</text:span></text:p>
              </text:list-header>
            </text:list>
          </draw:text-box>
        </draw:frame>
        <draw:custom-shape draw:style-name="gr2" draw:text-style-name="P6" draw:layer="layout" svg:width="23.06cm" svg:height="7.834cm" svg:x="2.141cm" svg:y="4.881cm">
          <text:p/>
          <draw:enhanced-geometry svg:viewBox="0 0 21600 21600" draw:type="rectangle" draw:enhanced-path="M 0 0 L 21600 0 21600 21600 0 21600 0 0 Z N"/>
        </draw:custom-shape>
        <draw:path draw:style-name="gr4" draw:text-style-name="P6" draw:layer="layout" svg:width="9.428cm" svg:height="4.489cm" draw:transform="rotate (2.35619449019234) translate (22.225cm 13.335cm)" svg:viewBox="0 0 9429 4490" svg:d="m0 0c0 0 2694 4490 4490 4490s4939-4041 4939-4041">
          <text:p/>
        </draw:path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Kyodai_25_20Presentation" presentation:presentation-page-layout-name="AL2T1">
        <office:forms form:automatic-focus="false" form:apply-design-mode="false"/>
        <draw:frame presentation:style-name="pr7" draw:layer="layout" svg:width="25.199cm" svg:height="3.237cm" svg:x="1.27cm" svg:y="8.774cm" presentation:class="title" presentation:user-transformed="true">
          <draw:text-box>
            <text:p>演習課題</text:p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Kyodai_25_20Presentation" presentation:presentation-page-layout-name="AL2T1">
        <office:forms form:automatic-focus="false" form:apply-design-mode="false"/>
        <draw:frame presentation:style-name="pr7" draw:layer="layout" svg:width="25.199cm" svg:height="3.237cm" svg:x="1.27cm" svg:y="1.574cm" presentation:class="title">
          <draw:text-box>
            <text:p>演習課題 (1)</text:p>
          </draw:text-box>
        </draw:frame>
        <draw:frame presentation:style-name="pr12" draw:layer="layout" svg:width="25.199cm" svg:height="13.86cm" svg:x="1.471cm" svg:y="4.38cm" presentation:class="outline" presentation:user-transformed="true">
          <draw:text-box>
            <text:list text:style-name="L2">
              <text:list-item>
                <text:p><text:span text:style-name="T6">実装</text:span></text:p>
                <text:list>
                  <text:list-item>
                    <text:p>train-nn: NNを学習するプログラム</text:p>
                  </text:list-item>
                  <text:list-item>
                    <text:p>test-nn: NNを用いて予測するプログラム</text:p>
                  </text:list-item>
                </text:list>
              </text:list-item>
              <text:list-item>
                <text:p><text:span text:style-name="T6">テスト</text:span></text:p>
                <text:list>
                  <text:list-item>
                    <text:p><text:span text:style-name="T8">入力</text:span><text:span text:style-name="T8">: test/03-train-input.txt</text:span></text:p>
                  </text:list-item>
                  <text:list-item>
                    <text:p><text:span text:style-name="T8">学習</text:span><text:span text:style-name="T8">1</text:span><text:span text:style-name="T8">回、隠れ層</text:span><text:span text:style-name="T8">1</text:span><text:span text:style-name="T8">つ</text:span><text:span text:style-name="T8">,</text:span><text:span text:style-name="T8">隠れ層のノード</text:span><text:span text:style-name="T8">2</text:span><text:span text:style-name="T8">つ</text:span></text:p>
                  </text:list-item>
                  <text:list-item>
                    <text:p><text:span text:style-name="T8">更新を手で確認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Kyodai_25_20Presentation" presentation:presentation-page-layout-name="AL2T1">
        <draw:frame presentation:style-name="pr7" draw:layer="layout" svg:width="25.199cm" svg:height="3.237cm" svg:x="1.27cm" svg:y="1.574cm" presentation:class="title">
          <draw:text-box>
            <text:p>演習課題 (2)</text:p>
          </draw:text-box>
        </draw:frame>
        <draw:frame presentation:style-name="pr12" draw:layer="layout" svg:width="25.199cm" svg:height="13.86cm" svg:x="1.471cm" svg:y="5.08cm" presentation:class="outline">
          <draw:text-box>
            <text:list text:style-name="L2">
              <text:list-item>
                <text:p><text:span text:style-name="T6">学習</text:span> <text:span text:style-name="T106">data/titles-en-train.labeled</text:span></text:p>
              </text:list-item>
              <text:list-item>
                <text:p><text:span text:style-name="T6">予測</text:span> <text:span text:style-name="T106">data/titles-en-test.word</text:span></text:p>
              </text:list-item>
              <text:list-item>
                <text:p><text:span text:style-name="T6">評価 </text:span></text:p>
                <text:list>
                  <text:list-item>
                    <text:p><text:span text:style-name="T107">script/grade-prediction.py data-en/titles-en-test.labeled your_answer</text:span></text:p>
                  </text:list-item>
                </text:list>
              </text:list-item>
              <text:list-item>
                <text:p><text:span text:style-name="T108">比較</text:span></text:p>
                <text:list>
                  <text:list-item>
                    <text:p><text:span text:style-name="T27">単純なパーセプトロン、</text:span><text:span text:style-name="T27">SVM</text:span></text:p>
                  </text:list-item>
                  <text:list-item>
                    <text:p><text:span text:style-name="T27">様々な隠れ層の数、ノード数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Kyodai_25_20Presentation" presentation:presentation-page-layout-name="AL2T1">
        <draw:frame presentation:style-name="pr7" draw:layer="layout" svg:width="25.199cm" svg:height="3.237cm" svg:x="1.27cm" svg:y="8.574cm" presentation:class="title" presentation:user-transformed="true">
          <draw:text-box>
            <text:p>Thank You!</text:p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Blue" xlink:href="Pictures/1000000000000640000004B02C5236E4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ja" style:country-asian="JP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Kyodai_25_20Presentation-background" style:display-name="Kyodai%20Presentation-background" style:family="presentation">
      <style:graphic-properties draw:stroke="none" draw:fill="none"/>
      <style:text-properties style:letter-kerning="true"/>
    </style:style>
    <style:style style:name="Kyodai_25_20Presentation-backgroundobjects" style:display-name="Kyodai%20Presentation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Kyodai_25_20Presentation-notes" style:display-name="Kyodai%20Presentati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Kyodai_25_20Presentation-outline1" style:display-name="Kyodai%20Presentation-outline1" style:family="presentation">
      <style:graphic-properties draw:stroke="none" draw:fill="none">
        <text:list-style style:name="Kyodai_25_20Presentation-outline1" style:display-name="Kyodai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28pt" fo:font-style="normal" fo:text-shadow="none" style:text-underline-style="none" fo:font-weight="normal" style:letter-kerning="true" style:font-family-asian="TakaoGothic" style:font-style-name-asian="Regular" style:font-family-generic-asian="swiss" style:font-pitch-asian="variable" style:font-size-asian="28pt" style:font-style-asian="normal" style:font-weight-asian="normal" style:font-family-complex="'DejaVu Sans'" style:font-family-generic-complex="system" style:font-pitch-complex="variable" style:font-size-complex="28pt" style:font-style-complex="normal" style:font-weight-complex="normal" style:text-emphasize="none" style:font-relief="none"/>
    </style:style>
    <style:style style:name="Kyodai_25_20Presentation-outline2" style:display-name="Kyodai%20Presentation-outline2" style:family="presentation" style:parent-style-name="Kyodai_25_20Presentation-outline1">
      <style:paragraph-properties fo:margin-left="0cm" fo:margin-right="0cm" fo:margin-top="0cm" fo:margin-bottom="0.305cm" fo:text-indent="0cm"/>
      <style:text-properties fo:font-size="26pt" style:font-size-asian="26pt" style:font-size-complex="26pt"/>
    </style:style>
    <style:style style:name="Kyodai_25_20Presentation-outline3" style:display-name="Kyodai%20Presentation-outline3" style:family="presentation" style:parent-style-name="Kyodai_25_20Presentation-outline2">
      <style:paragraph-properties fo:margin-top="0cm" fo:margin-bottom="0.3cm"/>
      <style:text-properties fo:font-size="24pt" style:font-size-asian="24pt" style:font-size-complex="24pt"/>
    </style:style>
    <style:style style:name="Kyodai_25_20Presentation-outline4" style:display-name="Kyodai%20Presentation-outline4" style:family="presentation" style:parent-style-name="Kyodai_25_20Presentation-outline3">
      <style:paragraph-properties fo:margin-top="0cm" fo:margin-bottom="0.2cm"/>
      <style:text-properties fo:font-size="20pt" style:font-size-asian="20pt" style:font-size-complex="20pt"/>
    </style:style>
    <style:style style:name="Kyodai_25_20Presentation-outline5" style:display-name="Kyodai%20Presentation-outline5" style:family="presentation" style:parent-style-name="Kyodai_25_20Presentation-outline4">
      <style:paragraph-properties fo:margin-top="0cm" fo:margin-bottom="0.1cm"/>
      <style:text-properties fo:font-size="20pt" style:font-size-asian="20pt" style:font-size-complex="20pt"/>
    </style:style>
    <style:style style:name="Kyodai_25_20Presentation-outline6" style:display-name="Kyodai%20Presentation-outline6" style:family="presentation" style:parent-style-name="Kyodai_25_20Presentation-outline5">
      <style:paragraph-properties fo:margin-top="0cm" fo:margin-bottom="0.1cm"/>
      <style:text-properties fo:font-size="20pt" style:font-size-asian="20pt" style:font-size-complex="20pt"/>
    </style:style>
    <style:style style:name="Kyodai_25_20Presentation-outline7" style:display-name="Kyodai%20Presentation-outline7" style:family="presentation" style:parent-style-name="Kyodai_25_20Presentation-outline6">
      <style:paragraph-properties fo:margin-top="0cm" fo:margin-bottom="0.1cm"/>
      <style:text-properties fo:font-size="20pt" style:font-size-asian="20pt" style:font-size-complex="20pt"/>
    </style:style>
    <style:style style:name="Kyodai_25_20Presentation-outline8" style:display-name="Kyodai%20Presentation-outline8" style:family="presentation" style:parent-style-name="Kyodai_25_20Presentation-outline7">
      <style:paragraph-properties fo:margin-top="0cm" fo:margin-bottom="0.1cm"/>
      <style:text-properties fo:font-size="20pt" style:font-size-asian="20pt" style:font-size-complex="20pt"/>
    </style:style>
    <style:style style:name="Kyodai_25_20Presentation-outline9" style:display-name="Kyodai%20Presentation-outline9" style:family="presentation" style:parent-style-name="Kyodai_25_20Presentation-outline8">
      <style:paragraph-properties fo:margin-top="0cm" fo:margin-bottom="0.1cm"/>
      <style:text-properties fo:font-size="20pt" style:font-size-asian="20pt" style:font-size-complex="20pt"/>
    </style:style>
    <style:style style:name="Kyodai_25_20Presentation-subtitle" style:display-name="Kyodai%20Presentation-subtitle" style:family="presentation">
      <style:graphic-properties draw:stroke="none" draw:fill="none" draw:textarea-vertical-align="middle">
        <text:list-style style:name="Kyodai_25_20Presentation-subtitle" style:display-name="Kyodai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Kyodai_25_20Presentation-title" style:display-name="Kyodai%20Presentation-title" style:family="presentation">
      <style:graphic-properties draw:stroke="none" draw:fill="none" draw:textarea-vertical-align="middle">
        <text:list-style style:name="Kyodai_25_20Presentation-title" style:display-name="Kyodai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660000" style:text-outline="false" style:text-line-through-style="none" fo:font-family="Arial" style:font-family-generic="roman" style:font-pitch="variable" fo:font-size="40pt" fo:font-style="normal" fo:text-shadow="none" style:text-underline-style="none" fo:font-weight="normal" style:letter-kerning="true" style:font-family-asian="TakaoGothic" style:font-style-name-asian="Regular" style:font-family-generic-asian="swiss" style:font-pitch-asian="variable" style:font-size-asian="40pt" style:font-style-asian="normal" style:font-weight-asian="normal" style:font-family-complex="'DejaVu Sans'" style:font-family-generic-complex="system" style:font-pitch-complex="variable" style:font-size-complex="40pt" style:font-style-complex="normal" style:font-weight-complex="normal" style:text-emphasize="none" style:font-relief="none"/>
    </style:style>
    <style:style style:name="Blue-background" style:family="presentation">
      <style:graphic-properties draw:stroke="none" draw:fill="bitmap" draw:fill-image-name="Blue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name="Blue" draw:fill-image-width="0cm" draw:fill-image-height="0cm">
        <text:list-style style:name="Blu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28pt" fo:font-style="normal" fo:text-shadow="none" style:text-underline-style="none" fo:font-weight="normal" style:font-family-asian="'DejaVu Sans'" style:font-family-generic-asian="system" style:font-pitch-asian="variable" style:font-size-asian="28pt" style:font-style-asian="normal" style:font-weight-asian="normal" style:font-family-complex="'DejaVu Sans'" style:font-family-generic-complex="system" style:font-pitch-complex="variable" style:font-size-complex="28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Blue-outline3" style:family="presentation" style:parent-style-name="Blu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color="#000000" draw:fill="solid" draw:fill-color="#000066" draw:textarea-horizontal-align="right" draw:textarea-vertical-align="middle" draw:auto-grow-height="true" draw:auto-grow-width="false" fo:max-height="0cm" fo:min-height="1.02cm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Kyodai_25_20Presentation-backgroundobjects">
      <style:graphic-properties draw:stroke="none" draw:fill="none" draw:fill-color="#ffffff" draw:auto-grow-height="false" fo:min-height="1.449cm"/>
    </style:style>
    <style:style style:name="Mpr2" style:family="presentation" style:parent-style-name="Kyodai_25_20Presentation-backgroundobjects">
      <style:graphic-properties draw:stroke="none" draw:fill="none" draw:fill-color="#ffffff" draw:auto-grow-height="false" fo:min-height="1.397cm"/>
    </style:style>
    <style:style style:name="Mpr3" style:family="presentation" style:parent-style-name="Kyodai_25_20Presentation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Blue-title">
      <style:graphic-properties draw:fill-color="#ffffff" draw:auto-grow-height="false" fo:min-height="3.507cm"/>
    </style:style>
    <style:style style:name="Mpr5" style:family="presentation" style:parent-style-name="Blue-outline1">
      <style:graphic-properties draw:fill-color="#ffffff" draw:auto-grow-height="false" fo:min-height="13.86cm"/>
    </style:style>
    <style:style style:name="Mpr6" style:family="presentation" style:parent-style-name="Blue-backgroundobjects">
      <style:graphic-properties draw:stroke="none" draw:fill="none" draw:fill-color="#ffffff" draw:auto-grow-height="false" fo:min-height="1.449cm"/>
    </style:style>
    <style:style style:name="Mpr7" style:family="presentation" style:parent-style-name="Blue-backgroundobjects">
      <style:graphic-properties draw:stroke="none" draw:fill="none" draw:fill-color="#ffffff" draw:auto-grow-height="false" fo:min-height="1.485cm"/>
    </style:style>
    <style:style style:name="Mpr8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end"/>
    </style:style>
    <style:style style:name="MP5" style:family="paragraph">
      <style:paragraph-properties fo:text-align="end"/>
      <style:text-properties fo:color="#e6e6ff" fo:font-family="TakaoExGothic" style:font-family-generic="swiss" style:font-pitch="variable" fo:font-size="17pt" style:font-family-asian="TakaoExGothic" style:font-family-generic-asian="swiss" style:font-pitch-asian="variable" style:font-size-asian="17pt" style:font-size-complex="17pt"/>
    </style:style>
    <style:style style:name="MP6" style:family="paragraph">
      <style:paragraph-properties fo:text-align="center"/>
    </style:style>
    <style:style style:name="MP7" style:family="paragraph">
      <style:paragraph-properties fo:margin-left="0cm" fo:margin-right="0cm" fo:text-indent="0cm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10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1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e6e6ff" fo:font-family="TakaoExGothic" style:font-family-generic="swiss" style:font-pitch="variable" fo:font-size="17pt" style:font-family-asian="TakaoExGothic" style:font-family-generic-asian="swiss" style:font-pitch-asian="variable" style:font-size-asian="17pt" style:font-size-complex="17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Kyodai_25_20Presentation" style:display-name="Kyodai%20Presentation" style:page-layout-name="PM1" draw:style-name="Mdp1">
      <draw:frame presentation:style-name="Kyodai_25_20Presentation-title" draw:layer="backgroundobjects" svg:width="25.199cm" svg:height="3.237cm" svg:x="1.27cm" svg:y="1.574cm" presentation:class="title" presentation:placeholder="true">
        <draw:text-box/>
      </draw:frame>
      <draw:frame presentation:style-name="Kyodai_25_20Presentation-outline1" draw:layer="backgroundobjects" svg:width="25.199cm" svg:height="12.179cm" svg:x="1.471cm" svg:y="5.08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5" draw:layer="backgroundobjects" svg:width="28cm" svg:height="1.27cm" svg:x="-0.001cm" svg:y="0cm">
        <draw:text-box>
          <text:p text:style-name="MP4"><text:span text:style-name="MT2">NLP</text:span><text:span text:style-name="MT2">プログラミング勉強会</text:span><text:span text:style-name="MT2">10 – </text:span><text:span text:style-name="MT2">ニューラルネット</text:span></text:p>
        </draw:text-box>
      </draw:frame>
      <draw:frame draw:style-name="Mgr4" draw:text-style-name="MP6" draw:layer="backgroundobjects" svg:width="2.507cm" svg:height="0.716cm" svg:x="1.733cm" svg:y="0.3cm">
        <draw:image xlink:href="Pictures/10000201000001F40000008F5F5575FF.png" xlink:type="simple" xlink:show="embed" xlink:actuate="onLoad">
          <text:p/>
        </draw:image>
      </draw:frame>
      <draw:frame draw:style-name="Mgr4" draw:text-style-name="MP6" draw:layer="backgroundobjects" svg:width="1.397cm" svg:height="0.762cm" svg:x="0.178cm" svg:y="0.279cm">
        <draw:image xlink:href="Pictures/1000000000000064000000373C104831.png" xlink:type="simple" xlink:show="embed" xlink:actuate="onLoad">
          <text:p/>
        </draw:image>
      </draw:frame>
      <presentation:notes style:page-layout-name="PM2">
        <draw:page-thumbnail presentation:style-name="Kyodai_25_20Presentation-title" draw:layer="backgroundobjects" svg:width="13.968cm" svg:height="10.476cm" svg:x="3.81cm" svg:y="2.123cm" presentation:class="page"/>
        <draw:frame presentation:style-name="Kyodai_25_20Presentation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Blue" style:page-layout-name="PM1" draw:style-name="Mdp2">
      <draw:frame presentation:style-name="Mpr4" draw:layer="backgroundobjects" svg:width="25.199cm" svg:height="3.506cm" svg:x="1.301cm" svg:y="0cm" presentation:class="title">
        <draw:text-box>
          <text:p text:style-name="MP7">Muokkaa otsikon tekstimuotoa napsauttamalla</text:p>
        </draw:text-box>
      </draw:frame>
      <draw:frame presentation:style-name="Mpr5" draw:text-style-name="MP8" draw:layer="backgroundobjects" svg:width="25.199cm" svg:height="13.859cm" svg:x="1.4cm" svg:y="4.914cm" presentation:class="outline">
        <draw:text-box>
          <text:list text:style-name="ML3">
            <text:list-item>
              <text:p text:style-name="MP7">Muokkaa jäsennyksen tekstimuotoa napsauttamalla</text:p>
              <text:list>
                <text:list-item>
                  <text:p text:style-name="MP7">Toinen jäsennystaso</text:p>
                  <text:list>
                    <text:list-item>
                      <text:p text:style-name="MP7">Kolmas jäsennystaso</text:p>
                      <text:list>
                        <text:list-item>
                          <text:p text:style-name="MP7">Neljäs jäsennystaso</text:p>
                          <text:list>
                            <text:list-item>
                              <text:p text:style-name="MP7">Viides jäsennystaso</text:p>
                              <text:list>
                                <text:list-item>
                                  <text:p text:style-name="MP7">Kuudes jäsennystaso</text:p>
                                  <text:list>
                                    <text:list-item>
                                      <text:p text:style-name="MP7">Seitsemäs jäsennystaso</text:p>
                                      <text:list>
                                        <text:list-item>
                                          <text:p text:style-name="MP7">Kahdeksas jäsennystaso</text:p>
                                          <text:list>
                                            <text:list-item>
                                              <text:p text:style-name="MP7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9" draw:layer="backgroundobjects" svg:width="6.523cm" svg:height="1.448cm" svg:x="1.4cm" svg:y="19.131cm" presentation:class="date-time">
        <draw:text-box>
          <text:p text:style-name="MP9"><text:span text:style-name="MT1"><presentation:date-time/></text:span></text:p>
        </draw:text-box>
      </draw:frame>
      <draw:frame presentation:style-name="Mpr6" draw:text-style-name="MP10" draw:layer="backgroundobjects" svg:width="8.875cm" svg:height="1.448cm" svg:x="9.576cm" svg:y="19.131cm" presentation:class="footer">
        <draw:text-box>
          <text:p text:style-name="MP10"><text:span text:style-name="MT1"><presentation:footer/></text:span></text:p>
        </draw:text-box>
      </draw:frame>
      <draw:frame presentation:style-name="Mpr6" draw:text-style-name="MP11" draw:layer="backgroundobjects" svg:width="6.523cm" svg:height="1.448cm" svg:x="20.075cm" svg:y="19.131cm" presentation:class="page-number">
        <draw:text-box>
          <text:p text:style-name="MP11"><text:span text:style-name="MT1"><text:page-number>&lt;number&gt;</text:page-number></text:span></text:p>
        </draw:text-box>
      </draw:frame>
      <presentation:notes style:page-layout-name="PM2">
        <draw:page-thumbnail presentation:style-name="Blue-title" draw:layer="backgroundobjects" svg:width="14.848cm" svg:height="11.135cm" svg:x="3.075cm" svg:y="2.257cm" presentation:class="page"/>
        <draw:frame presentation:style-name="Blu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9" draw:layer="backgroundobjects" svg:width="9.112cm" svg:height="1.484cm" svg:x="0cm" svg:y="0cm" presentation:class="header">
          <draw:text-box>
            <text:p text:style-name="MP9"><text:span text:style-name="MT1"><presentation:header/></text:span></text:p>
          </draw:text-box>
        </draw:frame>
        <draw:frame presentation:style-name="Mpr7" draw:text-style-name="MP11" draw:layer="backgroundobjects" svg:width="9.112cm" svg:height="1.484cm" svg:x="11.887cm" svg:y="0cm" presentation:class="date-time">
          <draw:text-box>
            <text:p text:style-name="MP11"><text:span text:style-name="MT1"><presentation:date-time/></text:span></text:p>
          </draw:text-box>
        </draw:frame>
        <draw:frame presentation:style-name="Mpr8" draw:text-style-name="MP9" draw:layer="backgroundobjects" svg:width="9.112cm" svg:height="1.484cm" svg:x="0cm" svg:y="28.215cm" presentation:class="footer">
          <draw:text-box>
            <text:p text:style-name="MP9"><text:span text:style-name="MT1"><presentation:footer/></text:span></text:p>
          </draw:text-box>
        </draw:frame>
        <draw:frame presentation:style-name="Mpr8" draw:text-style-name="MP11" draw:layer="backgroundobjects" svg:width="9.112cm" svg:height="1.484cm" svg:x="11.887cm" svg:y="28.215cm" presentation:class="page-number">
          <draw:text-box>
            <text:p text:style-name="MP11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Graham Neubig</meta:initial-creator>
    <meta:creation-date>2009-01-20T18:02:08</meta:creation-date>
    <meta:editing-duration>P7DT17H17M38S</meta:editing-duration>
    <meta:editing-cycles>580</meta:editing-cycles>
    <dc:date>2013-07-22T18:20:20</dc:date>
    <dc:creator>Graham Neubig</dc:creator>
    <meta:generator>LibreOffice/3.5$Linux_x86 LibreOffice_project/350m1$Build-2</meta:generator>
    <meta:document-statistic meta:object-count="872"/>
    <meta:user-defined meta:name="情報 1"/>
    <meta:user-defined meta:name="情報 2"/>
    <meta:user-defined meta:name="情報 3"/>
    <meta:user-defined meta:name="情報 4"/>
  </office:meta>
</office:document-meta>
</file>

<file path=Object 10/content.xml><?xml version="1.0" encoding="utf-8"?>
<math xmlns="http://www.w3.org/1998/Math/MathML">
  <semantics>
    <mrow>
      <mrow>
        <msub>
          <mo stretchy="false">δ</mo>
          <mi>j</mi>
        </msub>
        <mo stretchy="false">=</mo>
        <mrow>
          <mo stretchy="false">(</mo>
          <mrow>
            <mrow>
              <mn>1</mn>
              <mo stretchy="false">−</mo>
              <mstyle color="red">
                <mrow>
                  <msubsup>
                    <mi>y</mi>
                    <mi>j</mi>
                    <mn>2</mn>
                  </msubsup>
                </mrow>
              </mstyle>
            </mrow>
          </mrow>
          <mo stretchy="false">)</mo>
        </mrow>
      </mrow>
      <mrow>
        <msub>
          <mo stretchy="false">∑</mo>
          <mi>i</mi>
        </msub>
        <msub>
          <mo stretchy="false">δ</mo>
          <mi>i</mi>
        </msub>
      </mrow>
      <mstyle color="green">
        <mrow>
          <mrow>
            <msub>
              <mi>w</mi>
              <mrow>
                <mi>j</mi>
                <mi>,</mi>
                <mi>i</mi>
              </mrow>
            </msub>
          </mrow>
        </mrow>
      </mstyle>
    </mrow>
    <annotation encoding="StarMath 5.0">%delta_j = (1-color red y_j^2) sum_i %delta_i color green {w_{j,i}}</annotation>
  </semantics>
</math>
</file>

<file path=Object 11/content.xml><?xml version="1.0" encoding="utf-8"?>
<math xmlns="http://www.w3.org/1998/Math/MathML">
  <semantics>
    <mrow>
      <mtext>sign</mtext>
      <mrow>
        <mo stretchy="false">(</mo>
        <mrow>
          <mrow>
            <mrow>
              <msubsup>
                <mo stretchy="false">∑</mo>
                <mrow>
                  <mrow>
                    <mi>i</mi>
                    <mo stretchy="false">=</mo>
                    <mn>1</mn>
                  </mrow>
                </mrow>
                <mi>I</mi>
              </msubsup>
              <mstyle color="green">
                <mrow>
                  <msub>
                    <mi>w</mi>
                    <mi>i</mi>
                  </msub>
                </mrow>
              </mstyle>
            </mrow>
            <mo stretchy="false">⋅</mo>
            <mstyle color="fuchsia">
              <mrow>
                <msub>
                  <mo stretchy="false">ϕ</mo>
                  <mi>i</mi>
                </msub>
              </mrow>
            </mstyle>
          </mrow>
          <mrow>
            <mo stretchy="false">(</mo>
            <mrow>
              <mstyle color="blue">
                <mrow>
                  <mi>x</mi>
                </mrow>
              </mstyle>
            </mrow>
            <mo stretchy="false">)</mo>
          </mrow>
        </mrow>
        <mo stretchy="false">)</mo>
      </mrow>
    </mrow>
    <annotation encoding="StarMath 5.0">"sign"(sum_{i=1}^I color green w_i cdot color magenta %phi_i(color blue x))</annotation>
  </semantics>
</math>
</file>

<file path=Object 12/content.xml><?xml version="1.0" encoding="utf-8"?>
<math xmlns="http://www.w3.org/1998/Math/MathML">
  <semantics>
    <mrow>
      <mrow>
        <mo stretchy="false">(</mo>
        <mrow>
          <mrow>
            <mn>1</mn>
            <mo stretchy="false">−</mo>
            <mstyle color="red">
              <mrow>
                <msubsup>
                  <mi>y</mi>
                  <mi>j</mi>
                  <mn>2</mn>
                </msubsup>
              </mrow>
            </mstyle>
          </mrow>
        </mrow>
        <mo stretchy="false">)</mo>
      </mrow>
      <mrow>
        <msub>
          <mo stretchy="false">∑</mo>
          <mi>i</mi>
        </msub>
        <msub>
          <mo stretchy="false">δ</mo>
          <mi>i</mi>
        </msub>
      </mrow>
      <mstyle color="green">
        <mrow>
          <mrow>
            <msub>
              <mi>w</mi>
              <mrow>
                <mi>j</mi>
                <mi>,</mi>
                <mi>i</mi>
              </mrow>
            </msub>
          </mrow>
        </mrow>
      </mstyle>
    </mrow>
    <annotation encoding="StarMath 5.0">(1-color red y_j^2) sum_i %delta_i color green {w_{j,i}}</annotation>
  </semantics>
</math>
</file>

<file path=Object 13/content.xml><?xml version="1.0" encoding="utf-8"?>
<math xmlns="http://www.w3.org/1998/Math/MathML">
  <semantics>
    <mrow>
      <mtable>
        <mtr>
          <mtd>
            <mrow>
              <mstyle color="red">
                <mrow>
                  <mi>y</mi>
                </mrow>
              </mstyle>
            </mrow>
          </mtd>
          <mtd>
            <mrow>
              <mtext>=</mtext>
            </mrow>
          </mtd>
          <mtd>
            <mrow>
              <mtext>sign</mtext>
              <mrow>
                <mo stretchy="false">(</mo>
                <mrow>
                  <mrow>
                    <mstyle color="green">
                      <mrow>
                        <mstyle mathvariant="bold">
                          <mrow>
                            <mi>w</mi>
                          </mrow>
                        </mstyle>
                      </mrow>
                    </mstyle>
                    <mo stretchy="false">⋅</mo>
                    <mstyle color="fuchsia">
                      <mrow>
                        <mstyle mathvariant="bold">
                          <mrow>
                            <mo stretchy="false">ϕ</mo>
                          </mrow>
                        </mstyle>
                      </mrow>
                    </mstyle>
                  </mrow>
                  <mrow>
                    <mo stretchy="false">(</mo>
                    <mrow>
                      <mstyle color="blue">
                        <mrow>
                          <mi>x</mi>
                        </mrow>
                      </mstyle>
                    </mrow>
                    <mo stretchy="false">)</mo>
                  </mrow>
                </mrow>
                <mo stretchy="false">)</mo>
              </mrow>
            </mrow>
          </mtd>
        </mtr>
        <mtr>
          <mtd>
            <mrow>
              <mrow/>
            </mrow>
          </mtd>
          <mtd>
            <mrow>
              <mtext>=</mtext>
            </mrow>
          </mtd>
          <mtd>
            <mrow>
              <mtext>sign</mtext>
              <mrow>
                <mo stretchy="false">(</mo>
                <mrow>
                  <mrow>
                    <mrow>
                      <msubsup>
                        <mo stretchy="false">∑</mo>
                        <mrow>
                          <mrow>
                            <mi>i</mi>
                            <mo stretchy="false">=</mo>
                            <mn>1</mn>
                          </mrow>
                        </mrow>
                        <mi>I</mi>
                      </msubsup>
                      <mstyle color="green">
                        <mrow>
                          <msub>
                            <mi>w</mi>
                            <mi>i</mi>
                          </msub>
                        </mrow>
                      </mstyle>
                    </mrow>
                    <mo stretchy="false">⋅</mo>
                    <mstyle color="fuchsia">
                      <mrow>
                        <msub>
                          <mo stretchy="false">ϕ</mo>
                          <mi>i</mi>
                        </msub>
                      </mrow>
                    </mstyle>
                  </mrow>
                  <mrow>
                    <mo stretchy="false">(</mo>
                    <mrow>
                      <mstyle color="blue">
                        <mrow>
                          <mi>x</mi>
                        </mrow>
                      </mstyle>
                    </mrow>
                    <mo stretchy="false">)</mo>
                  </mrow>
                </mrow>
                <mo stretchy="false">)</mo>
              </mrow>
            </mrow>
          </mtd>
        </mtr>
      </mtable>
    </mrow>
    <annotation encoding="StarMath 5.0">matrix{color red y # "=" # "sign"(color green bold w cdot color magenta bold %phi(color blue x)) ##
{} # "=" # "sign"(sum_{i=1}^I color green w_i cdot color magenta %phi_i(color blue x))}</annotation>
  </semantics>
</math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-4" chart:maximum="4" chart:reverse-direction="false" text:line-break="false" chart:link-data-style-to-source="false" chart:axis-position="0"/>
      <style:graphic-properties svg:stroke-color="#b3b3b3"/>
      <style:text-properties fo:font-size="20pt" style:font-size-asian="20pt" style:font-size-complex="10pt"/>
    </style:style>
    <style:style style:name="ch4" style:family="chart">
      <style:chart-properties chart:auto-position="true" style:rotation-angle="0"/>
      <style:text-properties fo:font-size="20pt" style:font-size-asian="20pt" style:font-size-complex="9pt"/>
    </style:style>
    <style:style style:name="ch5" style:family="chart" style:data-style-name="N0">
      <style:chart-properties chart:display-label="true" chart:logarithmic="false" chart:interval-major="1" chart:reverse-direction="false" text:line-break="false" chart:link-data-style-to-source="false" chart:axis-position="0"/>
      <style:graphic-properties svg:stroke-color="#b3b3b3"/>
      <style:text-properties fo:font-size="20pt" style:font-size-asian="20pt" style:font-size-complex="10pt"/>
    </style:style>
    <style:style style:name="ch6" style:family="chart">
      <style:chart-properties chart:auto-position="true" style:rotation-angle="90"/>
      <style:text-properties fo:font-size="20pt" style:font-size-asian="20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7.051cm" xlink:href="." xlink:type="simple" chart:class="chart:scatter" chart:style-name="ch1">
        <chart:plot-area chart:style-name="ch2" chart:data-source-has-labels="both" svg:x="1.989cm" svg:y="0.699cm" svg:width="13.371cm" svg:height="4.572cm">
          <chartooo:coordinate-region svg:x="2.308cm" svg:y="1.097cm" svg:width="12.852cm" svg:height="3.777cm"/>
          <chart:axis chart:dimension="x" chart:name="primary-x" chart:style-name="ch3" chartooo:axis-type="auto">
            <chart:title svg:x="7.078cm" svg:y="5.412cm" chart:style-name="ch4">
              <text:p>sign(φ*x)</text:p>
            </chart:title>
            <chart:categories table:cell-range-address="local-table.$A$2:.$A$5"/>
          </chart:axis>
          <chart:axis chart:dimension="y" chart:name="primary-y" chart:style-name="ch5">
            <chart:title svg:x="0.451cm" svg:y="3.297cm" chart:style-name="ch6">
              <text:p>y</text:p>
            </chart:title>
            <chart:grid chart:style-name="ch7" chart:class="major"/>
          </chart:axis>
          <chart:series chart:style-name="ch8" chart:values-cell-range-address="local-table.$C$2:.$C$5" chart:label-cell-address="local-table.$C$1" chart:class="chart:scatter">
            <chart:domain table:cell-range-address="local-table.$B$2:.$B$5"/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4">
                <text:p>-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math xmlns="http://www.w3.org/1998/Math/MathML">
  <semantics>
    <mrow>
      <mrow>
        <mstyle color="red">
          <mrow>
            <mi>y</mi>
          </mrow>
        </mstyle>
        <mo stretchy="false">=</mo>
        <mtext>sign</mtext>
      </mrow>
      <mrow>
        <mo stretchy="false">(</mo>
        <mrow>
          <mrow>
            <mstyle color="green">
              <mrow>
                <mstyle mathvariant="bold">
                  <mrow>
                    <mi>w</mi>
                  </mrow>
                </mstyle>
              </mrow>
            </mstyle>
            <mo stretchy="false">⋅</mo>
            <mstyle color="fuchsia">
              <mrow>
                <mstyle mathvariant="bold">
                  <mrow>
                    <mo stretchy="false">ϕ</mo>
                  </mrow>
                </mstyle>
              </mrow>
            </mstyle>
          </mrow>
          <mrow>
            <mo stretchy="false">(</mo>
            <mrow>
              <mstyle color="blue">
                <mrow>
                  <mi>x</mi>
                </mrow>
              </mstyle>
            </mrow>
            <mo stretchy="false">)</mo>
          </mrow>
        </mrow>
        <mo stretchy="false">)</mo>
      </mrow>
    </mrow>
    <annotation encoding="StarMath 5.0">color red y = "sign"(color green bold w cdot color magenta bold %phi(color blue x))</annotation>
  </semantics>
</math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-4" chart:maximum="4" chart:reverse-direction="false" text:line-break="false" chart:link-data-style-to-source="false" chart:axis-position="0"/>
      <style:graphic-properties svg:stroke-color="#b3b3b3"/>
      <style:text-properties fo:font-size="20pt" style:font-size-asian="20pt" style:font-size-complex="10pt"/>
    </style:style>
    <style:style style:name="ch4" style:family="chart">
      <style:chart-properties chart:auto-position="true" style:rotation-angle="0"/>
      <style:text-properties fo:font-size="20pt" style:font-size-asian="20pt" style:font-size-complex="9pt"/>
    </style:style>
    <style:style style:name="ch5" style:family="chart" style:data-style-name="N0">
      <style:chart-properties chart:display-label="true" chart:logarithmic="false" chart:interval-major="1" chart:reverse-direction="false" text:line-break="false" chart:link-data-style-to-source="false" chart:axis-position="0"/>
      <style:graphic-properties svg:stroke-color="#b3b3b3"/>
      <style:text-properties fo:font-size="20pt" style:font-size-asian="20pt" style:font-size-complex="10pt"/>
    </style:style>
    <style:style style:name="ch6" style:family="chart">
      <style:chart-properties chart:auto-position="true" style:rotation-angle="90"/>
      <style:text-properties fo:font-size="20pt" style:font-size-asian="20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7.14cm" xlink:href="." xlink:type="simple" chart:class="chart:scatter" chart:style-name="ch1">
        <chart:plot-area chart:style-name="ch2" chart:data-source-has-labels="both" svg:x="1.989cm" svg:y="0.703cm" svg:width="13.371cm" svg:height="4.656cm">
          <chartooo:coordinate-region svg:x="2.308cm" svg:y="1.101cm" svg:width="12.852cm" svg:height="3.861cm"/>
          <chart:axis chart:dimension="x" chart:name="primary-x" chart:style-name="ch3" chartooo:axis-type="auto">
            <chart:title svg:x="7.039cm" svg:y="5.501cm" chart:style-name="ch4">
              <text:p>tanh(φ*x)</text:p>
            </chart:title>
            <chart:categories table:cell-range-address="local-table.$A$2:.$A$42"/>
          </chart:axis>
          <chart:axis chart:dimension="y" chart:name="primary-y" chart:style-name="ch5">
            <chart:title svg:x="0.451cm" svg:y="3.343cm" chart:style-name="ch6">
              <text:p>y</text:p>
            </chart:title>
            <chart:grid chart:style-name="ch7" chart:class="major"/>
          </chart:axis>
          <chart:series chart:style-name="ch8" chart:values-cell-range-address="local-table.$C$2:.$C$42" chart:label-cell-address="local-table.$C$1" chart:class="chart:scatter">
            <chart:domain table:cell-range-address="local-table.$B$2:.$B$42"/>
            <chart:data-point chart:repeated="4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4">
                <text:p>-4</text:p>
              </table:table-cell>
              <table:table-cell office:value-type="float" office:value="-0.999329299739067">
                <text:p>-0.999329299739067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3.8">
                <text:p>-3.8</text:p>
              </table:table-cell>
              <table:table-cell office:value-type="float" office:value="-0.998999597785841">
                <text:p>-0.99899959778584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3.6">
                <text:p>-3.6</text:p>
              </table:table-cell>
              <table:table-cell office:value-type="float" office:value="-0.998507942332327">
                <text:p>-0.99850794233232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3.4">
                <text:p>-3.4</text:p>
              </table:table-cell>
              <table:table-cell office:value-type="float" office:value="-0.997774927934279">
                <text:p>-0.99777492793427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3.2">
                <text:p>-3.2</text:p>
              </table:table-cell>
              <table:table-cell office:value-type="float" office:value="-0.996682397839651">
                <text:p>-0.99668239783965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3">
                <text:p>-3</text:p>
              </table:table-cell>
              <table:table-cell office:value-type="float" office:value="-0.99505475368673">
                <text:p>-0.9950547536867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2.8">
                <text:p>-2.8</text:p>
              </table:table-cell>
              <table:table-cell office:value-type="float" office:value="-0.992631520201128">
                <text:p>-0.99263152020112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2.6">
                <text:p>-2.6</text:p>
              </table:table-cell>
              <table:table-cell office:value-type="float" office:value="-0.989027402201099">
                <text:p>-0.98902740220109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2.4">
                <text:p>-2.4</text:p>
              </table:table-cell>
              <table:table-cell office:value-type="float" office:value="-0.98367485769368">
                <text:p>-0.9836748576936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2.2">
                <text:p>-2.2</text:p>
              </table:table-cell>
              <table:table-cell office:value-type="float" office:value="-0.975743130031451">
                <text:p>-0.97574313003145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2">
                <text:p>-2</text:p>
              </table:table-cell>
              <table:table-cell office:value-type="float" office:value="-0.964027580075817">
                <text:p>-0.96402758007581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1.8">
                <text:p>-1.8</text:p>
              </table:table-cell>
              <table:table-cell office:value-type="float" office:value="-0.946806012846268">
                <text:p>-0.94680601284626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1.6">
                <text:p>-1.6</text:p>
              </table:table-cell>
              <table:table-cell office:value-type="float" office:value="-0.921668554406471">
                <text:p>-0.92166855440647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1.4">
                <text:p>-1.4</text:p>
              </table:table-cell>
              <table:table-cell office:value-type="float" office:value="-0.885351648202262">
                <text:p>-0.88535164820226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1.2">
                <text:p>-1.2</text:p>
              </table:table-cell>
              <table:table-cell office:value-type="float" office:value="-0.833654607012154">
                <text:p>-0.83365460701215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.999999999999997">
                <text:p>-0.999999999999997</text:p>
              </table:table-cell>
              <table:table-cell office:value-type="float" office:value="-0.761594155955764">
                <text:p>-0.76159415595576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799999999999997">
                <text:p>-0.799999999999997</text:p>
              </table:table-cell>
              <table:table-cell office:value-type="float" office:value="-0.664036770267847">
                <text:p>-0.66403677026784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0.599999999999997">
                <text:p>-0.599999999999997</text:p>
              </table:table-cell>
              <table:table-cell office:value-type="float" office:value="-0.537049566998033">
                <text:p>-0.53704956699803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0.399999999999997">
                <text:p>-0.399999999999997</text:p>
              </table:table-cell>
              <table:table-cell office:value-type="float" office:value="-0.379948962255222">
                <text:p>-0.37994896225522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0.199999999999997">
                <text:p>-0.199999999999997</text:p>
              </table:table-cell>
              <table:table-cell office:value-type="float" office:value="-0.197375320224901">
                <text:p>-0.19737532022490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.5527136788005E-015">
                <text:p>3.5527136788005E-015</text:p>
              </table:table-cell>
              <table:table-cell office:value-type="float" office:value="3.5527136788005E-015">
                <text:p>3.5527136788005E-01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00000000000004">
                <text:p>0.200000000000004</text:p>
              </table:table-cell>
              <table:table-cell office:value-type="float" office:value="0.197375320224908">
                <text:p>0.19737532022490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00000000000004">
                <text:p>0.400000000000004</text:p>
              </table:table-cell>
              <table:table-cell office:value-type="float" office:value="0.379948962255228">
                <text:p>0.37994896225522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600000000000004">
                <text:p>0.600000000000004</text:p>
              </table:table-cell>
              <table:table-cell office:value-type="float" office:value="0.537049566998038">
                <text:p>0.53704956699803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800000000000004">
                <text:p>0.800000000000004</text:p>
              </table:table-cell>
              <table:table-cell office:value-type="float" office:value="0.664036770267851">
                <text:p>0.66403677026785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">
                <text:p>1</text:p>
              </table:table-cell>
              <table:table-cell office:value-type="float" office:value="0.761594155955767">
                <text:p>0.76159415595576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2">
                <text:p>1.2</text:p>
              </table:table-cell>
              <table:table-cell office:value-type="float" office:value="0.833654607012157">
                <text:p>0.83365460701215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4">
                <text:p>1.4</text:p>
              </table:table-cell>
              <table:table-cell office:value-type="float" office:value="0.885351648202263">
                <text:p>0.88535164820226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60000000000001">
                <text:p>1.60000000000001</text:p>
              </table:table-cell>
              <table:table-cell office:value-type="float" office:value="0.921668554406472">
                <text:p>0.92166855440647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80000000000001">
                <text:p>1.80000000000001</text:p>
              </table:table-cell>
              <table:table-cell office:value-type="float" office:value="0.946806012846269">
                <text:p>0.94680601284626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.00000000000001">
                <text:p>2.00000000000001</text:p>
              </table:table-cell>
              <table:table-cell office:value-type="float" office:value="0.964027580075817">
                <text:p>0.96402758007581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.20000000000001">
                <text:p>2.20000000000001</text:p>
              </table:table-cell>
              <table:table-cell office:value-type="float" office:value="0.975743130031452">
                <text:p>0.97574313003145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.40000000000001">
                <text:p>2.40000000000001</text:p>
              </table:table-cell>
              <table:table-cell office:value-type="float" office:value="0.98367485769368">
                <text:p>0.9836748576936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.60000000000001">
                <text:p>2.60000000000001</text:p>
              </table:table-cell>
              <table:table-cell office:value-type="float" office:value="0.989027402201099">
                <text:p>0.98902740220109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.80000000000001">
                <text:p>2.80000000000001</text:p>
              </table:table-cell>
              <table:table-cell office:value-type="float" office:value="0.992631520201128">
                <text:p>0.99263152020112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.00000000000001">
                <text:p>3.00000000000001</text:p>
              </table:table-cell>
              <table:table-cell office:value-type="float" office:value="0.99505475368673">
                <text:p>0.9950547536867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.20000000000001">
                <text:p>3.20000000000001</text:p>
              </table:table-cell>
              <table:table-cell office:value-type="float" office:value="0.996682397839651">
                <text:p>0.99668239783965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.40000000000001">
                <text:p>3.40000000000001</text:p>
              </table:table-cell>
              <table:table-cell office:value-type="float" office:value="0.997774927934279">
                <text:p>0.99777492793427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.60000000000001">
                <text:p>3.60000000000001</text:p>
              </table:table-cell>
              <table:table-cell office:value-type="float" office:value="0.998507942332327">
                <text:p>0.99850794233232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.80000000000001">
                <text:p>3.80000000000001</text:p>
              </table:table-cell>
              <table:table-cell office:value-type="float" office:value="0.998999597785841">
                <text:p>0.99899959778584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.80000000000001">
                <text:p>4.80000000000001</text:p>
              </table:table-cell>
              <table:table-cell office:value-type="float" office:value="0.99986455170076">
                <text:p>0.9998645517007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5/content.xml><?xml version="1.0" encoding="utf-8"?>
<math xmlns="http://www.w3.org/1998/Math/MathML">
  <semantics>
    <mrow>
      <mrow>
        <mstyle color="red">
          <mrow>
            <mi>y</mi>
          </mrow>
        </mstyle>
        <mo stretchy="false">=</mo>
        <mtext>tanh</mtext>
      </mrow>
      <mrow>
        <mo stretchy="false">(</mo>
        <mrow>
          <mrow>
            <mstyle color="green">
              <mrow>
                <mstyle mathvariant="bold">
                  <mrow>
                    <mi>w</mi>
                  </mrow>
                </mstyle>
              </mrow>
            </mstyle>
            <mo stretchy="false">⋅</mo>
            <mstyle color="fuchsia">
              <mrow>
                <mstyle mathvariant="bold">
                  <mrow>
                    <mo stretchy="false">ϕ</mo>
                  </mrow>
                </mstyle>
              </mrow>
            </mstyle>
          </mrow>
          <mrow>
            <mo stretchy="false">(</mo>
            <mrow>
              <mstyle color="blue">
                <mrow>
                  <mi>x</mi>
                </mrow>
              </mstyle>
            </mrow>
            <mo stretchy="false">)</mo>
          </mrow>
        </mrow>
        <mo stretchy="false">)</mo>
      </mrow>
    </mrow>
    <annotation encoding="StarMath 5.0">color red y = "tanh"(color green bold w cdot color magenta bold %phi(color blue x))</annotation>
  </semantics>
</math>
</file>

<file path=Object 6/content.xml><?xml version="1.0" encoding="utf-8"?>
<math xmlns="http://www.w3.org/1998/Math/MathML">
  <semantics>
    <mrow>
      <mstyle color="green">
        <mrow>
          <mstyle mathvariant="bold">
            <mrow>
              <mi>w</mi>
            </mrow>
          </mstyle>
        </mrow>
      </mstyle>
      <mo stretchy="false">←</mo>
      <mrow>
        <mstyle color="green">
          <mrow>
            <mstyle mathvariant="bold">
              <mrow>
                <mi>w</mi>
              </mrow>
            </mstyle>
          </mrow>
        </mstyle>
        <mo stretchy="false">+</mo>
        <mrow>
          <mrow>
            <mo stretchy="false">λ</mo>
            <mo stretchy="false">⋅</mo>
            <mo stretchy="false">δ</mo>
          </mrow>
          <mo stretchy="false">⋅</mo>
          <mstyle color="fuchsia">
            <mrow>
              <mstyle mathvariant="bold">
                <mrow>
                  <mo stretchy="false">ϕ</mo>
                </mrow>
              </mstyle>
            </mrow>
          </mstyle>
        </mrow>
      </mrow>
      <mrow>
        <mo stretchy="false">(</mo>
        <mrow>
          <mstyle color="blue">
            <mrow>
              <mi>x</mi>
            </mrow>
          </mstyle>
        </mrow>
        <mo stretchy="false">)</mo>
      </mrow>
    </mrow>
    <annotation encoding="StarMath 5.0">color green bold w leftarrow color green bold w + %lambda cdot %delta cdot color magenta bold %phi(color blue x)</annotation>
  </semantics>
</math>
</file>

<file path=Object 7/content.xml><?xml version="1.0" encoding="utf-8"?>
<math xmlns="http://www.w3.org/1998/Math/MathML">
  <semantics>
    <mrow>
      <mrow>
        <msub>
          <mo stretchy="false">∑</mo>
          <mi>i</mi>
        </msub>
        <msub>
          <mo stretchy="false">δ</mo>
          <mi>i</mi>
        </msub>
      </mrow>
      <mstyle color="green">
        <mrow>
          <mrow>
            <msub>
              <mi>w</mi>
              <mrow>
                <mi>j</mi>
                <mi>,</mi>
                <mi>i</mi>
              </mrow>
            </msub>
          </mrow>
        </mrow>
      </mstyle>
    </mrow>
    <annotation encoding="StarMath 5.0">sum_i %delta_i color green {w_{j,i}}</annotation>
  </semantics>
</math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-4" chart:maximum="4" chart:reverse-direction="false" text:line-break="false" chart:link-data-style-to-source="false" chart:axis-position="0"/>
      <style:graphic-properties svg:stroke-color="#b3b3b3"/>
      <style:text-properties fo:font-size="20pt" style:font-size-asian="20pt" style:font-size-complex="10pt"/>
    </style:style>
    <style:style style:name="ch4" style:family="chart" style:data-style-name="N0">
      <style:chart-properties chart:display-label="true" chart:logarithmic="false" chart:interval-major="1" chart:reverse-direction="false" text:line-break="false" chart:link-data-style-to-source="false" chart:axis-position="0"/>
      <style:graphic-properties svg:stroke-color="#b3b3b3"/>
      <style:text-properties fo:font-size="20pt" style:font-size-asian="20pt" style:font-size-complex="10pt"/>
    </style:style>
    <style:style style:name="ch5" style:family="chart">
      <style:chart-properties chart:auto-position="true" style:rotation-angle="90"/>
      <style:text-properties fo:font-size="20pt" style:font-size-asian="20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5.67cm" xlink:href="." xlink:type="simple" chart:class="chart:scatter" chart:style-name="ch1">
        <chart:plot-area chart:style-name="ch2" chart:data-source-has-labels="both" svg:x="1.989cm" svg:y="0.587cm" svg:width="13.371cm" svg:height="4.55cm">
          <chartooo:coordinate-region svg:x="2.308cm" svg:y="0.985cm" svg:width="12.852cm" svg:height="3.755cm"/>
          <chart:axis chart:dimension="x" chart:name="primary-x" chart:style-name="ch3" chartooo:axis-type="auto">
            <chart:categories table:cell-range-address="local-table.$A$2:.$A$42"/>
          </chart:axis>
          <chart:axis chart:dimension="y" chart:name="primary-y" chart:style-name="ch4">
            <chart:title svg:x="0.451cm" svg:y="3.174cm" chart:style-name="ch5">
              <text:p>y</text:p>
            </chart:title>
            <chart:grid chart:style-name="ch6" chart:class="major"/>
          </chart:axis>
          <chart:series chart:style-name="ch7" chart:values-cell-range-address="local-table.$C$2:.$C$42" chart:label-cell-address="local-table.$C$1" chart:class="chart:scatter">
            <chart:domain table:cell-range-address="local-table.$B$2:.$B$42"/>
            <chart:data-point chart:repeated="4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4">
                <text:p>-4</text:p>
              </table:table-cell>
              <table:table-cell office:value-type="float" office:value="-0.999329299739067">
                <text:p>-0.999329299739067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3.8">
                <text:p>-3.8</text:p>
              </table:table-cell>
              <table:table-cell office:value-type="float" office:value="-0.998999597785841">
                <text:p>-0.99899959778584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3.6">
                <text:p>-3.6</text:p>
              </table:table-cell>
              <table:table-cell office:value-type="float" office:value="-0.998507942332327">
                <text:p>-0.99850794233232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3.4">
                <text:p>-3.4</text:p>
              </table:table-cell>
              <table:table-cell office:value-type="float" office:value="-0.997774927934279">
                <text:p>-0.99777492793427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3.2">
                <text:p>-3.2</text:p>
              </table:table-cell>
              <table:table-cell office:value-type="float" office:value="-0.996682397839651">
                <text:p>-0.99668239783965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3">
                <text:p>-3</text:p>
              </table:table-cell>
              <table:table-cell office:value-type="float" office:value="-0.99505475368673">
                <text:p>-0.9950547536867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2.8">
                <text:p>-2.8</text:p>
              </table:table-cell>
              <table:table-cell office:value-type="float" office:value="-0.992631520201128">
                <text:p>-0.99263152020112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2.6">
                <text:p>-2.6</text:p>
              </table:table-cell>
              <table:table-cell office:value-type="float" office:value="-0.989027402201099">
                <text:p>-0.98902740220109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2.4">
                <text:p>-2.4</text:p>
              </table:table-cell>
              <table:table-cell office:value-type="float" office:value="-0.98367485769368">
                <text:p>-0.9836748576936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2.2">
                <text:p>-2.2</text:p>
              </table:table-cell>
              <table:table-cell office:value-type="float" office:value="-0.975743130031451">
                <text:p>-0.97574313003145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2">
                <text:p>-2</text:p>
              </table:table-cell>
              <table:table-cell office:value-type="float" office:value="-0.964027580075817">
                <text:p>-0.96402758007581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1.8">
                <text:p>-1.8</text:p>
              </table:table-cell>
              <table:table-cell office:value-type="float" office:value="-0.946806012846268">
                <text:p>-0.94680601284626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1.6">
                <text:p>-1.6</text:p>
              </table:table-cell>
              <table:table-cell office:value-type="float" office:value="-0.921668554406471">
                <text:p>-0.92166855440647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1.4">
                <text:p>-1.4</text:p>
              </table:table-cell>
              <table:table-cell office:value-type="float" office:value="-0.885351648202262">
                <text:p>-0.88535164820226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1.2">
                <text:p>-1.2</text:p>
              </table:table-cell>
              <table:table-cell office:value-type="float" office:value="-0.833654607012154">
                <text:p>-0.83365460701215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.999999999999997">
                <text:p>-0.999999999999997</text:p>
              </table:table-cell>
              <table:table-cell office:value-type="float" office:value="-0.761594155955764">
                <text:p>-0.76159415595576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799999999999997">
                <text:p>-0.799999999999997</text:p>
              </table:table-cell>
              <table:table-cell office:value-type="float" office:value="-0.664036770267847">
                <text:p>-0.66403677026784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0.599999999999997">
                <text:p>-0.599999999999997</text:p>
              </table:table-cell>
              <table:table-cell office:value-type="float" office:value="-0.537049566998033">
                <text:p>-0.53704956699803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0.399999999999997">
                <text:p>-0.399999999999997</text:p>
              </table:table-cell>
              <table:table-cell office:value-type="float" office:value="-0.379948962255222">
                <text:p>-0.37994896225522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0.199999999999997">
                <text:p>-0.199999999999997</text:p>
              </table:table-cell>
              <table:table-cell office:value-type="float" office:value="-0.197375320224901">
                <text:p>-0.19737532022490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.5527136788005E-015">
                <text:p>3.5527136788005E-015</text:p>
              </table:table-cell>
              <table:table-cell office:value-type="float" office:value="3.5527136788005E-015">
                <text:p>3.5527136788005E-01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00000000000004">
                <text:p>0.200000000000004</text:p>
              </table:table-cell>
              <table:table-cell office:value-type="float" office:value="0.197375320224908">
                <text:p>0.19737532022490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00000000000004">
                <text:p>0.400000000000004</text:p>
              </table:table-cell>
              <table:table-cell office:value-type="float" office:value="0.379948962255228">
                <text:p>0.37994896225522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600000000000004">
                <text:p>0.600000000000004</text:p>
              </table:table-cell>
              <table:table-cell office:value-type="float" office:value="0.537049566998038">
                <text:p>0.53704956699803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800000000000004">
                <text:p>0.800000000000004</text:p>
              </table:table-cell>
              <table:table-cell office:value-type="float" office:value="0.664036770267851">
                <text:p>0.66403677026785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">
                <text:p>1</text:p>
              </table:table-cell>
              <table:table-cell office:value-type="float" office:value="0.761594155955767">
                <text:p>0.76159415595576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2">
                <text:p>1.2</text:p>
              </table:table-cell>
              <table:table-cell office:value-type="float" office:value="0.833654607012157">
                <text:p>0.83365460701215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4">
                <text:p>1.4</text:p>
              </table:table-cell>
              <table:table-cell office:value-type="float" office:value="0.885351648202263">
                <text:p>0.88535164820226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60000000000001">
                <text:p>1.60000000000001</text:p>
              </table:table-cell>
              <table:table-cell office:value-type="float" office:value="0.921668554406472">
                <text:p>0.92166855440647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80000000000001">
                <text:p>1.80000000000001</text:p>
              </table:table-cell>
              <table:table-cell office:value-type="float" office:value="0.946806012846269">
                <text:p>0.94680601284626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.00000000000001">
                <text:p>2.00000000000001</text:p>
              </table:table-cell>
              <table:table-cell office:value-type="float" office:value="0.964027580075817">
                <text:p>0.96402758007581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.20000000000001">
                <text:p>2.20000000000001</text:p>
              </table:table-cell>
              <table:table-cell office:value-type="float" office:value="0.975743130031452">
                <text:p>0.97574313003145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.40000000000001">
                <text:p>2.40000000000001</text:p>
              </table:table-cell>
              <table:table-cell office:value-type="float" office:value="0.98367485769368">
                <text:p>0.9836748576936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.60000000000001">
                <text:p>2.60000000000001</text:p>
              </table:table-cell>
              <table:table-cell office:value-type="float" office:value="0.989027402201099">
                <text:p>0.98902740220109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.80000000000001">
                <text:p>2.80000000000001</text:p>
              </table:table-cell>
              <table:table-cell office:value-type="float" office:value="0.992631520201128">
                <text:p>0.99263152020112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.00000000000001">
                <text:p>3.00000000000001</text:p>
              </table:table-cell>
              <table:table-cell office:value-type="float" office:value="0.99505475368673">
                <text:p>0.9950547536867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.20000000000001">
                <text:p>3.20000000000001</text:p>
              </table:table-cell>
              <table:table-cell office:value-type="float" office:value="0.996682397839651">
                <text:p>0.99668239783965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.40000000000001">
                <text:p>3.40000000000001</text:p>
              </table:table-cell>
              <table:table-cell office:value-type="float" office:value="0.997774927934279">
                <text:p>0.99777492793427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.60000000000001">
                <text:p>3.60000000000001</text:p>
              </table:table-cell>
              <table:table-cell office:value-type="float" office:value="0.998507942332327">
                <text:p>0.99850794233232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.80000000000001">
                <text:p>3.80000000000001</text:p>
              </table:table-cell>
              <table:table-cell office:value-type="float" office:value="0.998999597785841">
                <text:p>0.99899959778584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.80000000000001">
                <text:p>4.80000000000001</text:p>
              </table:table-cell>
              <table:table-cell office:value-type="float" office:value="0.99986455170076">
                <text:p>0.99986455170076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9/content.xml><?xml version="1.0" encoding="utf-8"?>
<math xmlns="http://www.w3.org/1998/Math/MathML">
  <semantics>
    <mrow>
      <mi>d</mi>
      <mi>tanh</mi>
      <mrow>
        <mrow>
          <mrow>
            <mo stretchy="false">(</mo>
            <mrow>
              <mstyle color="fuchsia">
                <mrow>
                  <mstyle mathvariant="bold">
                    <mrow>
                      <mo stretchy="false">ϕ</mo>
                    </mrow>
                  </mstyle>
                </mrow>
              </mstyle>
              <mrow>
                <mrow>
                  <mo stretchy="false">(</mo>
                  <mrow>
                    <mstyle color="blue">
                      <mrow>
                        <mi>x</mi>
                      </mrow>
                    </mstyle>
                  </mrow>
                  <mo stretchy="false">)</mo>
                </mrow>
                <mo stretchy="false">∗</mo>
                <mstyle color="green">
                  <mrow>
                    <mi>w</mi>
                  </mrow>
                </mstyle>
              </mrow>
            </mrow>
            <mo stretchy="false">)</mo>
          </mrow>
          <mo stretchy="false">=</mo>
          <mrow>
            <mn>1</mn>
            <mo stretchy="false">−</mo>
            <msup>
              <mrow>
                <mo stretchy="false">(</mo>
                <mrow>
                  <mstyle color="fuchsia">
                    <mrow>
                      <mstyle mathvariant="bold">
                        <mrow>
                          <mo stretchy="false">ϕ</mo>
                        </mrow>
                      </mstyle>
                    </mrow>
                  </mstyle>
                  <mrow>
                    <mrow>
                      <mo stretchy="false">(</mo>
                      <mrow>
                        <mstyle color="blue">
                          <mrow>
                            <mi>x</mi>
                          </mrow>
                        </mstyle>
                      </mrow>
                      <mo stretchy="false">)</mo>
                    </mrow>
                    <mo stretchy="false">∗</mo>
                    <mstyle color="green">
                      <mrow>
                        <mi>w</mi>
                      </mrow>
                    </mstyle>
                  </mrow>
                </mrow>
                <mo stretchy="false">)</mo>
              </mrow>
              <mn>2</mn>
            </msup>
          </mrow>
        </mrow>
        <mo stretchy="false">=</mo>
        <mrow>
          <mn>1</mn>
          <mo stretchy="false">−</mo>
          <mstyle color="red">
            <mrow>
              <msubsup>
                <mi>y</mi>
                <mi>j</mi>
                <mn>2</mn>
              </msubsup>
            </mrow>
          </mstyle>
        </mrow>
      </mrow>
    </mrow>
    <annotation encoding="StarMath 5.0">d tanh(color magenta bold %phi ( color blue x ) * color green w ) = 
1 - (color magenta bold %phi ( color blue x ) * color green w)^2 = 1-color red y_j^2</annotation>
  </semantics>
</math>
</file>